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1" svg:font-family="Cambria"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vertical-align="middle">
        <style:tab-stops>
          <style:tab-stop style:position="3in" style:type="center"/>
          <style:tab-stop style:position="6in" style:type="right"/>
        </style:tab-stops>
      </style:paragraph-properties>
      <style:text-properties officeooo:rsid="000b440b" officeooo:paragraph-rsid="000b440b"/>
    </style:style>
    <style:style style:name="P2" style:family="paragraph" style:parent-style-name="Text_20_body">
      <style:paragraph-properties fo:text-align="start" style:justify-single-word="false"/>
      <style:text-properties officeooo:rsid="000b440b" officeooo:paragraph-rsid="000b440b"/>
    </style:style>
    <style:style style:name="P3" style:family="paragraph" style:parent-style-name="Text_20_body">
      <style:paragraph-properties fo:text-align="start" style:justify-single-word="false"/>
      <style:text-properties officeooo:rsid="000b440b" officeooo:paragraph-rsid="007a3555"/>
    </style:style>
    <style:style style:name="P4" style:family="paragraph" style:parent-style-name="Text_20_body">
      <style:paragraph-properties fo:text-align="start" style:justify-single-word="false"/>
      <style:text-properties fo:font-style="normal" officeooo:rsid="000c2e9c" officeooo:paragraph-rsid="000c2e9c" style:font-style-asian="normal" style:font-style-complex="normal"/>
    </style:style>
    <style:style style:name="P5" style:family="paragraph" style:parent-style-name="Text_20_body">
      <style:paragraph-properties fo:text-align="start" style:justify-single-word="false"/>
      <style:text-properties officeooo:paragraph-rsid="0076449c"/>
    </style:style>
    <style:style style:name="P6" style:family="paragraph" style:parent-style-name="Text_20_body">
      <style:paragraph-properties fo:text-align="start" style:justify-single-word="false"/>
      <style:text-properties officeooo:rsid="001a4af7" officeooo:paragraph-rsid="0024cde6"/>
    </style:style>
    <style:style style:name="P7" style:family="paragraph" style:parent-style-name="Text_20_body">
      <style:paragraph-properties fo:text-align="start" style:justify-single-word="false"/>
      <style:text-properties officeooo:rsid="000b56b1" officeooo:paragraph-rsid="00353eb8"/>
    </style:style>
    <style:style style:name="P8" style:family="paragraph" style:parent-style-name="Text_20_body">
      <style:text-properties officeooo:rsid="003a8045" officeooo:paragraph-rsid="003a8045"/>
    </style:style>
    <style:style style:name="P9" style:family="paragraph" style:parent-style-name="Text_20_body">
      <style:text-properties fo:font-weight="normal" officeooo:rsid="003a8045" officeooo:paragraph-rsid="003a8045" style:font-weight-asian="normal" style:font-weight-complex="normal"/>
    </style:style>
    <style:style style:name="P10" style:family="paragraph" style:parent-style-name="Text_20_body">
      <style:paragraph-properties fo:text-align="start" style:justify-single-word="false"/>
      <style:text-properties officeooo:rsid="00359aac" officeooo:paragraph-rsid="003d1b6f"/>
    </style:style>
    <style:style style:name="P11" style:family="paragraph" style:parent-style-name="Text_20_body">
      <style:text-properties officeooo:rsid="0050359f" officeooo:paragraph-rsid="0050359f"/>
    </style:style>
    <style:style style:name="P12" style:family="paragraph" style:parent-style-name="Text_20_body">
      <style:text-properties officeooo:rsid="00540f32" officeooo:paragraph-rsid="00540f32"/>
    </style:style>
    <style:style style:name="P13" style:family="paragraph" style:parent-style-name="Text_20_body">
      <style:text-properties officeooo:rsid="005586c7" officeooo:paragraph-rsid="005586c7"/>
    </style:style>
    <style:style style:name="P14" style:family="paragraph" style:parent-style-name="Text_20_body">
      <style:text-properties officeooo:rsid="0057816b" officeooo:paragraph-rsid="0057816b"/>
    </style:style>
    <style:style style:name="P15" style:family="paragraph" style:parent-style-name="Text_20_body">
      <style:text-properties officeooo:paragraph-rsid="005dbb11"/>
    </style:style>
    <style:style style:name="P16" style:family="paragraph" style:parent-style-name="Text_20_body">
      <style:text-properties officeooo:rsid="005fe1f3" officeooo:paragraph-rsid="00644900"/>
    </style:style>
    <style:style style:name="P17" style:family="paragraph" style:parent-style-name="Text_20_body">
      <style:text-properties officeooo:rsid="00621a04" officeooo:paragraph-rsid="00621a04"/>
    </style:style>
    <style:style style:name="P18" style:family="paragraph" style:parent-style-name="Text_20_body">
      <style:text-properties officeooo:rsid="00621a04" officeooo:paragraph-rsid="00630925"/>
    </style:style>
    <style:style style:name="P19" style:family="paragraph" style:parent-style-name="Text_20_body">
      <style:text-properties officeooo:rsid="006714df" officeooo:paragraph-rsid="006714df"/>
    </style:style>
    <style:style style:name="P20" style:family="paragraph" style:parent-style-name="Text_20_body">
      <style:paragraph-properties fo:text-align="justify" style:justify-single-word="false"/>
      <style:text-properties officeooo:rsid="0067f880" officeooo:paragraph-rsid="0067f880"/>
    </style:style>
    <style:style style:name="P21" style:family="paragraph" style:parent-style-name="Text_20_body">
      <style:paragraph-properties fo:text-align="start" style:justify-single-word="false"/>
      <style:text-properties officeooo:rsid="006c1ec7" officeooo:paragraph-rsid="006c1ec7"/>
    </style:style>
    <style:style style:name="P22" style:family="paragraph" style:parent-style-name="Text_20_body">
      <style:paragraph-properties fo:text-align="start" style:justify-single-word="false"/>
      <style:text-properties officeooo:rsid="006c2860" officeooo:paragraph-rsid="005f5740"/>
    </style:style>
    <style:style style:name="P23" style:family="paragraph" style:parent-style-name="Text_20_body">
      <style:paragraph-properties fo:text-align="center" style:justify-single-word="false" style:vertical-align="middle">
        <style:tab-stops>
          <style:tab-stop style:position="3in" style:type="center"/>
          <style:tab-stop style:position="6in" style:type="right"/>
        </style:tab-stops>
      </style:paragraph-properties>
      <style:text-properties officeooo:paragraph-rsid="0076449c"/>
    </style:style>
    <style:style style:name="P24" style:family="paragraph" style:parent-style-name="First_20_Paragraph">
      <style:text-properties officeooo:paragraph-rsid="00078ff0"/>
    </style:style>
    <style:style style:name="P25" style:family="paragraph" style:parent-style-name="Footnote">
      <style:text-properties officeooo:rsid="00085c11" officeooo:paragraph-rsid="00085c11"/>
    </style:style>
    <style:style style:name="P26" style:family="paragraph" style:parent-style-name="Footnote">
      <style:text-properties officeooo:rsid="00773608" officeooo:paragraph-rsid="00773608"/>
    </style:style>
    <style:style style:name="P27" style:family="paragraph" style:parent-style-name="Heading_20_1">
      <style:text-properties officeooo:rsid="003a8045" officeooo:paragraph-rsid="003a8045"/>
    </style:style>
    <style:style style:name="P28" style:family="paragraph" style:parent-style-name="Heading_20_1">
      <style:text-properties officeooo:paragraph-rsid="003a8045"/>
    </style:style>
    <style:style style:name="P29" style:family="paragraph" style:parent-style-name="Heading_20_1">
      <style:text-properties officeooo:rsid="005cc8cd" officeooo:paragraph-rsid="005cc8cd"/>
    </style:style>
    <style:style style:name="P30" style:family="paragraph" style:parent-style-name="Heading_20_1">
      <style:paragraph-properties fo:break-before="page"/>
      <style:text-properties officeooo:rsid="003a8045" officeooo:paragraph-rsid="003a8045"/>
    </style:style>
    <style:style style:name="P31" style:family="paragraph" style:parent-style-name="Standard">
      <style:text-properties style:font-name="Cambria" fo:font-size="12pt"/>
    </style:style>
    <style:style style:name="P32" style:family="paragraph" style:parent-style-name="Standard">
      <style:paragraph-properties fo:margin-left="0.3335in" fo:margin-right="0in" fo:margin-top="0in" fo:margin-bottom="0.0972in" loext:contextual-spacing="false" fo:line-height="120%" fo:text-indent="-0.3335in" style:auto-text-indent="false"/>
      <style:text-properties style:font-name="Cambria" fo:font-size="12pt"/>
    </style:style>
    <style:style style:name="P33" style:family="paragraph" style:parent-style-name="Heading_20_3">
      <style:text-properties officeooo:rsid="005fe1f3" officeooo:paragraph-rsid="005fe1f3"/>
    </style:style>
    <style:style style:name="P34" style:family="paragraph" style:parent-style-name="Text_20_body" style:list-style-name="L1">
      <style:paragraph-properties fo:text-align="start" style:justify-single-word="false"/>
      <style:text-properties officeooo:rsid="000b56b1" officeooo:paragraph-rsid="000b56b1"/>
    </style:style>
    <style:style style:name="P35" style:family="paragraph" style:parent-style-name="Text_20_body" style:list-style-name="L1">
      <style:paragraph-properties fo:text-align="start" style:justify-single-word="false"/>
      <style:text-properties officeooo:rsid="000b56b1" officeooo:paragraph-rsid="007b8691"/>
    </style:style>
    <style:style style:name="P36" style:family="paragraph" style:parent-style-name="Text_20_body" style:list-style-name="L2">
      <style:paragraph-properties fo:text-align="start" style:justify-single-word="false"/>
      <style:text-properties fo:font-style="normal" officeooo:rsid="004a7f17" officeooo:paragraph-rsid="004a7f17" style:font-style-asian="normal" style:font-style-complex="normal"/>
    </style:style>
    <style:style style:name="P37" style:family="paragraph" style:parent-style-name="Text_20_body" style:list-style-name="L2">
      <style:paragraph-properties fo:text-align="start" style:justify-single-word="false"/>
      <style:text-properties officeooo:rsid="004a7f17" officeooo:paragraph-rsid="004a7f17"/>
    </style:style>
    <style:style style:name="P38" style:family="paragraph" style:parent-style-name="Text_20_body" style:list-style-name="L2">
      <style:paragraph-properties fo:text-align="start" style:justify-single-word="false"/>
      <style:text-properties officeooo:rsid="004a7f17" officeooo:paragraph-rsid="007e3ad7"/>
    </style:style>
    <style:style style:name="P39" style:family="paragraph" style:parent-style-name="Text_20_body">
      <style:paragraph-properties fo:text-align="start" style:justify-single-word="false"/>
      <style:text-properties officeooo:rsid="007c4133" officeooo:paragraph-rsid="007c4133"/>
    </style:style>
    <style:style style:name="P40" style:family="paragraph" style:parent-style-name="Title" style:master-page-name="Standard">
      <style:paragraph-properties style:page-number="auto"/>
    </style:style>
    <style:style style:name="P41" style:family="paragraph" style:parent-style-name="Heading_20_1">
      <style:text-properties officeooo:rsid="004f34c8" officeooo:paragraph-rsid="004f34c8"/>
    </style:style>
    <style:style style:name="P42" style:family="paragraph" style:parent-style-name="Heading_20_2">
      <style:text-properties officeooo:rsid="007fb925" officeooo:paragraph-rsid="007fb925"/>
    </style:style>
    <style:style style:name="P43"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a3811" style:font-style-asian="italic" style:font-style-complex="italic"/>
    </style:style>
    <style:style style:name="T5" style:family="text">
      <style:text-properties fo:font-style="italic" officeooo:rsid="00353eb8" style:font-style-asian="italic" style:font-style-complex="italic"/>
    </style:style>
    <style:style style:name="T6" style:family="text">
      <style:text-properties fo:font-style="italic" officeooo:rsid="005fe1f3" style:font-style-asian="italic" style:font-style-complex="italic"/>
    </style:style>
    <style:style style:name="T7" style:family="text">
      <style:text-properties fo:font-style="italic" officeooo:rsid="00630925" style:font-style-asian="italic" style:font-style-complex="italic"/>
    </style:style>
    <style:style style:name="T8" style:family="text">
      <style:text-properties fo:font-style="italic" officeooo:rsid="004e3d6f" style:font-style-asian="italic" style:font-style-complex="italic"/>
    </style:style>
    <style:style style:name="T9" style:family="text">
      <style:text-properties fo:font-style="italic" officeooo:rsid="000b440b" style:font-style-asian="italic" style:font-style-complex="italic"/>
    </style:style>
    <style:style style:name="T10" style:family="text">
      <style:text-properties fo:font-style="italic" officeooo:rsid="007a3555" style:font-style-asian="italic" style:font-style-complex="italic"/>
    </style:style>
    <style:style style:name="T11" style:family="text">
      <style:text-properties fo:font-style="italic" officeooo:rsid="00162ba1" style:font-style-asian="italic" style:font-style-complex="italic"/>
    </style:style>
    <style:style style:name="T12" style:family="text">
      <style:text-properties fo:font-style="italic" officeooo:rsid="007fb925" style:font-style-asian="italic" style:font-style-complex="italic"/>
    </style:style>
    <style:style style:name="T13" style:family="text">
      <style:text-properties style:text-position="0% 100%"/>
    </style:style>
    <style:style style:name="T14" style:family="text">
      <style:text-properties style:text-position="0% 100%" officeooo:rsid="002fc177"/>
    </style:style>
    <style:style style:name="T15" style:family="text">
      <style:text-properties style:text-position="0% 100%" officeooo:rsid="0031eeb6"/>
    </style:style>
    <style:style style:name="T16" style:family="text">
      <style:text-properties style:text-position="0% 100%" officeooo:rsid="00078ff0"/>
    </style:style>
    <style:style style:name="T17" style:family="text">
      <style:text-properties style:text-position="0% 100%" officeooo:rsid="00417312"/>
    </style:style>
    <style:style style:name="T18" style:family="text">
      <style:text-properties style:text-position="0% 100%" officeooo:rsid="000a3811"/>
    </style:style>
    <style:style style:name="T19" style:family="text">
      <style:text-properties style:text-position="0% 100%" officeooo:rsid="00317185"/>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0c2e9c" style:font-style-asian="normal" style:font-style-complex="normal"/>
    </style:style>
    <style:style style:name="T22" style:family="text">
      <style:text-properties style:text-position="0% 100%" fo:font-style="normal" officeooo:rsid="0047ed10" style:font-style-asian="normal" style:font-style-complex="normal"/>
    </style:style>
    <style:style style:name="T23" style:family="text">
      <style:text-properties style:text-position="0% 100%" fo:font-style="normal" officeooo:rsid="0024cde6" style:font-style-asian="normal" style:font-style-complex="normal"/>
    </style:style>
    <style:style style:name="T24" style:family="text">
      <style:text-properties style:text-position="0% 100%" fo:font-style="normal" officeooo:rsid="00644900" style:font-style-asian="normal" style:font-style-complex="normal"/>
    </style:style>
    <style:style style:name="T25" style:family="text">
      <style:text-properties style:text-position="0% 100%" fo:font-style="normal" officeooo:rsid="0065e29d" style:font-style-asian="normal" style:font-style-complex="normal"/>
    </style:style>
    <style:style style:name="T26" style:family="text">
      <style:text-properties style:text-position="0% 100%" fo:font-style="normal" officeooo:rsid="00417312" style:font-style-asian="normal" style:font-style-complex="normal"/>
    </style:style>
    <style:style style:name="T27" style:family="text">
      <style:text-properties style:text-position="0% 100%" fo:font-style="normal" officeooo:rsid="006db20e" style:font-style-asian="normal" style:font-style-complex="normal"/>
    </style:style>
    <style:style style:name="T28" style:family="text">
      <style:text-properties style:text-position="0% 100%" fo:font-style="normal" officeooo:rsid="0072741e" style:font-style-asian="normal" style:font-style-complex="normal"/>
    </style:style>
    <style:style style:name="T29" style:family="text">
      <style:text-properties style:text-position="0% 100%" fo:font-style="normal" officeooo:rsid="00744b9e" style:font-style-asian="normal" style:font-style-complex="normal"/>
    </style:style>
    <style:style style:name="T30" style:family="text">
      <style:text-properties style:text-position="0% 100%" fo:font-style="normal" officeooo:rsid="007a3555" style:font-style-asian="normal" style:font-style-complex="normal"/>
    </style:style>
    <style:style style:name="T31" style:family="text">
      <style:text-properties style:text-position="0% 100%" officeooo:rsid="004f34c8"/>
    </style:style>
    <style:style style:name="T32" style:family="text">
      <style:text-properties style:text-position="0% 100%" officeooo:rsid="00148a2a"/>
    </style:style>
    <style:style style:name="T33" style:family="text">
      <style:text-properties style:text-position="0% 100%" fo:font-style="italic" officeooo:rsid="00417312" style:font-style-asian="italic"/>
    </style:style>
    <style:style style:name="T34" style:family="text">
      <style:text-properties style:text-position="0% 100%" fo:font-style="italic" officeooo:rsid="00744b9e" style:font-style-asian="italic" style:font-style-complex="italic"/>
    </style:style>
    <style:style style:name="T35" style:family="text">
      <style:text-properties style:text-position="0% 100%" fo:font-style="italic" officeooo:rsid="007a3555" style:font-style-asian="italic" style:font-style-complex="italic"/>
    </style:style>
    <style:style style:name="T36" style:family="text">
      <style:text-properties style:text-position="0% 100%" officeooo:rsid="005cc8cd"/>
    </style:style>
    <style:style style:name="T37" style:family="text">
      <style:text-properties style:text-position="0% 100%" officeooo:rsid="0072741e"/>
    </style:style>
    <style:style style:name="T38" style:family="text">
      <style:text-properties style:text-position="0% 100%" officeooo:rsid="00744b9e"/>
    </style:style>
    <style:style style:name="T39" style:family="text">
      <style:text-properties style:text-position="0% 100%" officeooo:rsid="0076449c"/>
    </style:style>
    <style:style style:name="T40" style:family="text">
      <style:text-properties style:text-position="0% 100%" officeooo:rsid="007a3555"/>
    </style:style>
    <style:style style:name="T41" style:family="text">
      <style:text-properties officeooo:rsid="00078ff0"/>
    </style:style>
    <style:style style:name="T42" style:family="text">
      <style:text-properties officeooo:rsid="000a3811"/>
    </style:style>
    <style:style style:name="T43" style:family="text">
      <style:text-properties fo:font-style="normal" style:font-style-asian="normal" style:font-style-complex="normal"/>
    </style:style>
    <style:style style:name="T44" style:family="text">
      <style:text-properties fo:font-style="normal" officeooo:rsid="000c2e9c" style:font-style-asian="normal" style:font-style-complex="normal"/>
    </style:style>
    <style:style style:name="T45" style:family="text">
      <style:text-properties fo:font-style="normal" officeooo:rsid="00353eb8" style:font-style-asian="normal" style:font-style-complex="normal"/>
    </style:style>
    <style:style style:name="T46" style:family="text">
      <style:text-properties fo:font-style="normal" officeooo:rsid="0037fa5e" style:font-style-asian="normal" style:font-style-complex="normal"/>
    </style:style>
    <style:style style:name="T47" style:family="text">
      <style:text-properties fo:font-style="normal" officeooo:rsid="003c72c4" style:font-style-asian="normal" style:font-style-complex="normal"/>
    </style:style>
    <style:style style:name="T48" style:family="text">
      <style:text-properties fo:font-style="normal" officeooo:rsid="003cb21e" style:font-style-asian="normal" style:font-style-complex="normal"/>
    </style:style>
    <style:style style:name="T49" style:family="text">
      <style:text-properties fo:font-style="normal" officeooo:rsid="003d1b6f" style:font-style-asian="normal" style:font-style-complex="normal"/>
    </style:style>
    <style:style style:name="T50" style:family="text">
      <style:text-properties fo:font-style="normal" officeooo:rsid="003e43b3" style:font-style-asian="normal" style:font-style-complex="normal"/>
    </style:style>
    <style:style style:name="T51" style:family="text">
      <style:text-properties fo:font-style="normal" officeooo:rsid="0040917d" style:font-style-asian="normal" style:font-style-complex="normal"/>
    </style:style>
    <style:style style:name="T52" style:family="text">
      <style:text-properties fo:font-style="normal" officeooo:rsid="0047ed10" style:font-style-asian="normal" style:font-style-complex="normal"/>
    </style:style>
    <style:style style:name="T53" style:family="text">
      <style:text-properties fo:font-style="normal" officeooo:rsid="0048c463" style:font-style-asian="normal" style:font-style-complex="normal"/>
    </style:style>
    <style:style style:name="T54" style:family="text">
      <style:text-properties fo:font-style="normal" officeooo:rsid="0024cde6" style:font-style-asian="normal" style:font-style-complex="normal"/>
    </style:style>
    <style:style style:name="T55" style:family="text">
      <style:text-properties fo:font-style="normal" officeooo:rsid="004f34c8" style:font-style-asian="normal" style:font-style-complex="normal"/>
    </style:style>
    <style:style style:name="T56" style:family="text">
      <style:text-properties fo:font-style="normal" officeooo:rsid="00630925" style:font-style-asian="normal" style:font-style-complex="normal"/>
    </style:style>
    <style:style style:name="T57" style:family="text">
      <style:text-properties fo:font-style="normal" officeooo:rsid="00644900" style:font-style-asian="normal" style:font-style-complex="normal"/>
    </style:style>
    <style:style style:name="T58" style:family="text">
      <style:text-properties fo:font-style="normal" officeooo:rsid="0065e29d" style:font-style-asian="normal" style:font-style-complex="normal"/>
    </style:style>
    <style:style style:name="T59" style:family="text">
      <style:text-properties fo:font-style="normal" officeooo:rsid="004e3d6f" style:font-style-asian="normal" style:font-style-complex="normal"/>
    </style:style>
    <style:style style:name="T60" style:family="text">
      <style:text-properties fo:font-style="normal" officeooo:rsid="0076449c" style:font-style-asian="normal" style:font-style-complex="normal"/>
    </style:style>
    <style:style style:name="T61" style:family="text">
      <style:text-properties fo:font-style="normal" officeooo:rsid="007ca1ea" style:font-style-asian="normal" style:font-style-complex="normal"/>
    </style:style>
    <style:style style:name="T62" style:family="text">
      <style:text-properties fo:font-style="normal" officeooo:rsid="007e3ad7" style:font-style-asian="normal" style:font-style-complex="normal"/>
    </style:style>
    <style:style style:name="T63" style:family="text">
      <style:text-properties officeooo:rsid="000d1d38"/>
    </style:style>
    <style:style style:name="T64" style:family="text">
      <style:text-properties officeooo:rsid="00148a2a"/>
    </style:style>
    <style:style style:name="T65" style:family="text">
      <style:text-properties officeooo:rsid="00162ba1"/>
    </style:style>
    <style:style style:name="T66" style:family="text">
      <style:text-properties officeooo:rsid="0027d4ae"/>
    </style:style>
    <style:style style:name="T67" style:family="text">
      <style:text-properties officeooo:rsid="003536d1"/>
    </style:style>
    <style:style style:name="T68" style:family="text">
      <style:text-properties officeooo:rsid="00353eb8"/>
    </style:style>
    <style:style style:name="T69" style:family="text">
      <style:text-properties officeooo:rsid="00417312"/>
    </style:style>
    <style:style style:name="T70" style:family="text">
      <style:text-properties officeooo:rsid="0046372a"/>
    </style:style>
    <style:style style:name="T71" style:family="text">
      <style:text-properties officeooo:rsid="004e3d6f"/>
    </style:style>
    <style:style style:name="T72" style:family="text">
      <style:text-properties officeooo:rsid="004f34c8"/>
    </style:style>
    <style:style style:name="T73" style:family="text">
      <style:text-properties officeooo:rsid="00510aaa"/>
    </style:style>
    <style:style style:name="T74" style:family="text">
      <style:text-properties officeooo:rsid="0054b317"/>
    </style:style>
    <style:style style:name="T75" style:family="text">
      <style:text-properties officeooo:rsid="005cc8cd"/>
    </style:style>
    <style:style style:name="T76" style:family="text">
      <style:text-properties officeooo:rsid="005dbb11"/>
    </style:style>
    <style:style style:name="T77" style:family="text">
      <style:text-properties officeooo:rsid="005fe1f3"/>
    </style:style>
    <style:style style:name="T78" style:family="text">
      <style:text-properties officeooo:rsid="000b440b"/>
    </style:style>
    <style:style style:name="T79" style:family="text">
      <style:text-properties officeooo:rsid="00630925"/>
    </style:style>
    <style:style style:name="T80" style:family="text">
      <style:text-properties style:use-window-font-color="true" style:font-name="Cambria1" fo:font-style="normal" officeooo:rsid="00644900" style:font-style-asian="normal" style:font-style-complex="normal"/>
    </style:style>
    <style:style style:name="T81" style:family="text">
      <style:text-properties style:use-window-font-color="true" style:text-outline="false" style:text-line-through-style="none" style:text-line-through-type="none" style:font-name="Cambria1" fo:font-size="12pt" fo:font-style="normal" fo:text-shadow="none" style:text-underline-style="none" fo:font-weight="normal" style:font-size-asian="12pt" style:font-style-asian="normal" style:font-weight-asian="normal" style:font-style-complex="normal" style:text-emphasize="none"/>
    </style:style>
    <style:style style:name="T82" style:family="text">
      <style:text-properties style:use-window-font-color="true" style:text-outline="false" style:text-line-through-style="none" style:text-line-through-type="none" style:font-name="Cambria1" fo:font-size="12pt" fo:font-style="normal" fo:text-shadow="none" style:text-underline-style="none" fo:font-weight="normal" officeooo:rsid="00630925" style:font-size-asian="12pt" style:font-style-asian="normal" style:font-weight-asian="normal" style:font-style-complex="normal" style:text-emphasize="none"/>
    </style:style>
    <style:style style:name="T83" style:family="text">
      <style:text-properties style:use-window-font-color="true" style:text-outline="false" style:text-line-through-style="none" style:text-line-through-type="none" style:font-name="Cambria1" fo:font-size="12pt" fo:font-style="normal" fo:text-shadow="none" style:text-underline-style="none" fo:font-weight="normal" officeooo:rsid="0067f880" style:font-size-asian="12pt" style:font-style-asian="normal" style:font-weight-asian="normal" style:font-style-complex="normal" style:text-emphasize="none"/>
    </style:style>
    <style:style style:name="T84" style:family="text">
      <style:text-properties style:use-window-font-color="true" style:text-outline="false" style:text-line-through-style="none" style:text-line-through-type="none" style:font-name="Cambria1" fo:font-size="12pt" fo:font-style="italic" fo:text-shadow="none" style:text-underline-style="none" fo:font-weight="normal" style:font-size-asian="12pt" style:font-style-asian="italic" style:font-weight-asian="normal" style:font-style-complex="italic" style:text-emphasize="none"/>
    </style:style>
    <style:style style:name="T85" style:family="text">
      <style:text-properties officeooo:rsid="006c2860"/>
    </style:style>
    <style:style style:name="T86" style:family="text">
      <style:text-properties officeooo:rsid="006db20e"/>
    </style:style>
    <style:style style:name="T87" style:family="text">
      <style:text-properties officeooo:rsid="006e55b4"/>
    </style:style>
    <style:style style:name="T88" style:family="text">
      <style:text-properties officeooo:rsid="0070b81c"/>
    </style:style>
    <style:style style:name="T89" style:family="text">
      <style:text-properties officeooo:rsid="0078fed0"/>
    </style:style>
    <style:style style:name="T90" style:family="text">
      <style:text-properties officeooo:rsid="007b8691"/>
    </style:style>
    <style:style style:name="T91" style:family="text">
      <style:text-properties officeooo:rsid="007ca1ea"/>
    </style:style>
    <style:style style:name="T92" style:family="text">
      <style:text-properties officeooo:rsid="007e3ad7"/>
    </style:style>
    <style:style style:name="T93" style:family="text">
      <style:text-properties officeooo:rsid="007fb92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0">Implementation of the FCTC</text:p>
      <text:p text:style-name="Author">man</text:p>
      <text:p text:style-name="Date">July 7, 2016</text:p>
      <text:h text:style-name="Heading_20_1" text:outline-level="1"><text:bookmark text:name="introduction"/>Introduction</text:h>
      <text:p text:style-name="Text_20_body"/>
      <text:h text:style-name="P29" text:outline-level="1">Literature Review</text:h>
      <text:p text:style-name="P24">The policy making process can be viewed as a <text:span text:style-name="T41">two-level game </text:span><text:reference-mark-start text:name="ADDIN CSL_CITATION {&quot;properties&quot;: {&quot;noteIndex&quot;: 0}, &quot;schema&quot;: &quot;https://github.com/citation-style-language/schema/raw/master/csl-citation.json&quot;, &quot;mendeley&quot;: {&quot;formattedCitation&quot;: &quot;(Putnam, 2016)&quot;, &quot;previouslyFormattedCitation&quot;: &quot;(Putnam, 2016)&quot;, &quot;plainTextFormattedCitation&quot;: &quot;(Putnam, 2016)&quot;}, &quot;citationItems&quot;: [{&quot;uris&quot;: [&quot;http://www.mendeley.com/documents/?uuid=cde1f030-74b8-4c7a-9480-f303ab79a11b&quot;], &quot;id&quot;: &quot;ITEM-1&quot;, &quot;itemData&quot;: {&quot;volume&quot;: &quot;42&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page&quot;: &quot;427-460&quot;, &quot;issued&quot;: {&quot;date-parts&quot;: [[&quot;2016&quot;]]}, &quot;issue&quot;: &quot;3&quot;, &quot;author&quot;: [{&quot;family&quot;: &quot;Putnam&quot;, &quot;dropping-particle&quot;: &quot;&quot;, &quot;parse-names&quot;: false, &quot;suffix&quot;: &quot;&quot;, &quot;given&quot;: &quot;Robert D&quot;, &quot;non-dropping-particle&quot;: &quot;&quot;}], &quot;id&quot;: &quot;ITEM-1&quot;}}]} RNDKZHr6Q6RCH"/><text:span text:style-name="T16">(Putnam, 2016)</text:span><text:reference-mark-end text:name="ADDIN CSL_CITATION {&quot;properties&quot;: {&quot;noteIndex&quot;: 0}, &quot;schema&quot;: &quot;https://github.com/citation-style-language/schema/raw/master/csl-citation.json&quot;, &quot;mendeley&quot;: {&quot;formattedCitation&quot;: &quot;(Putnam, 2016)&quot;, &quot;previouslyFormattedCitation&quot;: &quot;(Putnam, 2016)&quot;, &quot;plainTextFormattedCitation&quot;: &quot;(Putnam, 2016)&quot;}, &quot;citationItems&quot;: [{&quot;uris&quot;: [&quot;http://www.mendeley.com/documents/?uuid=cde1f030-74b8-4c7a-9480-f303ab79a11b&quot;], &quot;id&quot;: &quot;ITEM-1&quot;, &quot;itemData&quot;: {&quot;volume&quot;: &quot;42&quot;, &quot;title&quot;: &quot;International Organization Foundation Diplomacy and Domestic Politics : The Logic of Two-Level Games Author ( s ): Robert D . Putnam Published by : The MIT Press Stable URL : http://www.jstor.org/stable/2706785 Accessed : 08-07-2016 21 : 06 UTC Your use o&quot;, &quot;type&quot;: &quot;article-journal&quot;, &quot;page&quot;: &quot;427-460&quot;, &quot;issued&quot;: {&quot;date-parts&quot;: [[&quot;2016&quot;]]}, &quot;issue&quot;: &quot;3&quot;, &quot;author&quot;: [{&quot;family&quot;: &quot;Putnam&quot;, &quot;dropping-particle&quot;: &quot;&quot;, &quot;parse-names&quot;: false, &quot;suffix&quot;: &quot;&quot;, &quot;given&quot;: &quot;Robert D&quot;, &quot;non-dropping-particle&quot;: &quot;&quot;}], &quot;id&quot;: &quot;ITEM-1&quot;}}]} RNDKZHr6Q6RCH"/>. Countries, and more specific, governments try to conce<text:span text:style-name="T66">a</text:span>l internal and external preferences and influences in a context in which domestic and international decisions are made jointly. Furthermore, more than simultaneity, domestic and international affairs affect each other, making it ne<text:span text:style-name="T64">c</text:span>es<text:span text:style-name="T64">s</text:span>ary to consider both when analyzing a particular policy issue.<text:note text:id="ftn1" text:note-class="footnote"><text:note-citation>1</text:note-citation><text:note-body><text:p text:style-name="P25">Evidently there are issues in which the cross-effects are lesser than others.</text:p></text:note-body></text:note></text:p>
      <text:h text:style-name="P41" text:outline-level="1">Data</text:h>
      <text:h text:style-name="P33" text:outline-level="3">Networks</text:h>
      <text:p text:style-name="P17">Centroid Geographical Distance Network: <text:span text:style-name="T79">T</text:span>he edge between countries <text:span text:style-name="T3">i</text:span> and <text:span text:style-name="T3">j</text:span> has a weight equal to inverse of the distance between their<text:span text:style-name="T43"> centroids. </text:span><text:span text:style-name="T58">Source: </text:span><text:reference-mark-start text:name="ADDIN CSL_CITATION {&quot;properties&quot;: {&quot;noteIndex&quot;: 0}, &quot;schema&quot;: &quot;https://github.com/citation-style-language/schema/raw/master/csl-citation.json&quot;, &quot;mendeley&quot;: {&quot;formattedCitation&quot;: &quot;(Weidmann &amp; Gleditsch, 2015)&quot;, &quot;plainTextFormattedCitation&quot;: &quot;(Weidmann &amp; Gleditsch, 2015)&quot;}, &quot;citationItems&quot;: [{&quot;uris&quot;: [&quot;http://www.mendeley.com/documents/?uuid=2a2af206-deb5-4899-b6a3-6d663efac7f3&quot;], &quot;id&quot;: &quot;ITEM-1&quot;, &quot;itemData&quot;: {&quot;number&quot;: &quot;0.5-1&quot;, &quot;type&quot;: &quot;article&quot;, &quot;issued&quot;: {&quot;date-parts&quot;: [[&quot;2015&quot;]]}, &quot;title&quot;: &quot;cshapes: CShapes Dataset and Utilities&quot;, &quot;author&quot;: [{&quot;family&quot;: &quot;Weidmann&quot;, &quot;dropping-particle&quot;: &quot;&quot;, &quot;parse-names&quot;: false, &quot;suffix&quot;: &quot;&quot;, &quot;given&quot;: &quot;Nils B.&quot;, &quot;non-dropping-particle&quot;: &quot;&quot;}, {&quot;family&quot;: &quot;Gleditsch&quot;, &quot;dropping-particle&quot;: &quot;&quot;, &quot;parse-names&quot;: false, &quot;suffix&quot;: &quot;&quot;, &quot;given&quot;: &quot;Kristian Skrede&quot;, &quot;non-dropping-particle&quot;: &quot;&quot;}], &quot;id&quot;: &quot;ITEM-1&quot;}}]} RNDIsHUxJWEmG"/><text:span text:style-name="T25">(Weidmann &amp; Gleditsch, 2015)</text:span><text:reference-mark-end text:name="ADDIN CSL_CITATION {&quot;properties&quot;: {&quot;noteIndex&quot;: 0}, &quot;schema&quot;: &quot;https://github.com/citation-style-language/schema/raw/master/csl-citation.json&quot;, &quot;mendeley&quot;: {&quot;formattedCitation&quot;: &quot;(Weidmann &amp; Gleditsch, 2015)&quot;, &quot;plainTextFormattedCitation&quot;: &quot;(Weidmann &amp; Gleditsch, 2015)&quot;}, &quot;citationItems&quot;: [{&quot;uris&quot;: [&quot;http://www.mendeley.com/documents/?uuid=2a2af206-deb5-4899-b6a3-6d663efac7f3&quot;], &quot;id&quot;: &quot;ITEM-1&quot;, &quot;itemData&quot;: {&quot;number&quot;: &quot;0.5-1&quot;, &quot;type&quot;: &quot;article&quot;, &quot;issued&quot;: {&quot;date-parts&quot;: [[&quot;2015&quot;]]}, &quot;title&quot;: &quot;cshapes: CShapes Dataset and Utilities&quot;, &quot;author&quot;: [{&quot;family&quot;: &quot;Weidmann&quot;, &quot;dropping-particle&quot;: &quot;&quot;, &quot;parse-names&quot;: false, &quot;suffix&quot;: &quot;&quot;, &quot;given&quot;: &quot;Nils B.&quot;, &quot;non-dropping-particle&quot;: &quot;&quot;}, {&quot;family&quot;: &quot;Gleditsch&quot;, &quot;dropping-particle&quot;: &quot;&quot;, &quot;parse-names&quot;: false, &quot;suffix&quot;: &quot;&quot;, &quot;given&quot;: &quot;Kristian Skrede&quot;, &quot;non-dropping-particle&quot;: &quot;&quot;}], &quot;id&quot;: &quot;ITEM-1&quot;}}]} RNDIsHUxJWEmG"/><text:span text:style-name="T58">⁠</text:span></text:p>
      <text:p text:style-name="P18">Minimum Geographical Distance Network: <text:span text:style-name="T79">T</text:span>he edge between countries <text:span text:style-name="T3">i</text:span> and <text:span text:style-name="T3">j</text:span> has a weight equal to inverse of the <text:span text:style-name="T79">minimum </text:span>distance between <text:span text:style-name="T79">their borders</text:span><text:span text:style-name="T43">. </text:span><text:span text:style-name="T56">If such distance is zero, then it is replaced by the smallest non-zero distance. </text:span><text:span text:style-name="T57">Source: </text:span><text:reference-mark-start text:name="ADDIN CSL_CITATION {&quot;properties&quot;: {&quot;noteIndex&quot;: 0}, &quot;schema&quot;: &quot;https://github.com/citation-style-language/schema/raw/master/csl-citation.json&quot;, &quot;mendeley&quot;: {&quot;formattedCitation&quot;: &quot;(Weidmann &amp; Gleditsch, 2015)&quot;, &quot;previouslyFormattedCitation&quot;: &quot;(Weidmann &amp; Gleditsch, 2015)&quot;, &quot;plainTextFormattedCitation&quot;: &quot;(Weidmann &amp; Gleditsch, 2015)&quot;}, &quot;citationItems&quot;: [{&quot;uris&quot;: [&quot;http://www.mendeley.com/documents/?uuid=2a2af206-deb5-4899-b6a3-6d663efac7f3&quot;], &quot;id&quot;: &quot;ITEM-1&quot;, &quot;itemData&quot;: {&quot;number&quot;: &quot;0.5-1&quot;, &quot;type&quot;: &quot;article&quot;, &quot;issued&quot;: {&quot;date-parts&quot;: [[&quot;2015&quot;]]}, &quot;title&quot;: &quot;cshapes: CShapes Dataset and Utilities&quot;, &quot;author&quot;: [{&quot;family&quot;: &quot;Weidmann&quot;, &quot;dropping-particle&quot;: &quot;&quot;, &quot;parse-names&quot;: false, &quot;suffix&quot;: &quot;&quot;, &quot;given&quot;: &quot;Nils B.&quot;, &quot;non-dropping-particle&quot;: &quot;&quot;}, {&quot;family&quot;: &quot;Gleditsch&quot;, &quot;dropping-particle&quot;: &quot;&quot;, &quot;parse-names&quot;: false, &quot;suffix&quot;: &quot;&quot;, &quot;given&quot;: &quot;Kristian Skrede&quot;, &quot;non-dropping-particle&quot;: &quot;&quot;}], &quot;id&quot;: &quot;ITEM-1&quot;}}]} RNDQAjiOcO1SK"/><text:span text:style-name="T24">(Weidmann &amp; Gleditsch, 2015)</text:span><text:reference-mark-end text:name="ADDIN CSL_CITATION {&quot;properties&quot;: {&quot;noteIndex&quot;: 0}, &quot;schema&quot;: &quot;https://github.com/citation-style-language/schema/raw/master/csl-citation.json&quot;, &quot;mendeley&quot;: {&quot;formattedCitation&quot;: &quot;(Weidmann &amp; Gleditsch, 2015)&quot;, &quot;previouslyFormattedCitation&quot;: &quot;(Weidmann &amp; Gleditsch, 2015)&quot;, &quot;plainTextFormattedCitation&quot;: &quot;(Weidmann &amp; Gleditsch, 2015)&quot;}, &quot;citationItems&quot;: [{&quot;uris&quot;: [&quot;http://www.mendeley.com/documents/?uuid=2a2af206-deb5-4899-b6a3-6d663efac7f3&quot;], &quot;id&quot;: &quot;ITEM-1&quot;, &quot;itemData&quot;: {&quot;number&quot;: &quot;0.5-1&quot;, &quot;type&quot;: &quot;article&quot;, &quot;issued&quot;: {&quot;date-parts&quot;: [[&quot;2015&quot;]]}, &quot;title&quot;: &quot;cshapes: CShapes Dataset and Utilities&quot;, &quot;author&quot;: [{&quot;family&quot;: &quot;Weidmann&quot;, &quot;dropping-particle&quot;: &quot;&quot;, &quot;parse-names&quot;: false, &quot;suffix&quot;: &quot;&quot;, &quot;given&quot;: &quot;Nils B.&quot;, &quot;non-dropping-particle&quot;: &quot;&quot;}, {&quot;family&quot;: &quot;Gleditsch&quot;, &quot;dropping-particle&quot;: &quot;&quot;, &quot;parse-names&quot;: false, &quot;suffix&quot;: &quot;&quot;, &quot;given&quot;: &quot;Kristian Skrede&quot;, &quot;non-dropping-particle&quot;: &quot;&quot;}], &quot;id&quot;: &quot;ITEM-1&quot;}}]} RNDQAjiOcO1SK"/><text:span text:style-name="T57">⁠</text:span></text:p>
      <text:p text:style-name="P16">Overall Trading Network: <text:span text:style-name="T79">The edge between countries </text:span><text:span text:style-name="T7">i</text:span><text:span text:style-name="T79"> and </text:span><text:span text:style-name="T7">j</text:span><text:span text:style-name="T56"> equal to </text:span><text:span text:style-name="T57">the total amount of trade between both countries. Source:</text:span><text:span text:style-name="T80"> </text:span><text:span text:style-name="T82">UN Comtrade database.</text:span></text:p>
      <text:p text:style-name="Text_20_body"><text:soft-page-break/>Tobacco Related Products Trading Networks: <text:span text:style-name="T79">The edge between countries </text:span><text:span text:style-name="T7">i</text:span><text:span text:style-name="T79"> and </text:span><text:span text:style-name="T7">j</text:span><text:span text:style-name="T56"> equal to </text:span><text:span text:style-name="T57">the total amount of trade of tobacco and manufactured tobacco products between both countries. Source:</text:span><text:span text:style-name="T80"> </text:span><text:span text:style-name="T82">UN Comtrade database.</text:span></text:p>
      <text:p text:style-name="P19"><text:span text:style-name="T82">G</text:span><text:span text:style-name="T81">L Co-subscription Network: Countries i and j have a link if and only if both of them participated in the same forum in any between 200</text:span><text:span text:style-name="T83">8</text:span><text:span text:style-name="T81"> and 2010.</text:span></text:p>
      <text:p text:style-name="P20"><text:span text:style-name="T81">GL Referrals Network: Countries </text:span><text:span text:style-name="T84">i</text:span><text:span text:style-name="T81"> and </text:span><text:span text:style-name="T84">j</text:span><text:span text:style-name="T81"> have a link if and only if country </text:span><text:span text:style-name="T84">i</text:span><text:span text:style-name="T81"> referred country </text:span><text:span text:style-name="T84">j</text:span><text:span text:style-name="T81"> to participate in any of the GL forums.</text:span></text:p>
      <text:h text:style-name="Heading_20_3" text:outline-level="3">Measuring Implementation</text:h>
      <text:p text:style-name="P11">For each party member, we observe two <text:span text:style-name="T73">treaty implementation </text:span>reports presented in 2010 and 2012 <text:span text:style-name="T73">respectively</text:span>. Each report consists on a survey in which <text:span text:style-name="T75">parties </text:span>indicate whether <text:span text:style-name="T87">they</text:span> implemented or not a particular item of the treaty and, depending of the item, <text:span text:style-name="T75">may provide </text:span>additional details <text:span text:style-name="T73">on the implementation</text:span>. <text:span text:style-name="T87">In this paper, we focused on articles 5, 6, 8, 11 and 13 which in broad terms can be summarized as follows: Normative Infrastructure for its Implementation, Pricing and Taxation of Tobacco Products, Consumption of Tobacco Products at Public Areas, Packaging and Labeling of Tobacco Products, and Promotion and Advertising of Tobacco Products respectively.</text:span></text:p>
      <text:p text:style-name="P12">For the analysis, we <text:span text:style-name="T74">only considered those items that consist on “Yes”, “No” or “N/A” type of answers which we coded as 1, 0, and 0 respectively. Once the relevant set of items was coded, we added them up at the party/article level, obtaining a count of items that each party implemented by article. This was done separately for year 2010 and 2012. For each reporting year, Table ### shows the distribution of number of party members per number of items implemented per article.</text:span></text:p>
      <text:p text:style-name="P13">[HERE GOES THE TABLE]</text:p>
      <text:h text:style-name="Heading_20_3" text:outline-level="3">Common covariates</text:h>
      <text:p text:style-name="P14">For each <text:span text:style-name="T75">country</text:span> we collected the following information: WHO Region, Democracy Level, GDP Per capita, Tobacco Production Per capita, % of Female Smoking, % of Male Smoking, Labor Index, Women’s Rights, and Population.</text:p>
      <text:h text:style-name="Heading_20_3" text:outline-level="3"><text:soft-page-break/>Shifts in Preferences</text:h>
      <text:p text:style-name="Text_20_body">In <text:reference-mark-start text:name="ADDIN CSL_CITATION {&quot;properties&quot;: {&quot;noteIndex&quot;: 0}, &quot;schema&quot;: &quot;https://github.com/citation-style-language/schema/raw/master/csl-citation.json&quot;, &quot;mendeley&quot;: {&quot;formattedCitation&quot;: &quot;(Grieco et al., 2009)&quot;, &quot;previouslyFormattedCitation&quot;: &quot;(Grieco et al., 2009)&quot;, &quot;plainTextFormattedCitation&quot;: &quot;(Grieco et al., 2009)&quot;}, &quot;citationItems&quot;: [{&quot;uris&quot;: [&quot;http://www.mendeley.com/documents/?uuid=99755347-9740-4ec9-b7d3-5b497e5927a7&quot;], &quot;id&quot;: &quot;ITEM-1&quot;, &quot;itemData&quot;: {&quot;type&quot;: &quot;article-journal&quot;, &quot;volume&quot;: &quot;63&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page&quot;: &quot;341&quot;, &quot;title&quot;: &quot;When Preferences and Commitments Collide: The Effect of Relative Partisan Shifts on International Treaty Compliance&quot;, &quot;issue&quot;: &quot;02&quot;, &quot;author&quot;: [{&quot;family&quot;: &quot;Grieco&quot;, &quot;dropping-particle&quot;: &quot;&quot;, &quot;parse-names&quot;: false, &quot;suffix&quot;: &quot;&quot;, &quot;given&quot;: &quot;Joseph M.&quot;, &quot;non-dropping-particle&quot;: &quot;&quot;}, {&quot;family&quot;: &quot;Gelpi&quot;, &quot;dropping-particle&quot;: &quot;&quot;, &quot;parse-names&quot;: false, &quot;suffix&quot;: &quot;&quot;, &quot;given&quot;: &quot;Christopher F.&quot;, &quot;non-dropping-particle&quot;: &quot;&quot;}, {&quot;family&quot;: &quot;Warren&quot;, &quot;dropping-particle&quot;: &quot;&quot;, &quot;parse-names&quot;: false, &quot;suffix&quot;: &quot;&quot;, &quot;given&quot;: &quot;T. Camber&quot;, &quot;non-dropping-particle&quot;: &quot;&quot;}], &quot;ISBN&quot;: &quot;0020-8183&quot;, &quot;ISSN&quot;: &quot;0020-8183&quot;, &quot;DOI&quot;: &quot;10.1017/S0020818309090110&quot;, &quot;container-title&quot;: &quot;International Organization&quot;, &quot;issued&quot;: {&quot;date-parts&quot;: [[&quot;2009&quot;]]}, &quot;id&quot;: &quot;ITEM-1&quot;}}]} RNDXdrtIC9ceC"/><text:span text:style-name="T13">(Grieco et al., 2009)</text:span><text:reference-mark-end text:name="ADDIN CSL_CITATION {&quot;properties&quot;: {&quot;noteIndex&quot;: 0}, &quot;schema&quot;: &quot;https://github.com/citation-style-language/schema/raw/master/csl-citation.json&quot;, &quot;mendeley&quot;: {&quot;formattedCitation&quot;: &quot;(Grieco et al., 2009)&quot;, &quot;previouslyFormattedCitation&quot;: &quot;(Grieco et al., 2009)&quot;, &quot;plainTextFormattedCitation&quot;: &quot;(Grieco et al., 2009)&quot;}, &quot;citationItems&quot;: [{&quot;uris&quot;: [&quot;http://www.mendeley.com/documents/?uuid=99755347-9740-4ec9-b7d3-5b497e5927a7&quot;], &quot;id&quot;: &quot;ITEM-1&quot;, &quot;itemData&quot;: {&quot;type&quot;: &quot;article-journal&quot;, &quot;volume&quot;: &quot;63&quot;, &quot;abstract&quot;: &quot;In this article, we demonstrate that changes in the partisan orientation of a country\u2019s executive branch influence the likelihood that the government of that country complies with international legal commitments aimed at integration of capi- tal markets+ We argue that relative shifts in executive partisan orientation, whether toward the left or toward the right, represent important shifts in \u201cnational prefer- ences\u201d that have heretofore been absent from statistical models of treaty compliance+ Using a matching estimator combined with a genetic algorithm to maximize balance in our sample, we show that the causal impact of a state signing Article VIII of the IMF Articles of Agreement is conditioned by right-to-left shifts in partisan orienta- tion+ The evidence indicates that such preference changes reduce the constraining effects of Article VIII but also indicates that Article VIII continues to exercise signif- icant causal effects even in the face of relative shifts in executive partisan orientation.&quot;, &quot;page&quot;: &quot;341&quot;, &quot;title&quot;: &quot;When Preferences and Commitments Collide: The Effect of Relative Partisan Shifts on International Treaty Compliance&quot;, &quot;issue&quot;: &quot;02&quot;, &quot;author&quot;: [{&quot;family&quot;: &quot;Grieco&quot;, &quot;dropping-particle&quot;: &quot;&quot;, &quot;parse-names&quot;: false, &quot;suffix&quot;: &quot;&quot;, &quot;given&quot;: &quot;Joseph M.&quot;, &quot;non-dropping-particle&quot;: &quot;&quot;}, {&quot;family&quot;: &quot;Gelpi&quot;, &quot;dropping-particle&quot;: &quot;&quot;, &quot;parse-names&quot;: false, &quot;suffix&quot;: &quot;&quot;, &quot;given&quot;: &quot;Christopher F.&quot;, &quot;non-dropping-particle&quot;: &quot;&quot;}, {&quot;family&quot;: &quot;Warren&quot;, &quot;dropping-particle&quot;: &quot;&quot;, &quot;parse-names&quot;: false, &quot;suffix&quot;: &quot;&quot;, &quot;given&quot;: &quot;T. Camber&quot;, &quot;non-dropping-particle&quot;: &quot;&quot;}], &quot;ISBN&quot;: &quot;0020-8183&quot;, &quot;ISSN&quot;: &quot;0020-8183&quot;, &quot;DOI&quot;: &quot;10.1017/S0020818309090110&quot;, &quot;container-title&quot;: &quot;International Organization&quot;, &quot;issued&quot;: {&quot;date-parts&quot;: [[&quot;2009&quot;]]}, &quot;id&quot;: &quot;ITEM-1&quot;}}]} RNDXdrtIC9ceC"/>⁠ is shown that, <text:span text:style-name="T86">in</text:span> the context of Article VIII of the International Monetary Fund (IMF) Articles of Agreement, shifts in the partisan orientation, <text:span text:style-name="T88">defined as a change in the governing party since the ratification of the treaty, </text:span>has implications on treaty compliance. They use the World Bank's Database of Political Institutions (DPI) and mark the shifts in partisanship as 0 or 1, avoiding using ordinal categories proposed by the indicator, so it can be compared across countries. <text:span text:style-name="T69">We use the updated version provided by </text:span><text:reference-mark-start text:name="ADDIN CSL_CITATION {&quot;properties&quot;: {&quot;noteIndex&quot;: 0}, &quot;schema&quot;: &quot;https://github.com/citation-style-language/schema/raw/master/csl-citation.json&quot;, &quot;mendeley&quot;: {&quot;formattedCitation&quot;: &quot;(Cruz et al., 2016)&quot;, &quot;previouslyFormattedCitation&quot;: &quot;(Cruz et al., 2016)&quot;, &quot;plainTextFormattedCitation&quot;: &quot;(Cruz et al., 2016)&quot;}, &quot;citationItems&quot;: [{&quot;uris&quot;: [&quot;http://www.mendeley.com/documents/?uuid=67310b5b-aa1c-45af-9231-2a62472e19f5&quot;], &quot;id&quot;: &quot;ITEM-1&quot;, &quot;itemData&quot;: {&quot;type&quot;: &quot;report&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ssued&quot;: {&quot;date-parts&quot;: [[&quot;2016&quot;]]}, &quot;author&quot;: [{&quot;family&quot;: &quot;Cruz&quot;, &quot;dropping-particle&quot;: &quot;&quot;, &quot;parse-names&quot;: false, &quot;suffix&quot;: &quot;&quot;, &quot;given&quot;: &quot;C&quot;, &quot;non-dropping-particle&quot;: &quot;&quot;}, {&quot;family&quot;: &quot;Keefer&quot;, &quot;dropping-particle&quot;: &quot;&quot;, &quot;parse-names&quot;: false, &quot;suffix&quot;: &quot;&quot;, &quot;given&quot;: &quot;P&quot;, &quot;non-dropping-particle&quot;: &quot;&quot;}, {&quot;family&quot;: &quot;Scartascini&quot;, &quot;dropping-particle&quot;: &quot;&quot;, &quot;parse-names&quot;: false, &quot;suffix&quot;: &quot;&quot;, &quot;given&quot;: &quot;C&quot;, &quot;non-dropping-particle&quot;: &quot;&quot;}], &quot;id&quot;: &quot;ITEM-1&quot;}}]} RNDOwZjEWA2g1"/><text:span text:style-name="T17">(Cruz et al., 2016)</text:span><text:reference-mark-end text:name="ADDIN CSL_CITATION {&quot;properties&quot;: {&quot;noteIndex&quot;: 0}, &quot;schema&quot;: &quot;https://github.com/citation-style-language/schema/raw/master/csl-citation.json&quot;, &quot;mendeley&quot;: {&quot;formattedCitation&quot;: &quot;(Cruz et al., 2016)&quot;, &quot;previouslyFormattedCitation&quot;: &quot;(Cruz et al., 2016)&quot;, &quot;plainTextFormattedCitation&quot;: &quot;(Cruz et al., 2016)&quot;}, &quot;citationItems&quot;: [{&quot;uris&quot;: [&quot;http://www.mendeley.com/documents/?uuid=67310b5b-aa1c-45af-9231-2a62472e19f5&quot;], &quot;id&quot;: &quot;ITEM-1&quot;, &quot;itemData&quot;: {&quot;type&quot;: &quot;report&quot;, &quot;title&quot;: &quot;Database of Political Institutions Codebook, 2015 Update (DPI2015)&quot;, &quot;abstract&quot;: &quot;The Database of Political Institutions presents institutional and electoral results data such as measures of checks and balances, tenure and stability of the government, identification of party affiliation and ideology, and fragmentation of opposition and government parties in the legislature, among others. The current version of the database, which is now hosted at the IDB, expands its coverage to about 180 countries for 40 years, 1975\u20132015. Researchers at the World Bank Development Research Group first compiled the database in 2000 (see citation information below). It has become one of the most cited databases in comparative political economy and comparative political institutions. Almost 3000 studies have used this database so far as a source of institutional and political data in their empirical analysis.&quot;, &quot;issued&quot;: {&quot;date-parts&quot;: [[&quot;2016&quot;]]}, &quot;author&quot;: [{&quot;family&quot;: &quot;Cruz&quot;, &quot;dropping-particle&quot;: &quot;&quot;, &quot;parse-names&quot;: false, &quot;suffix&quot;: &quot;&quot;, &quot;given&quot;: &quot;C&quot;, &quot;non-dropping-particle&quot;: &quot;&quot;}, {&quot;family&quot;: &quot;Keefer&quot;, &quot;dropping-particle&quot;: &quot;&quot;, &quot;parse-names&quot;: false, &quot;suffix&quot;: &quot;&quot;, &quot;given&quot;: &quot;P&quot;, &quot;non-dropping-particle&quot;: &quot;&quot;}, {&quot;family&quot;: &quot;Scartascini&quot;, &quot;dropping-particle&quot;: &quot;&quot;, &quot;parse-names&quot;: false, &quot;suffix&quot;: &quot;&quot;, &quot;given&quot;: &quot;C&quot;, &quot;non-dropping-particle&quot;: &quot;&quot;}], &quot;id&quot;: &quot;ITEM-1&quot;}}]} RNDOwZjEWA2g1"/><text:span text:style-name="T69">⁠</text:span><text:span text:style-name="T17">.</text:span></text:p>
      <text:h text:style-name="Heading_20_3" text:outline-level="3">Civil Society</text:h>
      <text:p text:style-name="Text_20_body"><text:span text:style-name="T17">Overall, lobbying </text:span><text:span text:style-name="T32">efforts</text:span><text:span text:style-name="T17"> </text:span><text:span text:style-name="T37">from both industry and anti-tobacco advocates, </text:span><text:span text:style-name="T17">can have important effect</text:span><text:span text:style-name="T37">s</text:span><text:span text:style-name="T17"> too. </text:span><text:span text:style-name="T37">In the case of </text:span><text:span text:style-name="T36">Industry lobby</text:span><text:span text:style-name="T37">ing,</text:span><text:span text:style-name="T36"> </text:span><text:span text:style-name="T37">we use national </text:span><text:span text:style-name="T36">tobacco production </text:span><text:span text:style-name="T37">measured in USD</text:span><text:span text:style-name="T36">. </text:span><text:span text:style-name="T37">On the other hand, a</text:span><text:span text:style-name="T36">nti-tobacco advocates, </text:span><text:span text:style-name="T37">we use </text:span><text:span text:style-name="T17">data from the </text:span><text:span text:style-name="T33">Bloomberg Initiative To Reduce Tobacco Use</text:span><text:span text:style-name="T26">, </text:span><text:span text:style-name="T28">in particular, </text:span><text:span text:style-name="T27">we </text:span><text:span text:style-name="T28">control </text:span><text:span text:style-name="T27">for number </text:span><text:span text:style-name="T28">and gross amount invested </text:span><text:span text:style-name="T27">of initiatives </text:span><text:span text:style-name="T28">per country</text:span><text:span text:style-name="T27">, </text:span><text:span text:style-name="T28">furthermore, using each initiative description, we were able of focusing on only those that were directly related to the FCTC</text:span><text:span text:style-name="T27">. </text:span></text:p>
      <text:h text:style-name="Heading_20_2" text:outline-level="2"><text:bookmark text:name="methodology"/>Methodology</text:h>
      <text:p text:style-name="P15">Identifying contagion effects is <text:span text:style-name="T75">not a trivial task </text:span><text:reference-mark-start text:name="ADDIN CSL_CITATION {&quot;properties&quot;: {&quot;noteIndex&quot;: 0}, &quot;schema&quot;: &quot;https://github.com/citation-style-language/schema/raw/master/csl-citation.json&quot;, &quot;mendeley&quot;: {&quot;formattedCitation&quot;: &quot;(Bakshy, Rosenn, Marlow, &amp; Adamic, 2012; Shalizi &amp; Thomas, 2011)&quot;, &quot;previouslyFormattedCitation&quot;: &quot;(Bakshy, Rosenn, Marlow, &amp; Adamic, 2012; Shalizi &amp; Thomas, 2011)&quot;, &quot;plainTextFormattedCitation&quot;: &quot;(Bakshy, Rosenn, Marlow, &amp; Adamic, 2012; Shalizi &amp; Thomas, 2011)&quot;}, &quot;citationItems&quot;: [{&quot;uris&quot;: [&quot;http://www.mendeley.com/documents/?uuid=8cd4e04e-fb23-4253-90e7-379895b56114&quot;], &quot;id&quot;: &quot;ITEM-1&quot;, &quot;itemData&quot;: {&quot;PMID&quot;: &quot;22523436&quot;, &quot;volume&quot;: &quot;40&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page&quot;: &quot;211-239&quot;, &quot;type&quot;: &quot;article-journal&quot;, &quot;title&quot;: &quot;Homophily and Contagion Are Generically Confounded in Observational Social Network Studies.&quot;, &quot;issue&quot;: &quot;2&quot;, &quot;author&quot;: [{&quot;family&quot;: &quot;Shalizi&quot;, &quot;dropping-particle&quot;: &quot;&quot;, &quot;parse-names&quot;: false, &quot;suffix&quot;: &quot;&quot;, &quot;given&quot;: &quot;Cosma Rohilla&quot;, &quot;non-dropping-particle&quot;: &quot;&quot;}, {&quot;family&quot;: &quot;Thomas&quot;, &quot;dropping-particle&quot;: &quot;&quot;, &quot;parse-names&quot;: false, &quot;suffix&quot;: &quot;&quot;, &quot;given&quot;: &quot;Andrew C&quot;, &quot;non-dropping-particle&quot;: &quot;&quot;}], &quot;ISBN&quot;: &quot;0049-1241 (Print)\\r0049-1241 (Linking)&quot;, &quot;ISSN&quot;: &quot;0049-1241&quot;, &quot;DOI&quot;: &quot;10.1177/0049124111404820&quot;, &quot;container-title&quot;: &quot;Sociological methods &amp; research&quot;, &quot;issued&quot;: {&quot;date-parts&quot;: [[&quot;2011&quot;]]}, &quot;id&quot;: &quot;ITEM-1&quot;}}, {&quot;uris&quot;: [&quot;http://www.mendeley.com/documents/?uuid=712f4a3f-ce8f-4f1b-b8ae-3e63645fe062&quot;], &quot;id&quot;: &quot;ITEM-2&quot;, &quot;itemData&quot;: {&quot;type&quot;: &quot;article-journal&quot;, &quot;ISSN&quot;: &quot;1450312292&quot;, &quot;DOI&quot;: &quot;10.1145/2187836.2187907&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page&quot;: &quot;519\u2013528&quot;, &quot;issued&quot;: {&quot;date-parts&quot;: [[&quot;2012&quot;]]}, &quot;title&quot;: &quot;The role of social networks in information diffusion&quot;, &quot;container-title&quot;: &quot;WWW 2012 - Session: Information Diffusion in Social Networks April 16-20, 2012, Lyon, France&quot;, &quot;author&quot;: [{&quot;family&quot;: &quot;Bakshy&quot;, &quot;dropping-particle&quot;: &quot;&quot;, &quot;parse-names&quot;: false, &quot;suffix&quot;: &quot;&quot;, &quot;given&quot;: &quot;Eytan&quot;, &quot;non-dropping-particle&quot;: &quot;&quot;}, {&quot;family&quot;: &quot;Rosenn&quot;, &quot;dropping-particle&quot;: &quot;&quot;, &quot;parse-names&quot;: false, &quot;suffix&quot;: &quot;&quot;, &quot;given&quot;: &quot;Itamar&quot;, &quot;non-dropping-particle&quot;: &quot;&quot;}, {&quot;family&quot;: &quot;Marlow&quot;, &quot;dropping-particle&quot;: &quot;&quot;, &quot;parse-names&quot;: false, &quot;suffix&quot;: &quot;&quot;, &quot;given&quot;: &quot;Cameron&quot;, &quot;non-dropping-particle&quot;: &quot;&quot;}, {&quot;family&quot;: &quot;Adamic&quot;, &quot;dropping-particle&quot;: &quot;&quot;, &quot;parse-names&quot;: false, &quot;suffix&quot;: &quot;&quot;, &quot;given&quot;: &quot;Lada&quot;, &quot;non-dropping-particle&quot;: &quot;&quot;}], &quot;ISBN&quot;: &quot;9781450312295&quot;, &quot;id&quot;: &quot;ITEM-2&quot;}}]} RNDTdeuaL31GJ"/><text:span text:style-name="T36">(Bakshy, Rosenn, Marlow, &amp; Adamic, 2012; Shalizi &amp; Thomas, 2011)</text:span><text:reference-mark-end text:name="ADDIN CSL_CITATION {&quot;properties&quot;: {&quot;noteIndex&quot;: 0}, &quot;schema&quot;: &quot;https://github.com/citation-style-language/schema/raw/master/csl-citation.json&quot;, &quot;mendeley&quot;: {&quot;formattedCitation&quot;: &quot;(Bakshy, Rosenn, Marlow, &amp; Adamic, 2012; Shalizi &amp; Thomas, 2011)&quot;, &quot;previouslyFormattedCitation&quot;: &quot;(Bakshy, Rosenn, Marlow, &amp; Adamic, 2012; Shalizi &amp; Thomas, 2011)&quot;, &quot;plainTextFormattedCitation&quot;: &quot;(Bakshy, Rosenn, Marlow, &amp; Adamic, 2012; Shalizi &amp; Thomas, 2011)&quot;}, &quot;citationItems&quot;: [{&quot;uris&quot;: [&quot;http://www.mendeley.com/documents/?uuid=8cd4e04e-fb23-4253-90e7-379895b56114&quot;], &quot;id&quot;: &quot;ITEM-1&quot;, &quot;itemData&quot;: {&quot;PMID&quot;: &quot;22523436&quot;, &quot;volume&quot;: &quot;40&quot;, &quot;abstract&quot;: &quot;The authors consider processes on social networks that can potentially involve three factors: homophily, or the formation of social ties due to matching individual traits; social contagion, also known as social influence; and the causal effect of an individual's covariates on his or her behavior or other measurable responses. The authors show that generically, all of these are confounded with each other. Distinguishing them from one another requires strong assumptions on the parametrization of the social process or on the adequacy of the covariates used (or both). In particular the authors demonstrate, with simple examples, that asymmetries in regression coefficients cannot identify causal effects and that very simple models of imitation (a form of social contagion) can produce substantial correlations between an individual's enduring traits and his or her choices, even when there is no intrinsic affinity between them. The authors also suggest some possible constructive responses to these results.&quot;, &quot;page&quot;: &quot;211-239&quot;, &quot;type&quot;: &quot;article-journal&quot;, &quot;title&quot;: &quot;Homophily and Contagion Are Generically Confounded in Observational Social Network Studies.&quot;, &quot;issue&quot;: &quot;2&quot;, &quot;author&quot;: [{&quot;family&quot;: &quot;Shalizi&quot;, &quot;dropping-particle&quot;: &quot;&quot;, &quot;parse-names&quot;: false, &quot;suffix&quot;: &quot;&quot;, &quot;given&quot;: &quot;Cosma Rohilla&quot;, &quot;non-dropping-particle&quot;: &quot;&quot;}, {&quot;family&quot;: &quot;Thomas&quot;, &quot;dropping-particle&quot;: &quot;&quot;, &quot;parse-names&quot;: false, &quot;suffix&quot;: &quot;&quot;, &quot;given&quot;: &quot;Andrew C&quot;, &quot;non-dropping-particle&quot;: &quot;&quot;}], &quot;ISBN&quot;: &quot;0049-1241 (Print)\\r0049-1241 (Linking)&quot;, &quot;ISSN&quot;: &quot;0049-1241&quot;, &quot;DOI&quot;: &quot;10.1177/0049124111404820&quot;, &quot;container-title&quot;: &quot;Sociological methods &amp; research&quot;, &quot;issued&quot;: {&quot;date-parts&quot;: [[&quot;2011&quot;]]}, &quot;id&quot;: &quot;ITEM-1&quot;}}, {&quot;uris&quot;: [&quot;http://www.mendeley.com/documents/?uuid=712f4a3f-ce8f-4f1b-b8ae-3e63645fe062&quot;], &quot;id&quot;: &quot;ITEM-2&quot;, &quot;itemData&quot;: {&quot;type&quot;: &quot;article-journal&quot;, &quot;ISSN&quot;: &quot;1450312292&quot;, &quot;DOI&quot;: &quot;10.1145/2187836.2187907&quot;, &quot;abstract&quot;: &quot;Online social networking technologies enable individuals to simultaneously share information with any number of peers. Quantifying the causal effect of these mediums on the dis- semination of information requires not only identification of who influences whom, but also of whether individuals would still propagate information in the absence of social sig- nals about that information. We examine the role of social networks in online information diffusion with a large-scale field experiment that randomizes exposure to signals about friends\u2019 information sharing among 253 million subjects in situ. Those who are exposed are significantly more likely to spread information, and do so sooner than those who are not exposed. We further examine the relative role of strong and weak ties in information propagation. We show that, although stronger ties are individually more influential, it is the more abundant weak ties who are responsible for the propagation of novel information. This suggests that weak ties may play a more dominant role in the dissemination of information online than currently believed. Categories&quot;, &quot;page&quot;: &quot;519\u2013528&quot;, &quot;issued&quot;: {&quot;date-parts&quot;: [[&quot;2012&quot;]]}, &quot;title&quot;: &quot;The role of social networks in information diffusion&quot;, &quot;container-title&quot;: &quot;WWW 2012 - Session: Information Diffusion in Social Networks April 16-20, 2012, Lyon, France&quot;, &quot;author&quot;: [{&quot;family&quot;: &quot;Bakshy&quot;, &quot;dropping-particle&quot;: &quot;&quot;, &quot;parse-names&quot;: false, &quot;suffix&quot;: &quot;&quot;, &quot;given&quot;: &quot;Eytan&quot;, &quot;non-dropping-particle&quot;: &quot;&quot;}, {&quot;family&quot;: &quot;Rosenn&quot;, &quot;dropping-particle&quot;: &quot;&quot;, &quot;parse-names&quot;: false, &quot;suffix&quot;: &quot;&quot;, &quot;given&quot;: &quot;Itamar&quot;, &quot;non-dropping-particle&quot;: &quot;&quot;}, {&quot;family&quot;: &quot;Marlow&quot;, &quot;dropping-particle&quot;: &quot;&quot;, &quot;parse-names&quot;: false, &quot;suffix&quot;: &quot;&quot;, &quot;given&quot;: &quot;Cameron&quot;, &quot;non-dropping-particle&quot;: &quot;&quot;}, {&quot;family&quot;: &quot;Adamic&quot;, &quot;dropping-particle&quot;: &quot;&quot;, &quot;parse-names&quot;: false, &quot;suffix&quot;: &quot;&quot;, &quot;given&quot;: &quot;Lada&quot;, &quot;non-dropping-particle&quot;: &quot;&quot;}], &quot;ISBN&quot;: &quot;9781450312295&quot;, &quot;id&quot;: &quot;ITEM-2&quot;}}]} RNDTdeuaL31GJ"/>. <text:span text:style-name="T42">While Stochastic Actor Oriented Models </text:span><text:reference-mark-start text:name="ADDIN CSL_CITATION {&quot;properties&quot;: {&quot;noteIndex&quot;: 0}, &quot;schema&quot;: &quot;https://github.com/citation-style-language/schema/raw/master/csl-citation.json&quot;, &quot;mendeley&quot;: {&quot;formattedCitation&quot;: &quot;(Snijders, van de Bunt, &amp; Steglich, 2010)&quot;, &quot;previouslyFormattedCitation&quot;: &quot;(Snijders, van de Bunt, &amp; Steglich, 2010)&quot;, &quot;plainTextFormattedCitation&quot;: &quot;(Snijders, van de Bunt, &amp; Steglich, 2010)&quot;}, &quot;citationItems&quot;: [{&quot;uris&quot;: [&quot;http://www.mendeley.com/documents/?uuid=5d00013d-235b-4113-9069-0da18daab8b6&quot;], &quot;id&quot;: &quot;ITEM-1&quot;, &quot;itemData&quot;: {&quot;type&quot;: &quot;article-journal&quot;, &quot;volume&quot;: &quot;32&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page&quot;: &quot;44-60&quot;, &quot;title&quot;: &quot;Introduction to stochastic actor-based models for network dynamics&quot;, &quot;issue&quot;: &quot;1&quot;, &quot;author&quot;: [{&quot;family&quot;: &quot;Snijders&quot;, &quot;dropping-particle&quot;: &quot;&quot;, &quot;parse-names&quot;: false, &quot;suffix&quot;: &quot;&quot;, &quot;given&quot;: &quot;Tom A B&quot;, &quot;non-dropping-particle&quot;: &quot;&quot;}, {&quot;family&quot;: &quot;Bunt&quot;, &quot;dropping-particle&quot;: &quot;&quot;, &quot;parse-names&quot;: false, &quot;suffix&quot;: &quot;&quot;, &quot;given&quot;: &quot;Gerhard G.&quot;, &quot;non-dropping-particle&quot;: &quot;van de&quot;}, {&quot;family&quot;: &quot;Steglich&quot;, &quot;dropping-particle&quot;: &quot;&quot;, &quot;parse-names&quot;: false, &quot;suffix&quot;: &quot;&quot;, &quot;given&quot;: &quot;Christian E G&quot;, &quot;non-dropping-particle&quot;: &quot;&quot;}], &quot;ISBN&quot;: &quot;0378-8733&quot;, &quot;ISSN&quot;: &quot;03788733&quot;, &quot;DOI&quot;: &quot;10.1016/j.socnet.2009.02.004&quot;, &quot;container-title&quot;: &quot;Social Networks&quot;, &quot;issued&quot;: {&quot;date-parts&quot;: [[&quot;2010&quot;]]}, &quot;id&quot;: &quot;ITEM-1&quot;}}]} RNDEaFaUzVMxV"/><text:span text:style-name="T18">(Snijders, van de Bunt, &amp; Steglich, 2010)</text:span><text:reference-mark-end text:name="ADDIN CSL_CITATION {&quot;properties&quot;: {&quot;noteIndex&quot;: 0}, &quot;schema&quot;: &quot;https://github.com/citation-style-language/schema/raw/master/csl-citation.json&quot;, &quot;mendeley&quot;: {&quot;formattedCitation&quot;: &quot;(Snijders, van de Bunt, &amp; Steglich, 2010)&quot;, &quot;previouslyFormattedCitation&quot;: &quot;(Snijders, van de Bunt, &amp; Steglich, 2010)&quot;, &quot;plainTextFormattedCitation&quot;: &quot;(Snijders, van de Bunt, &amp; Steglich, 2010)&quot;}, &quot;citationItems&quot;: [{&quot;uris&quot;: [&quot;http://www.mendeley.com/documents/?uuid=5d00013d-235b-4113-9069-0da18daab8b6&quot;], &quot;id&quot;: &quot;ITEM-1&quot;, &quot;itemData&quot;: {&quot;type&quot;: &quot;article-journal&quot;, &quot;volume&quot;: &quot;32&quot;, &quot;abstract&quot;: &quot;Stochastic actor-based models are models for network dynamics that can represent a wide variety of influences on network change, and allow to estimate parameters expressing such influences, and test corresponding hypotheses. The nodes in the network represent social actors, and the collection of ties represents a social relation. The assumptions posit that the network evolves as a stochastic process 'driven by the actors', i.e., the model lends itself especially for representing theories about how actors change their outgoing ties. The probabilities of tie changes are in part endogenously determined, i.e., as a function of the current network structure itself, and in part exogenously, as a function of characteristics of the nodes ('actor covariates') and of characteristics of pairs of nodes ('dyadic covariates'). In an extended form, stochastic actor-based models can be used to analyze longitudinal data on social networks jointly with changing attributes of the actors: dynamics of networks and behavior. This paper gives an introduction to stochastic actor-based models for dynamics of directed networks, using only a minimum of mathematics. The focus is on understanding the basic principles of the model, understanding the results, and on sensible rules for model selection. Crown Copyright \u00a9 2009.&quot;, &quot;page&quot;: &quot;44-60&quot;, &quot;title&quot;: &quot;Introduction to stochastic actor-based models for network dynamics&quot;, &quot;issue&quot;: &quot;1&quot;, &quot;author&quot;: [{&quot;family&quot;: &quot;Snijders&quot;, &quot;dropping-particle&quot;: &quot;&quot;, &quot;parse-names&quot;: false, &quot;suffix&quot;: &quot;&quot;, &quot;given&quot;: &quot;Tom A B&quot;, &quot;non-dropping-particle&quot;: &quot;&quot;}, {&quot;family&quot;: &quot;Bunt&quot;, &quot;dropping-particle&quot;: &quot;&quot;, &quot;parse-names&quot;: false, &quot;suffix&quot;: &quot;&quot;, &quot;given&quot;: &quot;Gerhard G.&quot;, &quot;non-dropping-particle&quot;: &quot;van de&quot;}, {&quot;family&quot;: &quot;Steglich&quot;, &quot;dropping-particle&quot;: &quot;&quot;, &quot;parse-names&quot;: false, &quot;suffix&quot;: &quot;&quot;, &quot;given&quot;: &quot;Christian E G&quot;, &quot;non-dropping-particle&quot;: &quot;&quot;}], &quot;ISBN&quot;: &quot;0378-8733&quot;, &quot;ISSN&quot;: &quot;03788733&quot;, &quot;DOI&quot;: &quot;10.1016/j.socnet.2009.02.004&quot;, &quot;container-title&quot;: &quot;Social Networks&quot;, &quot;issued&quot;: {&quot;date-parts&quot;: [[&quot;2010&quot;]]}, &quot;id&quot;: &quot;ITEM-1&quot;}}]} RNDEaFaUzVMxV"/><text:span text:style-name="T42"> are the </text:span><text:span text:style-name="T4">de facto </text:span><text:span text:style-name="T42">solution for analyzing complex contagion in social networks, this family of models has not bee developed yet to be used in the context of weighted graphs. This has lead us to explore two different approaches for trying to measure contagion effects, the well studied Spatial Autocorrelation models (SAR), and what in this context is a more recent approach, matching based methods.</text:span></text:p>
      <text:h text:style-name="Heading_20_3" text:outline-level="3">S<text:span text:style-name="T76">patial Autoregressive Models </text:span></text:h>
      <text:p text:style-name="P15">S<text:span text:style-name="T76">patial Autoregressive Models (SAR), which are not a new thing in the context of social networks </text:span><text:reference-mark-start text:name="ADDIN CSL_CITATION {&quot;properties&quot;: {&quot;noteIndex&quot;: 0}, &quot;schema&quot;: &quot;https://github.com/citation-style-language/schema/raw/master/csl-citation.json&quot;, &quot;mendeley&quot;: {&quot;formattedCitation&quot;: &quot;(Doreian, Teuter, &amp; Wang, 1984; Fujimoto, Chou, &amp; Valente, 2011; Leenders, 2002; Mizruchi &amp; Neuman, 2008; Wang, Neuman, &amp; Newman, 2014)&quot;, &quot;previouslyFormattedCitation&quot;: &quot;(Doreian, Teuter, &amp; Wang, 1984; Fujimoto, Chou, &amp; Valente, 2011; Leenders, 2002; Mizruchi &amp; Neuman, 2008; Wang, Neuman, &amp; Newman, 2014)&quot;, &quot;plainTextFormattedCitation&quot;: &quot;(Doreian, Teuter, &amp; Wang, 1984; Fujimoto, Chou, &amp; Valente, 2011; Leenders, 2002; Mizruchi &amp; Neuman, 2008; Wang, Neuman, &amp; Newman, 2014)&quot;}, &quot;citationItems&quot;: [{&quot;uris&quot;: [&quot;http://www.mendeley.com/documents/?uuid=96ae8142-709b-4ed2-b019-5c3672e8df61&quot;], &quot;id&quot;: &quot;ITEM-1&quot;, &quot;itemData&quot;: {&quot;type&quot;: &quot;article-journal&quot;, &quot;volume&quot;: &quot;38&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page&quot;: &quot;88-99&quot;, &quot;publisher&quot;: &quot;Elsevier B.V.&quot;, &quot;title&quot;: &quot;Statistical power of the social network autocorrelation model&quot;, &quot;issue&quot;: &quot;1&quot;, &quot;author&quot;: [{&quot;family&quot;: &quot;Wang&quot;, &quot;dropping-particle&quot;: &quot;&quot;, &quot;parse-names&quot;: false, &quot;suffix&quot;: &quot;&quot;, &quot;given&quot;: &quot;Wei&quot;, &quot;non-dropping-particle&quot;: &quot;&quot;}, {&quot;family&quot;: &quot;Neuman&quot;, &quot;dropping-particle&quot;: &quot;&quot;, &quot;parse-names&quot;: false, &quot;suffix&quot;: &quot;&quot;, &quot;given&quot;: &quot;Eric J.&quot;, &quot;non-dropping-particle&quot;: &quot;&quot;}, {&quot;family&quot;: &quot;Newman&quot;, &quot;dropping-particle&quot;: &quot;&quot;, &quot;parse-names&quot;: false, &quot;suffix&quot;: &quot;&quot;, &quot;given&quot;: &quot;Daniel A.&quot;, &quot;non-dropping-particle&quot;: &quot;&quot;}], &quot;ISBN&quot;: &quot;03788733&quot;, &quot;ISSN&quot;: &quot;03788733&quot;, &quot;DOI&quot;: &quot;10.1016/j.socnet.2014.03.004&quot;, &quot;container-title&quot;: &quot;Social Networks&quot;, &quot;issued&quot;: {&quot;date-parts&quot;: [[&quot;2014&quot;]]}, &quot;id&quot;: &quot;ITEM-1&quot;}}, {&quot;uris&quot;: [&quot;http://www.mendeley.com/documents/?uuid=a1e8d0c4-1b82-4ce0-bd4e-0127ee2c4c32&quot;], &quot;id&quot;: &quot;ITEM-2&quot;, &quot;itemData&quot;: {&quot;PMID&quot;: &quot;21909184&quot;, &quot;volume&quot;: &quot;3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page&quot;: &quot;231-243&quot;, &quot;type&quot;: &quot;article-journal&quot;, &quot;title&quot;: &quot;The network autocorrelation model using two-mode data: Affiliation exposure and potential bias in the autocorrelation parameter&quot;, &quot;issue&quot;: &quot;3&quot;, &quot;author&quot;: [{&quot;family&quot;: &quot;Fujimoto&quot;, &quot;dropping-particle&quot;: &quot;&quot;, &quot;parse-names&quot;: false, &quot;suffix&quot;: &quot;&quot;, &quot;given&quot;: &quot;Kayo&quot;, &quot;non-dropping-particle&quot;: &quot;&quot;}, {&quot;family&quot;: &quot;Chou&quot;, &quot;dropping-particle&quot;: &quot;&quot;, &quot;parse-names&quot;: false, &quot;suffix&quot;: &quot;&quot;, &quot;given&quot;: &quot;Chih Ping&quot;, &quot;non-dropping-particle&quot;: &quot;&quot;}, {&quot;family&quot;: &quot;Valente&quot;, &quot;dropping-particle&quot;: &quot;&quot;, &quot;parse-names&quot;: false, &quot;suffix&quot;: &quot;&quot;, &quot;given&quot;: &quot;Thomas W.&quot;, &quot;non-dropping-particle&quot;: &quot;&quot;}], &quot;ISBN&quot;: &quot;0378-8733&quot;, &quot;ISSN&quot;: &quot;03788733&quot;, &quot;DOI&quot;: &quot;10.1016/j.socnet.2011.06.001&quot;, &quot;container-title&quot;: &quot;Social Networks&quot;, &quot;issued&quot;: {&quot;date-parts&quot;: [[&quot;2011&quot;]]}, &quot;id&quot;: &quot;ITEM-2&quot;}}, {&quot;uris&quot;: [&quot;http://www.mendeley.com/documents/?uuid=5be4179f-ad96-43f5-9669-06507fa21b0f&quot;], &quot;id&quot;: &quot;ITEM-3&quot;, &quot;itemData&quot;: {&quot;PMID&quot;: &quot;803973233&quot;, &quot;volume&quot;: &quot;13&quot;, &quot;abstract&quot;: &quot;For network effects models of network autocorrelation we use Monte Carlo methods to study the relative properties of three estimation methods. The methods are the iterative maximum likelihood estimation (Ord, 1975; Doreian, 1981), ordinary least squares, and a regression-based \&quot;quick and dirty\&quot; substitution for iterative MLE. Of the three, OLS is clearly the inferior estimation method and MLE the superior method. We recommend the use of the maximum likelihood method when network autocorrelation models are to be estimated.&quot;, &quot;page&quot;: &quot;155-200&quot;, &quot;type&quot;: &quot;article-journal&quot;, &quot;title&quot;: &quot;Network Autocorrelation Models: Some Monte Carlo Results&quot;, &quot;issue&quot;: &quot;2&quot;, &quot;author&quot;: [{&quot;family&quot;: &quot;Doreian&quot;, &quot;dropping-particle&quot;: &quot;&quot;, &quot;parse-names&quot;: false, &quot;suffix&quot;: &quot;&quot;, &quot;given&quot;: &quot;P.&quot;, &quot;non-dropping-particle&quot;: &quot;&quot;}, {&quot;family&quot;: &quot;Teuter&quot;, &quot;dropping-particle&quot;: &quot;&quot;, &quot;parse-names&quot;: false, &quot;suffix&quot;: &quot;&quot;, &quot;given&quot;: &quot;K.&quot;, &quot;non-dropping-particle&quot;: &quot;&quot;}, {&quot;family&quot;: &quot;Wang&quot;, &quot;dropping-particle&quot;: &quot;&quot;, &quot;parse-names&quot;: false, &quot;suffix&quot;: &quot;&quot;, &quot;given&quot;: &quot;C.-H.&quot;, &quot;non-dropping-particle&quot;: &quot;&quot;}], &quot;ISBN&quot;: &quot;0893-3200&quot;, &quot;ISSN&quot;: &quot;0049-1241&quot;, &quot;DOI&quot;: &quot;10.1177/0049124184013002001&quot;, &quot;container-title&quot;: &quot;Sociological Methods &amp; Research&quot;, &quot;issued&quot;: {&quot;date-parts&quot;: [[&quot;1984&quot;, &quot;11&quot;, &quot;1&quot;]]}, &quot;id&quot;: &quot;ITEM-3&quot;}}, {&quot;uris&quot;: [&quot;http://www.mendeley.com/documents/?uuid=0b7f8513-68fb-4995-b437-39f73d96fd00&quot;], &quot;id&quot;: &quot;ITEM-4&quot;, &quot;itemData&quot;: {&quot;type&quot;: &quot;article-journal&quot;, &quot;volume&quot;: &quot;24&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page&quot;: &quot;21-47&quot;, &quot;title&quot;: &quot;Modeling social influence through network autocorrelation: constructing the weight matrix&quot;, &quot;issue&quot;: &quot;1&quot;, &quot;author&quot;: [{&quot;family&quot;: &quot;Leenders&quot;, &quot;dropping-particle&quot;: &quot;&quot;, &quot;parse-names&quot;: false, &quot;suffix&quot;: &quot;&quot;, &quot;given&quot;: &quot;Roger Th.A.J.&quot;, &quot;non-dropping-particle&quot;: &quot;&quot;}], &quot;ISSN&quot;: &quot;03788733&quot;, &quot;DOI&quot;: &quot;10.1016/S0378-8733(01)00049-1&quot;, &quot;container-title&quot;: &quot;Social Networks&quot;, &quot;issued&quot;: {&quot;date-parts&quot;: [[&quot;2002&quot;, &quot;1&quot;]]}, &quot;id&quot;: &quot;ITEM-4&quot;}}, {&quot;uris&quot;: [&quot;http://www.mendeley.com/documents/?uuid=95088111-dce4-4768-b6dd-45d3e5fa7f1b&quot;], &quot;id&quot;: &quot;ITEM-5&quot;, &quot;itemData&quot;: {&quot;type&quot;: &quot;article-journal&quot;, &quot;volume&quot;: &quot;30&quot;, &quot;abstract&quot;: &quot;Researchers interested in the effects of social network ties on behavior are increasingly turning to the network autocorrelation model, which allows for the simultaneous computation of individual-level and network-level effects. Earlier research, however, had pointed to the possibility that the maximum likelihood estimates used to compute the network autocorrelation model yielded negatively biased parameter estimates. In this paper we use simulations to examine whether - and the conditions under which - a negative bias exists. We show that the network parameter estimate ?? is negatively biased under nearly all conditions, and that this bias becomes more severe at higher levels of both ?? and network density. We conclude by discussing the implications of these findings for researchers planning to use the network autocorrelation model. ?? 2008 Elsevier B.V. All rights reserved.&quot;, &quot;page&quot;: &quot;190-200&quot;, &quot;title&quot;: &quot;The effect of density on the level of bias in the network autocorrelation model&quot;, &quot;issue&quot;: &quot;3&quot;, &quot;author&quot;: [{&quot;family&quot;: &quot;Mizruchi&quot;, &quot;dropping-particle&quot;: &quot;&quot;, &quot;parse-names&quot;: false, &quot;suffix&quot;: &quot;&quot;, &quot;given&quot;: &quot;Mark S.&quot;, &quot;non-dropping-particle&quot;: &quot;&quot;}, {&quot;family&quot;: &quot;Neuman&quot;, &quot;dropping-particle&quot;: &quot;&quot;, &quot;parse-names&quot;: false, &quot;suffix&quot;: &quot;&quot;, &quot;given&quot;: &quot;Eric J.&quot;, &quot;non-dropping-particle&quot;: &quot;&quot;}], &quot;ISBN&quot;: &quot;0378-8733&quot;, &quot;ISSN&quot;: &quot;03788733&quot;, &quot;DOI&quot;: &quot;10.1016/j.socnet.2008.02.002&quot;, &quot;container-title&quot;: &quot;Social Networks&quot;, &quot;issued&quot;: {&quot;date-parts&quot;: [[&quot;2008&quot;]]}, &quot;id&quot;: &quot;ITEM-5&quot;}}]} RNDQKjlycIRLO"/><text:span text:style-name="T19">(Doreian, Teuter, &amp; Wang, 1984; Fujimoto, Chou, &amp; Valente, 2011; Leenders, 2002; Mizruchi &amp; Neuman, 2008; Wang, Neuman, &amp; Newman, 2014)</text:span><text:reference-mark-end text:name="ADDIN CSL_CITATION {&quot;properties&quot;: {&quot;noteIndex&quot;: 0}, &quot;schema&quot;: &quot;https://github.com/citation-style-language/schema/raw/master/csl-citation.json&quot;, &quot;mendeley&quot;: {&quot;formattedCitation&quot;: &quot;(Doreian, Teuter, &amp; Wang, 1984; Fujimoto, Chou, &amp; Valente, 2011; Leenders, 2002; Mizruchi &amp; Neuman, 2008; Wang, Neuman, &amp; Newman, 2014)&quot;, &quot;previouslyFormattedCitation&quot;: &quot;(Doreian, Teuter, &amp; Wang, 1984; Fujimoto, Chou, &amp; Valente, 2011; Leenders, 2002; Mizruchi &amp; Neuman, 2008; Wang, Neuman, &amp; Newman, 2014)&quot;, &quot;plainTextFormattedCitation&quot;: &quot;(Doreian, Teuter, &amp; Wang, 1984; Fujimoto, Chou, &amp; Valente, 2011; Leenders, 2002; Mizruchi &amp; Neuman, 2008; Wang, Neuman, &amp; Newman, 2014)&quot;}, &quot;citationItems&quot;: [{&quot;uris&quot;: [&quot;http://www.mendeley.com/documents/?uuid=96ae8142-709b-4ed2-b019-5c3672e8df61&quot;], &quot;id&quot;: &quot;ITEM-1&quot;, &quot;itemData&quot;: {&quot;type&quot;: &quot;article-journal&quot;, &quot;volume&quot;: &quot;38&quot;, &quot;abstract&quot;: &quot;The network autocorrelation model has become an increasingly popular tool for conducting social network analysis. More and more researchers, however, have documented evidence of a systematic negative bias in the estimation of the network effect (. ??). In this paper, we take a different approach to the problem by investigating conditions under which, despite the underestimation bias, a network effect can still be detected by the network autocorrelation model. Using simulations, we find that moderately-sized network effects (e.g., ??=. .3) are still often detectable in modest-sized networks (i.e., 40 or more nodes). Analyses reveal that statistical power is primarily a nonlinear function of network effect size (. ??) and network size (. N), although both of these factors can interact with network density and network structure to impair power under certain rare conditions. We conclude by discussing implications of these findings and guidelines for users of the autocorrelation model. ?? 2014 Elsevier B.V.&quot;, &quot;page&quot;: &quot;88-99&quot;, &quot;publisher&quot;: &quot;Elsevier B.V.&quot;, &quot;title&quot;: &quot;Statistical power of the social network autocorrelation model&quot;, &quot;issue&quot;: &quot;1&quot;, &quot;author&quot;: [{&quot;family&quot;: &quot;Wang&quot;, &quot;dropping-particle&quot;: &quot;&quot;, &quot;parse-names&quot;: false, &quot;suffix&quot;: &quot;&quot;, &quot;given&quot;: &quot;Wei&quot;, &quot;non-dropping-particle&quot;: &quot;&quot;}, {&quot;family&quot;: &quot;Neuman&quot;, &quot;dropping-particle&quot;: &quot;&quot;, &quot;parse-names&quot;: false, &quot;suffix&quot;: &quot;&quot;, &quot;given&quot;: &quot;Eric J.&quot;, &quot;non-dropping-particle&quot;: &quot;&quot;}, {&quot;family&quot;: &quot;Newman&quot;, &quot;dropping-particle&quot;: &quot;&quot;, &quot;parse-names&quot;: false, &quot;suffix&quot;: &quot;&quot;, &quot;given&quot;: &quot;Daniel A.&quot;, &quot;non-dropping-particle&quot;: &quot;&quot;}], &quot;ISBN&quot;: &quot;03788733&quot;, &quot;ISSN&quot;: &quot;03788733&quot;, &quot;DOI&quot;: &quot;10.1016/j.socnet.2014.03.004&quot;, &quot;container-title&quot;: &quot;Social Networks&quot;, &quot;issued&quot;: {&quot;date-parts&quot;: [[&quot;2014&quot;]]}, &quot;id&quot;: &quot;ITEM-1&quot;}}, {&quot;uris&quot;: [&quot;http://www.mendeley.com/documents/?uuid=a1e8d0c4-1b82-4ce0-bd4e-0127ee2c4c32&quot;], &quot;id&quot;: &quot;ITEM-2&quot;, &quot;itemData&quot;: {&quot;PMID&quot;: &quot;21909184&quot;, &quot;volume&quot;: &quot;33&quot;, &quot;abstract&quot;: &quot;The network autocorrelation model has been a workhorse for modeling network influences on individual behavior. The standard network approaches to mapping social influence using network measures, however, are limited to specifying an influence weight matrix (W) based on a single mode network. Additionally, it has been demonstrated that the estimate of the autocorrelation parameter ?? of the network effect tends to be negatively biased as the density in W matrix increases. The current study introduces a two-mode version of the network autocorrelation model. We then conduct simulations to examine conditions under which bias might exist. We show that the estimate for the affiliation autocorrelation parameter (??) tends to be negatively biased as density increases, as in the one-mode case. Inclusion of the diagonal of W, the count of the number of events participated in, as one of the variables in the regression model helps to attenuate such bias, however. We discuss the implications of these results. ?? 2011 Elsevier B.V.&quot;, &quot;page&quot;: &quot;231-243&quot;, &quot;type&quot;: &quot;article-journal&quot;, &quot;title&quot;: &quot;The network autocorrelation model using two-mode data: Affiliation exposure and potential bias in the autocorrelation parameter&quot;, &quot;issue&quot;: &quot;3&quot;, &quot;author&quot;: [{&quot;family&quot;: &quot;Fujimoto&quot;, &quot;dropping-particle&quot;: &quot;&quot;, &quot;parse-names&quot;: false, &quot;suffix&quot;: &quot;&quot;, &quot;given&quot;: &quot;Kayo&quot;, &quot;non-dropping-particle&quot;: &quot;&quot;}, {&quot;family&quot;: &quot;Chou&quot;, &quot;dropping-particle&quot;: &quot;&quot;, &quot;parse-names&quot;: false, &quot;suffix&quot;: &quot;&quot;, &quot;given&quot;: &quot;Chih Ping&quot;, &quot;non-dropping-particle&quot;: &quot;&quot;}, {&quot;family&quot;: &quot;Valente&quot;, &quot;dropping-particle&quot;: &quot;&quot;, &quot;parse-names&quot;: false, &quot;suffix&quot;: &quot;&quot;, &quot;given&quot;: &quot;Thomas W.&quot;, &quot;non-dropping-particle&quot;: &quot;&quot;}], &quot;ISBN&quot;: &quot;0378-8733&quot;, &quot;ISSN&quot;: &quot;03788733&quot;, &quot;DOI&quot;: &quot;10.1016/j.socnet.2011.06.001&quot;, &quot;container-title&quot;: &quot;Social Networks&quot;, &quot;issued&quot;: {&quot;date-parts&quot;: [[&quot;2011&quot;]]}, &quot;id&quot;: &quot;ITEM-2&quot;}}, {&quot;uris&quot;: [&quot;http://www.mendeley.com/documents/?uuid=5be4179f-ad96-43f5-9669-06507fa21b0f&quot;], &quot;id&quot;: &quot;ITEM-3&quot;, &quot;itemData&quot;: {&quot;PMID&quot;: &quot;803973233&quot;, &quot;volume&quot;: &quot;13&quot;, &quot;abstract&quot;: &quot;For network effects models of network autocorrelation we use Monte Carlo methods to study the relative properties of three estimation methods. The methods are the iterative maximum likelihood estimation (Ord, 1975; Doreian, 1981), ordinary least squares, and a regression-based \&quot;quick and dirty\&quot; substitution for iterative MLE. Of the three, OLS is clearly the inferior estimation method and MLE the superior method. We recommend the use of the maximum likelihood method when network autocorrelation models are to be estimated.&quot;, &quot;page&quot;: &quot;155-200&quot;, &quot;type&quot;: &quot;article-journal&quot;, &quot;title&quot;: &quot;Network Autocorrelation Models: Some Monte Carlo Results&quot;, &quot;issue&quot;: &quot;2&quot;, &quot;author&quot;: [{&quot;family&quot;: &quot;Doreian&quot;, &quot;dropping-particle&quot;: &quot;&quot;, &quot;parse-names&quot;: false, &quot;suffix&quot;: &quot;&quot;, &quot;given&quot;: &quot;P.&quot;, &quot;non-dropping-particle&quot;: &quot;&quot;}, {&quot;family&quot;: &quot;Teuter&quot;, &quot;dropping-particle&quot;: &quot;&quot;, &quot;parse-names&quot;: false, &quot;suffix&quot;: &quot;&quot;, &quot;given&quot;: &quot;K.&quot;, &quot;non-dropping-particle&quot;: &quot;&quot;}, {&quot;family&quot;: &quot;Wang&quot;, &quot;dropping-particle&quot;: &quot;&quot;, &quot;parse-names&quot;: false, &quot;suffix&quot;: &quot;&quot;, &quot;given&quot;: &quot;C.-H.&quot;, &quot;non-dropping-particle&quot;: &quot;&quot;}], &quot;ISBN&quot;: &quot;0893-3200&quot;, &quot;ISSN&quot;: &quot;0049-1241&quot;, &quot;DOI&quot;: &quot;10.1177/0049124184013002001&quot;, &quot;container-title&quot;: &quot;Sociological Methods &amp; Research&quot;, &quot;issued&quot;: {&quot;date-parts&quot;: [[&quot;1984&quot;, &quot;11&quot;, &quot;1&quot;]]}, &quot;id&quot;: &quot;ITEM-3&quot;}}, {&quot;uris&quot;: [&quot;http://www.mendeley.com/documents/?uuid=0b7f8513-68fb-4995-b437-39f73d96fd00&quot;], &quot;id&quot;: &quot;ITEM-4&quot;, &quot;itemData&quot;: {&quot;type&quot;: &quot;article-journal&quot;, &quot;volume&quot;: &quot;24&quot;, &quot;abstract&quot;: &quot;Many physical and social phenomena are embedded within networks of interdependencies, the so-called \u2018context\u2019 of these phenomena. In network analysis, this type of process is typically modeled as a network autocorrelation model. Parameter estimates and inferences based on autocorrelation models, hinge upon the chosen specification of weight matrix W, the elements of which represent the influence pattern present in the network. In this paper I discuss how social influence processes can be incorporated in the specification of W. Theories of social influence center around \u2018communication\u2019 and \u2018comparison\u2019; it is discussed how these can be operationalized in a network analysis context. Starting from that, a series of operationalizations of W is discussed. Finally, statistical tests are presented that allow an analyst to test various specifications against one another or pick the best fitting model from a set of models.&quot;, &quot;page&quot;: &quot;21-47&quot;, &quot;title&quot;: &quot;Modeling social influence through network autocorrelation: constructing the weight matrix&quot;, &quot;issue&quot;: &quot;1&quot;, &quot;author&quot;: [{&quot;family&quot;: &quot;Leenders&quot;, &quot;dropping-particle&quot;: &quot;&quot;, &quot;parse-names&quot;: false, &quot;suffix&quot;: &quot;&quot;, &quot;given&quot;: &quot;Roger Th.A.J.&quot;, &quot;non-dropping-particle&quot;: &quot;&quot;}], &quot;ISSN&quot;: &quot;03788733&quot;, &quot;DOI&quot;: &quot;10.1016/S0378-8733(01)00049-1&quot;, &quot;container-title&quot;: &quot;Social Networks&quot;, &quot;issued&quot;: {&quot;date-parts&quot;: [[&quot;2002&quot;, &quot;1&quot;]]}, &quot;id&quot;: &quot;ITEM-4&quot;}}, {&quot;uris&quot;: [&quot;http://www.mendeley.com/documents/?uuid=95088111-dce4-4768-b6dd-45d3e5fa7f1b&quot;], &quot;id&quot;: &quot;ITEM-5&quot;, &quot;itemData&quot;: {&quot;type&quot;: &quot;article-journal&quot;, &quot;volume&quot;: &quot;30&quot;, &quot;abstract&quot;: &quot;Researchers interested in the effects of social network ties on behavior are increasingly turning to the network autocorrelation model, which allows for the simultaneous computation of individual-level and network-level effects. Earlier research, however, had pointed to the possibility that the maximum likelihood estimates used to compute the network autocorrelation model yielded negatively biased parameter estimates. In this paper we use simulations to examine whether - and the conditions under which - a negative bias exists. We show that the network parameter estimate ?? is negatively biased under nearly all conditions, and that this bias becomes more severe at higher levels of both ?? and network density. We conclude by discussing the implications of these findings for researchers planning to use the network autocorrelation model. ?? 2008 Elsevier B.V. All rights reserved.&quot;, &quot;page&quot;: &quot;190-200&quot;, &quot;title&quot;: &quot;The effect of density on the level of bias in the network autocorrelation model&quot;, &quot;issue&quot;: &quot;3&quot;, &quot;author&quot;: [{&quot;family&quot;: &quot;Mizruchi&quot;, &quot;dropping-particle&quot;: &quot;&quot;, &quot;parse-names&quot;: false, &quot;suffix&quot;: &quot;&quot;, &quot;given&quot;: &quot;Mark S.&quot;, &quot;non-dropping-particle&quot;: &quot;&quot;}, {&quot;family&quot;: &quot;Neuman&quot;, &quot;dropping-particle&quot;: &quot;&quot;, &quot;parse-names&quot;: false, &quot;suffix&quot;: &quot;&quot;, &quot;given&quot;: &quot;Eric J.&quot;, &quot;non-dropping-particle&quot;: &quot;&quot;}], &quot;ISBN&quot;: &quot;0378-8733&quot;, &quot;ISSN&quot;: &quot;03788733&quot;, &quot;DOI&quot;: &quot;10.1016/j.socnet.2008.02.002&quot;, &quot;container-title&quot;: &quot;Social Networks&quot;, &quot;issued&quot;: {&quot;date-parts&quot;: [[&quot;2008&quot;]]}, &quot;id&quot;: &quot;ITEM-5&quot;}}]} RNDQKjlycIRLO"/><text:span text:style-name="T19">. </text:span><text:span text:style-name="T38">In this paper, we modeled the </text:span><text:soft-page-break/><text:span text:style-name="T38">number of items </text:span><text:span text:style-name="T39">that each party </text:span><text:span text:style-name="T38">implemented per article, </text:span><text:span text:style-name="T34">y</text:span><text:span text:style-name="T29">, using the following specification</text:span><text:span text:style-name="T77">:</text:span></text:p>
      <text:p text:style-name="P23"><text:span text:style-name="T78"><text:tab/>y = \rho A y + X\beta + </text:span><text:span text:style-name="T9">year2010</text:span><text:span text:style-name="T78"> + \varepsilon, \varepsilon \sim N(0, I_n\sigma^2)<text:tab/>(</text:span><text:span text:style-name="T78"><text:sequence text:ref-name="refEquation0" text:name="Equation" text:formula="ooow:Equation+1" style:num-format="1">1</text:sequence></text:span><text:span text:style-name="T78">)</text:span></text:p>
      <text:p text:style-name="P5"><text:span text:style-name="T71">W</text:span>here <text:span text:style-name="T6">X</text:span> are <text:span text:style-name="T70">party level characteristics,</text:span> <text:span text:style-name="T6">A</text:span> <text:span text:style-name="T70">is a row-normalized adjacency matrix (network), \beta</text:span> <text:span text:style-name="T71">is a vector of coefficients, \rho is the autocorrelation parameter, and </text:span><text:span text:style-name="T8">year2010</text:span><text:span text:style-name="T59"> </text:span><text:span text:style-name="T60">is an indicator variable which is equal to 1 if the observation corresponds to the year 2010</text:span><text:span text:style-name="T71">.</text:span><text:span text:style-name="T71"><text:note text:id="ftn2" text:note-class="footnote"><text:note-citation>2</text:note-citation><text:note-body><text:p text:style-name="P26">While a panel SAR model might have been more appropriate for this kind of data, since we only have two time-points it suffices controlling for the time-point that each observation was taken. Not controlling for this leads to biased estimates of the autocorrelation parameter.</text:p></text:note-body></text:note></text:span><text:span text:style-name="T71"> In the SAR model it is assumed that the adjacency matrix is given, </text:span><text:span text:style-name="T8">ergo</text:span><text:span text:style-name="T71"> exogenous. While in the case of the geographic distance based networks this assumption is straight forward, such may not be the case for the more artificial ones.</text:span></text:p>
      <text:p text:style-name="P21">Trading networks, while artificial, can be considered exogenous to the implementation as there we do not expect <text:span text:style-name="T85">there to exist</text:span> a significant <text:span text:style-name="T85">interdependence, whereas direct or indirect, between the network and the behavior. In the case of the tobacco trading networks, [NEED TO ARGUE EXOGENEITY HERE].</text:span></text:p>
      <text:p text:style-name="P22">Moreover, GlobalLink based networks are completely homophilous with respect to each countries’ interest on tobacco-control. <text:span text:style-name="T89">Autocorrelation e</text:span>stimators <text:span text:style-name="T89">of SAR models using </text:span>GlobalLink networks will be biased for sure. <text:span text:style-name="T89">This leads us to use network matching estimators.</text:span></text:p>
      <text:h text:style-name="Heading_20_3" text:outline-level="3">Matching Estimators in the Context of Networks</text:h>
      <text:p text:style-name="P2">In <text:reference-mark-start text:name="ADDIN CSL_CITATION {&quot;properties&quot;: {&quot;noteIndex&quot;: 0}, &quot;schema&quot;: &quot;https://github.com/citation-style-language/schema/raw/master/csl-citation.json&quot;, &quot;mendeley&quot;: {&quot;formattedCitation&quot;: &quot;(Aral, Muchnik, &amp; Sundararajan, 2009)&quot;, &quot;previouslyFormattedCitation&quot;: &quot;(Aral, Muchnik, &amp; Sundararajan, 2009)&quot;, &quot;plainTextFormattedCitation&quot;: &quot;(Aral, Muchnik, &amp; Sundararajan, 2009)&quot;}, &quot;citationItems&quot;: [{&quot;uris&quot;: [&quot;http://www.mendeley.com/documents/?uuid=31e8514e-de07-48ef-ae83-9603fa8b9ff6&quot;], &quot;id&quot;: &quot;ITEM-1&quot;, &quot;itemData&quot;: {&quot;PMID&quot;: &quot;20007780&quot;, &quot;volume&quot;: &quot;106&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page&quot;: &quot;21544-21549&quot;, &quot;type&quot;: &quot;article-journal&quot;, &quot;title&quot;: &quot;Distinguishing influence-based contagion from homophily-driven diffusion in dynamic networks.&quot;, &quot;issue&quot;: &quot;51&quot;, &quot;author&quot;: [{&quot;family&quot;: &quot;Aral&quot;, &quot;dropping-particle&quot;: &quot;&quot;, &quot;parse-names&quot;: false, &quot;suffix&quot;: &quot;&quot;, &quot;given&quot;: &quot;Sinan&quot;, &quot;non-dropping-particle&quot;: &quot;&quot;}, {&quot;family&quot;: &quot;Muchnik&quot;, &quot;dropping-particle&quot;: &quot;&quot;, &quot;parse-names&quot;: false, &quot;suffix&quot;: &quot;&quot;, &quot;given&quot;: &quot;Lev&quot;, &quot;non-dropping-particle&quot;: &quot;&quot;}, {&quot;family&quot;: &quot;Sundararajan&quot;, &quot;dropping-particle&quot;: &quot;&quot;, &quot;parse-names&quot;: false, &quot;suffix&quot;: &quot;&quot;, &quot;given&quot;: &quot;Arun&quot;, &quot;non-dropping-particle&quot;: &quot;&quot;}], &quot;ISBN&quot;: &quot;00278424&quot;, &quot;ISSN&quot;: &quot;0027-8424&quot;, &quot;DOI&quot;: &quot;10.1073/pnas.0908800106&quot;, &quot;container-title&quot;: &quot;Proceedings of the National Academy of Sciences of the United States of America&quot;, &quot;issued&quot;: {&quot;date-parts&quot;: [[&quot;2009&quot;]]}, &quot;id&quot;: &quot;ITEM-1&quot;}}]} RNDr1HMBOccbj"/><text:span text:style-name="T13">(Aral, Muchnik, &amp; Sundararajan, 2009)</text:span><text:reference-mark-end text:name="ADDIN CSL_CITATION {&quot;properties&quot;: {&quot;noteIndex&quot;: 0}, &quot;schema&quot;: &quot;https://github.com/citation-style-language/schema/raw/master/csl-citation.json&quot;, &quot;mendeley&quot;: {&quot;formattedCitation&quot;: &quot;(Aral, Muchnik, &amp; Sundararajan, 2009)&quot;, &quot;previouslyFormattedCitation&quot;: &quot;(Aral, Muchnik, &amp; Sundararajan, 2009)&quot;, &quot;plainTextFormattedCitation&quot;: &quot;(Aral, Muchnik, &amp; Sundararajan, 2009)&quot;}, &quot;citationItems&quot;: [{&quot;uris&quot;: [&quot;http://www.mendeley.com/documents/?uuid=31e8514e-de07-48ef-ae83-9603fa8b9ff6&quot;], &quot;id&quot;: &quot;ITEM-1&quot;, &quot;itemData&quot;: {&quot;PMID&quot;: &quot;20007780&quot;, &quot;volume&quot;: &quot;106&quot;, &quot;abstract&quot;: &quot;Node characteristics and behaviors are often correlated with the structure of social networks over time. While evidence of this type of assortative mixing and temporal clustering of behaviors among linked nodes is used to support claims of peer influence and social contagion in networks, homophily may also explain such evidence. Here we develop a dynamic matched sample estimation framework to distinguish influence and homophily effects in dynamic networks, and we apply this framework to a global instant messaging network of 27.4 million users, using data on the day-by-day adoption of a mobile service application and users' longitudinal behavioral, demographic, and geographic data. We find that previous methods overestimate peer influence in product adoption decisions in this network by 300-700%, and that homophily explains &gt;50% of the perceived behavioral contagion. These findings and methods are essential to both our understanding of the mechanisms that drive contagions in networks and our knowledge of how to propagate or combat them in domains as diverse as epidemiology, marketing, development economics, and public health.&quot;, &quot;page&quot;: &quot;21544-21549&quot;, &quot;type&quot;: &quot;article-journal&quot;, &quot;title&quot;: &quot;Distinguishing influence-based contagion from homophily-driven diffusion in dynamic networks.&quot;, &quot;issue&quot;: &quot;51&quot;, &quot;author&quot;: [{&quot;family&quot;: &quot;Aral&quot;, &quot;dropping-particle&quot;: &quot;&quot;, &quot;parse-names&quot;: false, &quot;suffix&quot;: &quot;&quot;, &quot;given&quot;: &quot;Sinan&quot;, &quot;non-dropping-particle&quot;: &quot;&quot;}, {&quot;family&quot;: &quot;Muchnik&quot;, &quot;dropping-particle&quot;: &quot;&quot;, &quot;parse-names&quot;: false, &quot;suffix&quot;: &quot;&quot;, &quot;given&quot;: &quot;Lev&quot;, &quot;non-dropping-particle&quot;: &quot;&quot;}, {&quot;family&quot;: &quot;Sundararajan&quot;, &quot;dropping-particle&quot;: &quot;&quot;, &quot;parse-names&quot;: false, &quot;suffix&quot;: &quot;&quot;, &quot;given&quot;: &quot;Arun&quot;, &quot;non-dropping-particle&quot;: &quot;&quot;}], &quot;ISBN&quot;: &quot;00278424&quot;, &quot;ISSN&quot;: &quot;0027-8424&quot;, &quot;DOI&quot;: &quot;10.1073/pnas.0908800106&quot;, &quot;container-title&quot;: &quot;Proceedings of the National Academy of Sciences of the United States of America&quot;, &quot;issued&quot;: {&quot;date-parts&quot;: [[&quot;2009&quot;]]}, &quot;id&quot;: &quot;ITEM-1&quot;}}]} RNDr1HMBOccbj"/> a new method for identifying contagion in the presence of homophily is <text:span text:style-name="T70">proposed,</text:span> <text:span text:style-name="T70">b</text:span>ased on the Neyman-Rubin Causal Model framework <text:reference-mark-start text:name="ADDIN CSL_CITATION {&quot;properties&quot;: {&quot;noteIndex&quot;: 0}, &quot;schema&quot;: &quot;https://github.com/citation-style-language/schema/raw/master/csl-citation.json&quot;, &quot;mendeley&quot;: {&quot;formattedCitation&quot;: &quot;(Sekhon, 2008)&quot;, &quot;previouslyFormattedCitation&quot;: &quot;(Sekhon, 2008)&quot;, &quot;plainTextFormattedCitation&quot;: &quot;(Sekhon, 2008)&quot;}, &quot;citationItems&quot;: [{&quot;uris&quot;: [&quot;http://www.mendeley.com/documents/?uuid=d085e2e2-ff2d-4f3c-9462-982c33e95e66&quot;], &quot;id&quot;: &quot;ITEM-1&quot;, &quot;itemData&quot;: {&quot;PMID&quot;: &quot;15323269&quot;, &quot;ISSN&quot;: &quot;00223433&quot;, &quot;DOI&quot;: &quot;10.1093/oxfordhb/9780199286546.003.0011&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title&quot;: &quot;The Neyman-Rubin Model of Causal Inference and Estimation Via Matching Methods&quot;, &quot;container-title&quot;: &quot;The Oxford Handbook of Political Methodology&quot;, &quot;type&quot;: &quot;article-journal&quot;, &quot;author&quot;: [{&quot;family&quot;: &quot;Sekhon&quot;, &quot;dropping-particle&quot;: &quot;&quot;, &quot;parse-names&quot;: false, &quot;suffix&quot;: &quot;&quot;, &quot;given&quot;: &quot;Jasjeet S.&quot;, &quot;non-dropping-particle&quot;: &quot;&quot;}], &quot;ISBN&quot;: &quot;9780191577307&quot;, &quot;id&quot;: &quot;ITEM-1&quot;}}]} RNDWxPpAQUAxx"/>(Sekhon, 2008)<text:reference-mark-end text:name="ADDIN CSL_CITATION {&quot;properties&quot;: {&quot;noteIndex&quot;: 0}, &quot;schema&quot;: &quot;https://github.com/citation-style-language/schema/raw/master/csl-citation.json&quot;, &quot;mendeley&quot;: {&quot;formattedCitation&quot;: &quot;(Sekhon, 2008)&quot;, &quot;previouslyFormattedCitation&quot;: &quot;(Sekhon, 2008)&quot;, &quot;plainTextFormattedCitation&quot;: &quot;(Sekhon, 2008)&quot;}, &quot;citationItems&quot;: [{&quot;uris&quot;: [&quot;http://www.mendeley.com/documents/?uuid=d085e2e2-ff2d-4f3c-9462-982c33e95e66&quot;], &quot;id&quot;: &quot;ITEM-1&quot;, &quot;itemData&quot;: {&quot;PMID&quot;: &quot;15323269&quot;, &quot;ISSN&quot;: &quot;00223433&quot;, &quot;DOI&quot;: &quot;10.1093/oxfordhb/9780199286546.003.0011&quot;, &quot;abstract&quot;: &quot;This article presents a detailed discussion of the Neyman-Rubin model of causal inference. Additionally, it describes under what conditions \u2018matching\u2019 approaches can lead to valid inferences, and what kinds of compromises sometimes have to be made with respect to generalizability to ensure valid causal inferences. Moreover, the article summarizes Mill's first three canons and shows the importance of taking chance into account and comparing conditional probabilities when chance variations cannot be ignored. The significance of searching for causal mechanisms is often overestimated by political scientists and this sometimes leads to an underestimate of the importance of comparing conditional probabilities. The search for causal mechanisms is probably especially useful when working with observational data. Machine learning algorithms can be used against the matching problem.&quot;, &quot;issued&quot;: {&quot;date-parts&quot;: [[&quot;2008&quot;]]}, &quot;title&quot;: &quot;The Neyman-Rubin Model of Causal Inference and Estimation Via Matching Methods&quot;, &quot;container-title&quot;: &quot;The Oxford Handbook of Political Methodology&quot;, &quot;type&quot;: &quot;article-journal&quot;, &quot;author&quot;: [{&quot;family&quot;: &quot;Sekhon&quot;, &quot;dropping-particle&quot;: &quot;&quot;, &quot;parse-names&quot;: false, &quot;suffix&quot;: &quot;&quot;, &quot;given&quot;: &quot;Jasjeet S.&quot;, &quot;non-dropping-particle&quot;: &quot;&quot;}], &quot;ISBN&quot;: &quot;9780191577307&quot;, &quot;id&quot;: &quot;ITEM-1&quot;}}]} RNDWxPpAQUAxx"/><text:span text:style-name="T13">, in particular, on matching methods. In </text:span><text:span text:style-name="T31">the</text:span><text:span text:style-name="T13"> paper, instead of observing exposure as a continuous variable, </text:span><text:span text:style-name="T31">the authors </text:span><text:span text:style-name="T13">dichotomize </text:span><text:span text:style-name="T15">exposure </text:span><text:span text:style-name="T31">in the form of treated and untreated</text:span><text:span text:style-name="T14"> </text:span><text:span text:style-name="T13">defining several thresholds, in particular, for each time point, </text:span><text:span text:style-name="T15">individual </text:span><text:span text:style-name="T35">i</text:span><text:span text:style-name="T30">’</text:span><text:span text:style-name="T40">s</text:span><text:span text:style-name="T13"> </text:span><text:span text:style-name="T15">treatment at time </text:span><text:span text:style-name="T35">t</text:span><text:span text:style-name="T15">, </text:span><text:span text:style-name="T40">T_{it}</text:span><text:span text:style-name="T13">, </text:span><text:span text:style-name="T15">is defined as follows</text:span><text:span text:style-name="T13"> :</text:span></text:p>
      <text:p text:style-name="P1"><text:soft-page-break/><text:span text:style-name="T13"><text:tab/></text:span><text:span text:style-name="T40">T_{ilt} = 1 if e_{it} &gt; l and zero otherwise</text:span><text:span text:style-name="T13"><text:tab/>(</text:span><text:span text:style-name="T13"><text:sequence text:ref-name="refEquation1" text:name="Equation" text:formula="ooow:Equation+1" style:num-format="1">2</text:sequence></text:span><text:span text:style-name="T13">)</text:span></text:p>
      <text:p text:style-name="P3"><text:span text:style-name="T72">W</text:span>here <text:span text:style-name="T35">e_{it}</text:span> is exposure measured as number of connections at time <text:span text:style-name="T10">t</text:span> that had adopted the behavior, and <text:span text:style-name="T10">l</text:span> is the exposure threshold. <text:span text:style-name="T65">For ease of notation, from now own, we will omit the </text:span><text:span text:style-name="T11">t</text:span><text:span text:style-name="T65"> index unless necessary. In summary, the authors proposed computing treatment effects by executing the following steps:</text:span></text:p>
      <text:list xml:id="list4664458854423967832" text:style-name="L1">
        <text:list-item>
          <text:p text:style-name="P34">Estimate propensity score, <text:span text:style-name="T90">p_{il} = Pr{T_{il}=1|X=x_i}</text:span>, using a logistic regression,</text:p>
        </text:list-item>
        <text:list-item>
          <text:p text:style-name="P34"><text:span text:style-name="T72">M</text:span>atch treated individuals to untreated based on the propensity score,</text:p>
        </text:list-item>
        <text:list-item>
          <text:p text:style-name="P35"><text:span text:style-name="T72">R</text:span>emove pairs for which there was no good match, in particular, for which <text:span text:style-name="T90">|p_{il} - p_{jl}|</text:span> <text:span text:style-name="T90">&gt; 2*\sigma_p</text:span>, <text:span text:style-name="T67">and </text:span></text:p>
        </text:list-item>
        <text:list-item>
          <text:p text:style-name="P34"><text:span text:style-name="T72">C</text:span>ompute <text:span text:style-name="T63">a pseudo</text:span> Average Treatment effect on the Treated (ATT) as the ratio of adopters over non adopters, <text:span text:style-name="T90">n_+/n_-</text:span></text:p>
        </text:list-item>
      </text:list>
      <text:p text:style-name="P7">Nevertheless, while the propensity score matching estimator is widely used by literature <text:reference-mark-start text:name="ADDIN CSL_CITATION {&quot;properties&quot;: {&quot;noteIndex&quot;: 0}, &quot;schema&quot;: &quot;https://github.com/citation-style-language/schema/raw/master/csl-citation.json&quot;, &quot;mendeley&quot;: {&quot;formattedCitation&quot;: &quot;(Imbens &amp; Wooldridge, 2009)&quot;, &quot;previouslyFormattedCitation&quot;: &quot;(Imbens &amp; Wooldridge, 2009)&quot;, &quot;plainTextFormattedCitation&quot;: &quot;(Imbens &amp; Wooldridge, 2009)&quot;}, &quot;citationItems&quot;: [{&quot;uris&quot;: [&quot;http://www.mendeley.com/documents/?uuid=68b9fcb1-8c6b-4a8d-9324-c1c541dea77d&quot;], &quot;id&quot;: &quot;ITEM-1&quot;, &quot;itemData&quot;: {&quot;PMID&quot;: &quot;213233919&quot;, &quot;volume&quot;: &quot;47&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type&quot;: &quot;article-journal&quot;, &quot;title&quot;: &quot;Recent Developments in the Econometrics of Program Evaluation&quot;, &quot;issue&quot;: &quot;1&quot;, &quot;author&quot;: [{&quot;family&quot;: &quot;Imbens&quot;, &quot;dropping-particle&quot;: &quot;&quot;, &quot;parse-names&quot;: false, &quot;suffix&quot;: &quot;&quot;, &quot;given&quot;: &quot;Guido W&quot;, &quot;non-dropping-particle&quot;: &quot;&quot;}, {&quot;family&quot;: &quot;Wooldridge&quot;, &quot;dropping-particle&quot;: &quot;&quot;, &quot;parse-names&quot;: false, &quot;suffix&quot;: &quot;&quot;, &quot;given&quot;: &quot;Jeffrey M&quot;, &quot;non-dropping-particle&quot;: &quot;&quot;}], &quot;ISBN&quot;: &quot;00220515&quot;, &quot;ISSN&quot;: &quot;0022-0515&quot;, &quot;DOI&quot;: &quot;10.1257/jel.47.1.5&quot;, &quot;container-title&quot;: &quot;Journal of Economic Literature&quot;, &quot;issued&quot;: {&quot;date-parts&quot;: [[&quot;2009&quot;]]}, &quot;id&quot;: &quot;ITEM-1&quot;}}]} RNDFBKzdWS5RI"/><text:span text:style-name="T13">(Imbens &amp; Wooldridge, 2009)</text:span><text:reference-mark-end text:name="ADDIN CSL_CITATION {&quot;properties&quot;: {&quot;noteIndex&quot;: 0}, &quot;schema&quot;: &quot;https://github.com/citation-style-language/schema/raw/master/csl-citation.json&quot;, &quot;mendeley&quot;: {&quot;formattedCitation&quot;: &quot;(Imbens &amp; Wooldridge, 2009)&quot;, &quot;previouslyFormattedCitation&quot;: &quot;(Imbens &amp; Wooldridge, 2009)&quot;, &quot;plainTextFormattedCitation&quot;: &quot;(Imbens &amp; Wooldridge, 2009)&quot;}, &quot;citationItems&quot;: [{&quot;uris&quot;: [&quot;http://www.mendeley.com/documents/?uuid=68b9fcb1-8c6b-4a8d-9324-c1c541dea77d&quot;], &quot;id&quot;: &quot;ITEM-1&quot;, &quot;itemData&quot;: {&quot;PMID&quot;: &quot;213233919&quot;, &quot;volume&quot;: &quot;47&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type&quot;: &quot;article-journal&quot;, &quot;title&quot;: &quot;Recent Developments in the Econometrics of Program Evaluation&quot;, &quot;issue&quot;: &quot;1&quot;, &quot;author&quot;: [{&quot;family&quot;: &quot;Imbens&quot;, &quot;dropping-particle&quot;: &quot;&quot;, &quot;parse-names&quot;: false, &quot;suffix&quot;: &quot;&quot;, &quot;given&quot;: &quot;Guido W&quot;, &quot;non-dropping-particle&quot;: &quot;&quot;}, {&quot;family&quot;: &quot;Wooldridge&quot;, &quot;dropping-particle&quot;: &quot;&quot;, &quot;parse-names&quot;: false, &quot;suffix&quot;: &quot;&quot;, &quot;given&quot;: &quot;Jeffrey M&quot;, &quot;non-dropping-particle&quot;: &quot;&quot;}], &quot;ISBN&quot;: &quot;00220515&quot;, &quot;ISSN&quot;: &quot;0022-0515&quot;, &quot;DOI&quot;: &quot;10.1257/jel.47.1.5&quot;, &quot;container-title&quot;: &quot;Journal of Economic Literature&quot;, &quot;issued&quot;: {&quot;date-parts&quot;: [[&quot;2009&quot;]]}, &quot;id&quot;: &quot;ITEM-1&quot;}}]} RNDFBKzdWS5RI"/>, it is also a very controversial one since it is <text:span text:style-name="T67">known</text:span> to <text:span text:style-name="T68">worsen balance</text:span><text:span text:style-name="T5">—</text:span><text:span text:style-name="T45">in raw terms, the comparability between treated and controlled </text:span><text:span text:style-name="T52">individuals</text:span><text:span text:style-name="T45">—</text:span><text:span text:style-name="T55">of</text:span><text:span text:style-name="T45"> </text:span><text:span text:style-name="T43">post matched samples, which is the opposite of what the method itself looks for </text:span><text:reference-mark-start text:name="ADDIN CSL_CITATION {&quot;properties&quot;: {&quot;noteIndex&quot;: 0}, &quot;schema&quot;: &quot;https://github.com/citation-style-language/schema/raw/master/csl-citation.json&quot;, &quot;mendeley&quot;: {&quot;formattedCitation&quot;: &quot;(King &amp; Nielsen, 2015)&quot;, &quot;previouslyFormattedCitation&quot;: &quot;(King &amp; Nielsen, 2015)&quot;, &quot;plainTextFormattedCitation&quot;: &quot;(King &amp; Nielsen, 2015)&quot;}, &quot;citationItems&quot;: [{&quot;uris&quot;: [&quot;http://www.mendeley.com/documents/?uuid=9c9ede7e-dc83-4421-b946-93ce6944ce74&quot;], &quot;id&quot;: &quot;ITEM-1&quot;, &quot;itemData&quot;: {&quot;issued&quot;: {&quot;date-parts&quot;: [[&quot;2015&quot;]]}, &quot;title&quot;: &quot;Why Propensity Scores Should Not Be Used for&quot;, &quot;type&quot;: &quot;report&quot;, &quot;author&quot;: [{&quot;family&quot;: &quot;King&quot;, &quot;dropping-particle&quot;: &quot;&quot;, &quot;parse-names&quot;: false, &quot;suffix&quot;: &quot;&quot;, &quot;given&quot;: &quot;Gary&quot;, &quot;non-dropping-particle&quot;: &quot;&quot;}, {&quot;family&quot;: &quot;Nielsen&quot;, &quot;dropping-particle&quot;: &quot;&quot;, &quot;parse-names&quot;: false, &quot;suffix&quot;: &quot;&quot;, &quot;given&quot;: &quot;Richard&quot;, &quot;non-dropping-particle&quot;: &quot;&quot;}], &quot;id&quot;: &quot;ITEM-1&quot;}}]} RNDC3UohcEORr"/><text:span text:style-name="T20">(King &amp; Nielsen, 2015)</text:span><text:reference-mark-end text:name="ADDIN CSL_CITATION {&quot;properties&quot;: {&quot;noteIndex&quot;: 0}, &quot;schema&quot;: &quot;https://github.com/citation-style-language/schema/raw/master/csl-citation.json&quot;, &quot;mendeley&quot;: {&quot;formattedCitation&quot;: &quot;(King &amp; Nielsen, 2015)&quot;, &quot;previouslyFormattedCitation&quot;: &quot;(King &amp; Nielsen, 2015)&quot;, &quot;plainTextFormattedCitation&quot;: &quot;(King &amp; Nielsen, 2015)&quot;}, &quot;citationItems&quot;: [{&quot;uris&quot;: [&quot;http://www.mendeley.com/documents/?uuid=9c9ede7e-dc83-4421-b946-93ce6944ce74&quot;], &quot;id&quot;: &quot;ITEM-1&quot;, &quot;itemData&quot;: {&quot;issued&quot;: {&quot;date-parts&quot;: [[&quot;2015&quot;]]}, &quot;title&quot;: &quot;Why Propensity Scores Should Not Be Used for&quot;, &quot;type&quot;: &quot;report&quot;, &quot;author&quot;: [{&quot;family&quot;: &quot;King&quot;, &quot;dropping-particle&quot;: &quot;&quot;, &quot;parse-names&quot;: false, &quot;suffix&quot;: &quot;&quot;, &quot;given&quot;: &quot;Gary&quot;, &quot;non-dropping-particle&quot;: &quot;&quot;}, {&quot;family&quot;: &quot;Nielsen&quot;, &quot;dropping-particle&quot;: &quot;&quot;, &quot;parse-names&quot;: false, &quot;suffix&quot;: &quot;&quot;, &quot;given&quot;: &quot;Richard&quot;, &quot;non-dropping-particle&quot;: &quot;&quot;}], &quot;id&quot;: &quot;ITEM-1&quot;}}]} RNDC3UohcEORr"/><text:span text:style-name="T43">. </text:span><text:span text:style-name="T44">Instead, in this article we will use </text:span><text:span text:style-name="T52">Coarsened Exact Matching </text:span><text:span text:style-name="T53">(CEM)</text:span><text:span text:style-name="T52"> </text:span><text:reference-mark-start text:name="ADDIN CSL_CITATION {&quot;properties&quot;: {&quot;noteIndex&quot;: 0}, &quot;schema&quot;: &quot;https://github.com/citation-style-language/schema/raw/master/csl-citation.json&quot;, &quot;mendeley&quot;: {&quot;formattedCitation&quot;: &quot;(Iacus, King, &amp; Porro, 2012)&quot;, &quot;previouslyFormattedCitation&quot;: &quot;(Iacus, King, &amp; Porro, 2012)&quot;, &quot;plainTextFormattedCitation&quot;: &quot;(Iacus, King, &amp; Porro, 2012)&quot;}, &quot;citationItems&quot;: [{&quot;uris&quot;: [&quot;http://www.mendeley.com/documents/?uuid=bb426958-ff3c-4e8b-a524-b5da41cd7952&quot;], &quot;id&quot;: &quot;ITEM-1&quot;, &quot;itemData&quot;: {&quot;type&quot;: &quot;article-journal&quot;, &quot;volume&quot;: &quot;20&quot;, &quot;abstract&quot;: &quot;We discuss a method for improving causal inferences called \u2018\u2018Coarsened Exact Matching\u2019\u2019 (CEM), and the new \u2018\u2018Monotonic Imbalance Bounding\u2019\u2019 (MIB) class of matching methods from which CEM is derived. We summarize what is known about CEM and MIB, derive and illustrate several new desirable statistical properties of CEM, and then propose a variety of useful extensions. We show that CEM possesses a wide range of statistical properties not available in most other matching methods but is at the same time exceptionally easy to comprehend and use. We focus on the connection between theoretical properties and practical applications. We also make available easy-to-use open source software for R, Stata, and SPSS that implement all our suggestions&quot;, &quot;page&quot;: &quot;1-24&quot;, &quot;title&quot;: &quot;Causal inference without balance checking: Coarsened exact matching&quot;, &quot;issue&quot;: &quot;1&quot;, &quot;author&quot;: [{&quot;family&quot;: &quot;Iacus&quot;, &quot;dropping-particle&quot;: &quot;&quot;, &quot;parse-names&quot;: false, &quot;suffix&quot;: &quot;&quot;, &quot;given&quot;: &quot;Stefano M.&quot;, &quot;non-dropping-particle&quot;: &quot;&quot;}, {&quot;family&quot;: &quot;King&quot;, &quot;dropping-particle&quot;: &quot;&quot;, &quot;parse-names&quot;: false, &quot;suffix&quot;: &quot;&quot;, &quot;given&quot;: &quot;Gary&quot;, &quot;non-dropping-particle&quot;: &quot;&quot;}, {&quot;family&quot;: &quot;Porro&quot;, &quot;dropping-particle&quot;: &quot;&quot;, &quot;parse-names&quot;: false, &quot;suffix&quot;: &quot;&quot;, &quot;given&quot;: &quot;Giuseppe&quot;, &quot;non-dropping-particle&quot;: &quot;&quot;}], &quot;ISBN&quot;: &quot;1047-1987&quot;, &quot;ISSN&quot;: &quot;10471987&quot;, &quot;DOI&quot;: &quot;10.1093/pan/mpr013&quot;, &quot;container-title&quot;: &quot;Political Analysis&quot;, &quot;issued&quot;: {&quot;date-parts&quot;: [[&quot;2012&quot;]]}, &quot;id&quot;: &quot;ITEM-1&quot;}}]} RNDIsFKOlZ8ho"/><text:span text:style-name="T22">(Iacus, King, &amp; Porro, 2012)</text:span><text:reference-mark-end text:name="ADDIN CSL_CITATION {&quot;properties&quot;: {&quot;noteIndex&quot;: 0}, &quot;schema&quot;: &quot;https://github.com/citation-style-language/schema/raw/master/csl-citation.json&quot;, &quot;mendeley&quot;: {&quot;formattedCitation&quot;: &quot;(Iacus, King, &amp; Porro, 2012)&quot;, &quot;previouslyFormattedCitation&quot;: &quot;(Iacus, King, &amp; Porro, 2012)&quot;, &quot;plainTextFormattedCitation&quot;: &quot;(Iacus, King, &amp; Porro, 2012)&quot;}, &quot;citationItems&quot;: [{&quot;uris&quot;: [&quot;http://www.mendeley.com/documents/?uuid=bb426958-ff3c-4e8b-a524-b5da41cd7952&quot;], &quot;id&quot;: &quot;ITEM-1&quot;, &quot;itemData&quot;: {&quot;type&quot;: &quot;article-journal&quot;, &quot;volume&quot;: &quot;20&quot;, &quot;abstract&quot;: &quot;We discuss a method for improving causal inferences called \u2018\u2018Coarsened Exact Matching\u2019\u2019 (CEM), and the new \u2018\u2018Monotonic Imbalance Bounding\u2019\u2019 (MIB) class of matching methods from which CEM is derived. We summarize what is known about CEM and MIB, derive and illustrate several new desirable statistical properties of CEM, and then propose a variety of useful extensions. We show that CEM possesses a wide range of statistical properties not available in most other matching methods but is at the same time exceptionally easy to comprehend and use. We focus on the connection between theoretical properties and practical applications. We also make available easy-to-use open source software for R, Stata, and SPSS that implement all our suggestions&quot;, &quot;page&quot;: &quot;1-24&quot;, &quot;title&quot;: &quot;Causal inference without balance checking: Coarsened exact matching&quot;, &quot;issue&quot;: &quot;1&quot;, &quot;author&quot;: [{&quot;family&quot;: &quot;Iacus&quot;, &quot;dropping-particle&quot;: &quot;&quot;, &quot;parse-names&quot;: false, &quot;suffix&quot;: &quot;&quot;, &quot;given&quot;: &quot;Stefano M.&quot;, &quot;non-dropping-particle&quot;: &quot;&quot;}, {&quot;family&quot;: &quot;King&quot;, &quot;dropping-particle&quot;: &quot;&quot;, &quot;parse-names&quot;: false, &quot;suffix&quot;: &quot;&quot;, &quot;given&quot;: &quot;Gary&quot;, &quot;non-dropping-particle&quot;: &quot;&quot;}, {&quot;family&quot;: &quot;Porro&quot;, &quot;dropping-particle&quot;: &quot;&quot;, &quot;parse-names&quot;: false, &quot;suffix&quot;: &quot;&quot;, &quot;given&quot;: &quot;Giuseppe&quot;, &quot;non-dropping-particle&quot;: &quot;&quot;}], &quot;ISBN&quot;: &quot;1047-1987&quot;, &quot;ISSN&quot;: &quot;10471987&quot;, &quot;DOI&quot;: &quot;10.1093/pan/mpr013&quot;, &quot;container-title&quot;: &quot;Political Analysis&quot;, &quot;issued&quot;: {&quot;date-parts&quot;: [[&quot;2012&quot;]]}, &quot;id&quot;: &quot;ITEM-1&quot;}}]} RNDIsFKOlZ8ho"/><text:span text:style-name="T52">⁠</text:span><text:span text:style-name="T44">, </text:span><text:span text:style-name="T52">a method that, as a difference from propensity score matching, improves balance, and hence allows comparing treated and control groups directly. </text:span><text:span text:style-name="T61">In raw terms, CEM removes observations that cannot be compared, and provides weights to each observation such that balance, comparability between treated and controlled, is maximized.</text:span></text:p>
      <text:p text:style-name="P10"><text:span text:style-name="T46">When</text:span><text:span text:style-name="T44">, </text:span><text:span text:style-name="T46">in </text:span><text:span text:style-name="T44">Aral et al. (2009) they </text:span><text:span text:style-name="T46">define the treated and untreated groups over the entire population, they </text:span><text:span text:style-name="T44">do not control for individuals having adopted in time periods prior to </text:span><text:span text:style-name="T44"><draw:g text:anchor-type="as-char" svg:y="-0.1071in" draw:z-index="0"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4"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44">, in other words, at least in </text:span><text:reference-mark-start text:name="ADDIN CSL_CITATION {&quot;properties&quot;: {&quot;noteIndex&quot;: 0}, &quot;schema&quot;: &quot;https://github.com/citation-style-language/schema/raw/master/csl-citation.json&quot;, &quot;mendeley&quot;: {&quot;formattedCitation&quot;: &quot;(Valente, 1995)&quot;, &quot;previouslyFormattedCitation&quot;: &quot;(Valente, 1995)&quot;, &quot;plainTextFormattedCitation&quot;: &quot;(Valente, 1995)&quot;}, &quot;citationItems&quot;: [{&quot;uris&quot;: [&quot;http://www.mendeley.com/documents/?uuid=05552744-7c3b-4f30-a62d-cb53cd63f105&quot;], &quot;id&quot;: &quot;ITEM-1&quot;, &quot;itemData&quot;: {&quot;title&quot;: &quot;Network models of the diffusion of innovations&quot;, &quot;edition&quot;: &quot;2&quot;, &quot;type&quot;: &quot;book&quot;, &quot;issued&quot;: {&quot;date-parts&quot;: [[&quot;1995&quot;]]}, &quot;publisher&quot;: &quot;Hampton Press&quot;, &quot;publisher-place&quot;: &quot;Cresskill N.J.&quot;, &quot;author&quot;: [{&quot;family&quot;: &quot;Valente&quot;, &quot;dropping-particle&quot;: &quot;&quot;, &quot;parse-names&quot;: false, &quot;suffix&quot;: &quot;&quot;, &quot;given&quot;: &quot;Thomas W.&quot;, &quot;non-dropping-particle&quot;: &quot;&quot;}], &quot;ISBN&quot;: &quot;9781881303213&quot;, &quot;id&quot;: &quot;ITEM-1&quot;}}]} RNDNMScJ6AOJc"/><text:span text:style-name="T21">(Valente, 1995)</text:span><text:reference-mark-end text:name="ADDIN CSL_CITATION {&quot;properties&quot;: {&quot;noteIndex&quot;: 0}, &quot;schema&quot;: &quot;https://github.com/citation-style-language/schema/raw/master/csl-citation.json&quot;, &quot;mendeley&quot;: {&quot;formattedCitation&quot;: &quot;(Valente, 1995)&quot;, &quot;previouslyFormattedCitation&quot;: &quot;(Valente, 1995)&quot;, &quot;plainTextFormattedCitation&quot;: &quot;(Valente, 1995)&quot;}, &quot;citationItems&quot;: [{&quot;uris&quot;: [&quot;http://www.mendeley.com/documents/?uuid=05552744-7c3b-4f30-a62d-cb53cd63f105&quot;], &quot;id&quot;: &quot;ITEM-1&quot;, &quot;itemData&quot;: {&quot;title&quot;: &quot;Network models of the diffusion of innovations&quot;, &quot;edition&quot;: &quot;2&quot;, &quot;type&quot;: &quot;book&quot;, &quot;issued&quot;: {&quot;date-parts&quot;: [[&quot;1995&quot;]]}, &quot;publisher&quot;: &quot;Hampton Press&quot;, &quot;publisher-place&quot;: &quot;Cresskill N.J.&quot;, &quot;author&quot;: [{&quot;family&quot;: &quot;Valente&quot;, &quot;dropping-particle&quot;: &quot;&quot;, &quot;parse-names&quot;: false, &quot;suffix&quot;: &quot;&quot;, &quot;given&quot;: &quot;Thomas W.&quot;, &quot;non-dropping-particle&quot;: &quot;&quot;}], &quot;ISBN&quot;: &quot;9781881303213&quot;, &quot;id&quot;: &quot;ITEM-1&quot;}}]} RNDNMScJ6AOJc"/><text:span text:style-name="T44">, threshold levels and exposure levels are solely important for the set of individuals who has either adopted recently or has not. Not controlling for this actually may bias the outcomes since, as more individuals adopt, exposure levels do as well, which might yield to spurious effects. </text:span><text:span text:style-name="T46">Hence, when defining the relevant population </text:span><text:soft-page-break/><text:span text:style-name="T46">for each combination of time and threshold level </text:span><text:span text:style-name="T46"><draw:g text:anchor-type="as-char" svg:y="-0.1181in" draw:z-index="1" draw:style-name="gr1"><svg:title>TexMaths</svg:title><svg:desc>12§display§l§svg§600§FALSE§</svg:desc><draw:polygon draw:style-name="gr2" draw:text-style-name="P43" svg:width="0.052in" svg:height="0.1154in" svg:x="0in" svg:y="0.0004in" svg:viewBox="0 0 133 294" draw:points="67,294 0,294 0,0 133,0 133,294"><text:p/></draw:polygon><draw:path draw:style-name="gr3" draw:text-style-name="P44" svg:width="0.035in" svg:height="0.1177in" svg:x="0.0071in" svg:y="0in" svg:viewBox="0 0 90 300" svg:d="M90 5c0 0 0-5-4-5-11 0-42 4-53 5-3 0-8 0-8 8 0 5 5 5 11 5 20 0 21 4 21 7l-1 9-54 212c-1 5-2 8-2 14 0 25 19 40 38 40 14 0 25-8 32-24 9-16 13-41 13-42 0-4-3-4-4-4-5 0-5 1-6 8-9 27-16 53-34 53-12 0-12-14-12-20 0-11 0-12 3-20z"><text:p/></draw:path></draw:g></text:span><text:span text:style-name="T46">, we will only use those observations that either have not adopted, or have adopted no more than 1 time period prior to </text:span><text:span text:style-name="T46"><draw:g text:anchor-type="as-char" svg:y="-0.1071in" draw:z-index="2" draw:style-name="gr1"><svg:title>TexMaths</svg:title><svg:desc>12§display§t§svg§600§FALSE§</svg:desc><draw:polygon draw:style-name="gr2" draw:text-style-name="P43" svg:width="0.0594in" svg:height="0.102in" svg:x="0in" svg:y="0.0016in" svg:viewBox="0 0 152 260" draw:points="76,260 0,260 0,0 152,0 152,260"><text:p/></draw:polygon><draw:path draw:style-name="gr3" draw:text-style-name="P44" svg:width="0.0508in" svg:height="0.1063in" svg:x="0.0039in" svg:y="0in" svg:viewBox="0 0 130 271" svg:d="M78 96h39c8 0 13 0 13-8 0-5-5-5-12-5h-37c16-60 17-69 17-71 0-7-5-12-12-12-1 0-13 0-17 16l-16 67h-40c-8 0-13 0-13 8 0 5 4 5 12 5h37c-30 121-32 128-32 135 0 23 16 40 39 40 43 0 67-63 67-65 0-5-4-5-5-5-3 0-5 1-6 6-19 44-40 54-55 54-9 0-13-5-13-19 0-11 0-13 3-21z"><text:p/></draw:path></draw:g></text:span><text:span text:style-name="T46">.</text:span></text:p>
      <text:p text:style-name="P10"><text:span text:style-name="T47">Since in our case we do not have </text:span><text:span text:style-name="T48">a dichotomous adoption variable, rather we observe how many articles a party has implemented, we say that a particular party </text:span><text:span text:style-name="T53">member </text:span><text:span text:style-name="T48">has implemented an article if it at least has implemented a single item. </text:span><text:span text:style-name="T49">Interestingly, for example, in the case of Article 5, we see that roughly </text:span><text:span text:style-name="T50">6</text:span><text:span text:style-name="T49">0% </text:span><text:span text:style-name="T50">(95 members) </text:span><text:span text:style-name="T49">of the members have not implemented any part of it in 2010, and for 2012 that percentage lowers to 25%, so half of the non-adopters switched status.</text:span></text:p>
      <text:p text:style-name="P39"><text:span text:style-name="T51">I</text:span><text:span text:style-name="T43">n the case of the treatment threshold levels, we established them case-by-case such that the number of treated and controlled groups had enough number of individuals to be compared. Furthermore, depending on the network, the threshold and exposure levels are computed either as counts, number of neighbors that adopted, or proportions, percentage of neighbors that adopted.</text:span></text:p>
      <text:p text:style-name="P4">The <text:span text:style-name="T91">steps required to estimate treatment effects using CEM</text:span> <text:span text:style-name="T91">with network data is described as follows</text:span>:</text:p>
      <text:list xml:id="list5469893227654857376" text:style-name="L2">
        <text:list-item>
          <text:p text:style-name="P36">Define treatment regime as T_i = 1 if exposure_i &gt; threshold, and 0 otherwise.</text:p>
        </text:list-item>
        <text:list-item>
          <text:p text:style-name="P36"><text:span text:style-name="T92">Use </text:span>CEM. <text:span text:style-name="T92">The algorithm will indicate which observations can be used to compare, weights, w_i, greater than 0, and which cannot, weights, equal to zero.</text:span></text:p>
        </text:list-item>
        <text:list-item>
          <text:p text:style-name="P38"><text:span text:style-name="T43">Compute treatment effect as follows </text:span><text:span text:style-name="T62">ATT = \sum_i (y_i*w_i*T_i)/(\sum_j w_j*T_j) - \sum_i [y_i*w_i*(1-T_i)]/(\sum_j w_j*(1-T_j))</text:span></text:p>
        </text:list-item>
        <text:list-item>
          <text:p text:style-name="P37"><text:span text:style-name="T43">Finally, following </text:span><text:reference-mark-start text:name="ADDIN CSL_CITATION {&quot;properties&quot;: {&quot;noteIndex&quot;: 0}, &quot;schema&quot;: &quot;https://github.com/citation-style-language/schema/raw/master/csl-citation.json&quot;, &quot;mendeley&quot;: {&quot;formattedCitation&quot;: &quot;(Imbens &amp; Wooldridge, 2009)&quot;, &quot;previouslyFormattedCitation&quot;: &quot;(Imbens &amp; Wooldridge, 2009)&quot;, &quot;plainTextFormattedCitation&quot;: &quot;(Imbens &amp; Wooldridge, 2009)&quot;}, &quot;citationItems&quot;: [{&quot;uris&quot;: [&quot;http://www.mendeley.com/documents/?uuid=68b9fcb1-8c6b-4a8d-9324-c1c541dea77d&quot;], &quot;id&quot;: &quot;ITEM-1&quot;, &quot;itemData&quot;: {&quot;PMID&quot;: &quot;213233919&quot;, &quot;volume&quot;: &quot;47&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type&quot;: &quot;article-journal&quot;, &quot;title&quot;: &quot;Recent Developments in the Econometrics of Program Evaluation&quot;, &quot;issue&quot;: &quot;1&quot;, &quot;author&quot;: [{&quot;family&quot;: &quot;Imbens&quot;, &quot;dropping-particle&quot;: &quot;&quot;, &quot;parse-names&quot;: false, &quot;suffix&quot;: &quot;&quot;, &quot;given&quot;: &quot;Guido W&quot;, &quot;non-dropping-particle&quot;: &quot;&quot;}, {&quot;family&quot;: &quot;Wooldridge&quot;, &quot;dropping-particle&quot;: &quot;&quot;, &quot;parse-names&quot;: false, &quot;suffix&quot;: &quot;&quot;, &quot;given&quot;: &quot;Jeffrey M&quot;, &quot;non-dropping-particle&quot;: &quot;&quot;}], &quot;ISBN&quot;: &quot;00220515&quot;, &quot;ISSN&quot;: &quot;0022-0515&quot;, &quot;DOI&quot;: &quot;10.1257/jel.47.1.5&quot;, &quot;container-title&quot;: &quot;Journal of Economic Literature&quot;, &quot;issued&quot;: {&quot;date-parts&quot;: [[&quot;2009&quot;]]}, &quot;id&quot;: &quot;ITEM-1&quot;}}]} RND9keObKQt3b"/><text:span text:style-name="T20">(Imbens &amp; Wooldridge, 2009)</text:span><text:reference-mark-end text:name="ADDIN CSL_CITATION {&quot;properties&quot;: {&quot;noteIndex&quot;: 0}, &quot;schema&quot;: &quot;https://github.com/citation-style-language/schema/raw/master/csl-citation.json&quot;, &quot;mendeley&quot;: {&quot;formattedCitation&quot;: &quot;(Imbens &amp; Wooldridge, 2009)&quot;, &quot;previouslyFormattedCitation&quot;: &quot;(Imbens &amp; Wooldridge, 2009)&quot;, &quot;plainTextFormattedCitation&quot;: &quot;(Imbens &amp; Wooldridge, 2009)&quot;}, &quot;citationItems&quot;: [{&quot;uris&quot;: [&quot;http://www.mendeley.com/documents/?uuid=68b9fcb1-8c6b-4a8d-9324-c1c541dea77d&quot;], &quot;id&quot;: &quot;ITEM-1&quot;, &quot;itemData&quot;: {&quot;PMID&quot;: &quot;213233919&quot;, &quot;volume&quot;: &quot;47&quot;, &quot;abstract&quot;: &quot;Many empirical questions in economics and other social sciences depend on causal effects of programs or policies. In the last two decades, much research has been done on the econometric and statistical analysis of such causal effects. This recent theoretical literature has built on, and combined features of, earlier work in both the statistics and econometrics literatures. It has by now reached a level of maturity that makes it an important tool in many areas of empirical research in economics, including labor economics, public finance, development economics, industrial organization, and other areas of empirical microeconomics. In this review, we discuss some of the recent developments. We focus primarily on practical issues for empirical researchers, as well as provide a historical overview of the area and give references to more technical research.&quot;, &quot;page&quot;: &quot;5-86&quot;, &quot;type&quot;: &quot;article-journal&quot;, &quot;title&quot;: &quot;Recent Developments in the Econometrics of Program Evaluation&quot;, &quot;issue&quot;: &quot;1&quot;, &quot;author&quot;: [{&quot;family&quot;: &quot;Imbens&quot;, &quot;dropping-particle&quot;: &quot;&quot;, &quot;parse-names&quot;: false, &quot;suffix&quot;: &quot;&quot;, &quot;given&quot;: &quot;Guido W&quot;, &quot;non-dropping-particle&quot;: &quot;&quot;}, {&quot;family&quot;: &quot;Wooldridge&quot;, &quot;dropping-particle&quot;: &quot;&quot;, &quot;parse-names&quot;: false, &quot;suffix&quot;: &quot;&quot;, &quot;given&quot;: &quot;Jeffrey M&quot;, &quot;non-dropping-particle&quot;: &quot;&quot;}], &quot;ISBN&quot;: &quot;00220515&quot;, &quot;ISSN&quot;: &quot;0022-0515&quot;, &quot;DOI&quot;: &quot;10.1257/jel.47.1.5&quot;, &quot;container-title&quot;: &quot;Journal of Economic Literature&quot;, &quot;issued&quot;: {&quot;date-parts&quot;: [[&quot;2009&quot;]]}, &quot;id&quot;: &quot;ITEM-1&quot;}}]} RND9keObKQt3b"/><text:span text:style-name="T43">⁠</text:span><text:span text:style-name="T54">, we can </text:span><text:span text:style-name="T43">obtain</text:span><text:span text:style-name="T54"> </text:span><text:span text:style-name="T43">standard errors using </text:span><text:span text:style-name="T54">bootstrapping </text:span><text:span text:style-name="T43">as proposed in </text:span><text:reference-mark-start text:name="ADDIN CSL_CITATION {&quot;properties&quot;: {&quot;noteIndex&quot;: 0}, &quot;schema&quot;: &quot;https://github.com/citation-style-language/schema/raw/master/csl-citation.json&quot;, &quot;mendeley&quot;: {&quot;formattedCitation&quot;: &quot;(Snijders &amp; Borgatti, 1999)&quot;, &quot;previouslyFormattedCitation&quot;: &quot;(Snijders &amp; Borgatti, 1999)&quot;, &quot;plainTextFormattedCitation&quot;: &quot;(Snijders &amp; Borgatti, 1999)&quot;}, &quot;citationItems&quot;: [{&quot;uris&quot;: [&quot;http://www.mendeley.com/documents/?uuid=26bbd071-662c-4f0a-a956-675b42fcbb8d&quot;], &quot;id&quot;: &quot;ITEM-1&quot;, &quot;itemData&quot;: {&quot;issued&quot;: {&quot;date-parts&quot;: [[&quot;1999&quot;]]}, &quot;title&quot;: &quot;Non-Parametric Standard Errors and Tests for Network Statistics&quot;, &quot;container-title&quot;: &quot;Connections&quot;, &quot;page&quot;: &quot;1-10&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issue&quot;: &quot;2&quot;, &quot;volume&quot;: &quot;22&quot;, &quot;type&quot;: &quot;article-journal&quot;, &quot;author&quot;: [{&quot;family&quot;: &quot;Snijders&quot;, &quot;dropping-particle&quot;: &quot;&quot;, &quot;parse-names&quot;: false, &quot;suffix&quot;: &quot;&quot;, &quot;given&quot;: &quot;Tom A B&quot;, &quot;non-dropping-particle&quot;: &quot;&quot;}, {&quot;family&quot;: &quot;Borgatti&quot;, &quot;dropping-particle&quot;: &quot;&quot;, &quot;parse-names&quot;: false, &quot;suffix&quot;: &quot;&quot;, &quot;given&quot;: &quot;Stephen P&quot;, &quot;non-dropping-particle&quot;: &quot;&quot;}], &quot;id&quot;: &quot;ITEM-1&quot;}}]} RNDEIolaEcVup"/><text:span text:style-name="T23">(Snijders &amp; Borgatti, 1999)</text:span><text:reference-mark-end text:name="ADDIN CSL_CITATION {&quot;properties&quot;: {&quot;noteIndex&quot;: 0}, &quot;schema&quot;: &quot;https://github.com/citation-style-language/schema/raw/master/csl-citation.json&quot;, &quot;mendeley&quot;: {&quot;formattedCitation&quot;: &quot;(Snijders &amp; Borgatti, 1999)&quot;, &quot;previouslyFormattedCitation&quot;: &quot;(Snijders &amp; Borgatti, 1999)&quot;, &quot;plainTextFormattedCitation&quot;: &quot;(Snijders &amp; Borgatti, 1999)&quot;}, &quot;citationItems&quot;: [{&quot;uris&quot;: [&quot;http://www.mendeley.com/documents/?uuid=26bbd071-662c-4f0a-a956-675b42fcbb8d&quot;], &quot;id&quot;: &quot;ITEM-1&quot;, &quot;itemData&quot;: {&quot;issued&quot;: {&quot;date-parts&quot;: [[&quot;1999&quot;]]}, &quot;title&quot;: &quot;Non-Parametric Standard Errors and Tests for Network Statistics&quot;, &quot;container-title&quot;: &quot;Connections&quot;, &quot;page&quot;: &quot;1-10&quot;, &quot;abstract&quot;: &quot;Two procedures are proposed for calculating standard errors for network statistics. Both are based on resampling of vertices: the first follows the bootstrap approach, the second the jackknife approach. In addition, we demonstrate how to use these estimated standard errors to compare statistics using an approximate t-test and how statistics can also be compared by another bootstrap approach that is not based on approximate normality.&quot;, &quot;issue&quot;: &quot;2&quot;, &quot;volume&quot;: &quot;22&quot;, &quot;type&quot;: &quot;article-journal&quot;, &quot;author&quot;: [{&quot;family&quot;: &quot;Snijders&quot;, &quot;dropping-particle&quot;: &quot;&quot;, &quot;parse-names&quot;: false, &quot;suffix&quot;: &quot;&quot;, &quot;given&quot;: &quot;Tom A B&quot;, &quot;non-dropping-particle&quot;: &quot;&quot;}, {&quot;family&quot;: &quot;Borgatti&quot;, &quot;dropping-particle&quot;: &quot;&quot;, &quot;parse-names&quot;: false, &quot;suffix&quot;: &quot;&quot;, &quot;given&quot;: &quot;Stephen P&quot;, &quot;non-dropping-particle&quot;: &quot;&quot;}], &quot;id&quot;: &quot;ITEM-1&quot;}}]} RNDEIolaEcVup"/><text:span text:style-name="T54">.</text:span></text:p>
        </text:list-item>
      </text:list>
      <text:p text:style-name="P6">One important thing to notice is that in Aral <text:span text:style-name="T3">et al.</text:span> (2009) they did not <text:span text:style-name="T67">discuss</text:span> the implications of the Stable Unit Treatment Value Assumption (SUTVA) which claims that <text:span text:style-name="T93">(y_i(0), y_i(1)) \perp w_j</text:span>, in other words, whether <text:span text:style-name="T12">j</text:span> received treatment or not should not affect <text:span text:style-name="T12">i</text:span><text:span text:style-name="T93">’</text:span>s outcome. While this seems to be easily violated in the context of network data, we argue that such effect, if exists, is not direct since more than who <text:soft-page-break/>adopts is how many adopt the behavior. Notwithstanding, <text:span text:style-name="T67">the feasibility of the SUTVA assumption in this context should be </text:span>revised in the future.</text:p>
      <text:h text:style-name="P42" text:outline-level="2">Results</text:h>
      <text:h text:style-name="P42" text:outline-level="2">Discussion</text:h>
      <text:h text:style-name="P28" text:outline-level="1"/>
      <text:h text:style-name="P30" text:outline-level="1">Appendix</text:h>
      <text:p text:style-name="P9"><text:span text:style-name="T1">Article 5</text:span>, general obligations, requires Parties to establish essential infrastructure for tobacco control, including a national coordinating mechanism, and to develop and implement comprehensive, multisectoral tobacco-control strategies, plans and legislation to prevent and reduce tobacco use, nicotine addiction and exposure to tobacco smoke. This process must be protected from the interests of the tobacco industry. The Article also calls for international cooperation and refers to raising the necessary financial resources for implementation of the Convention.</text:p>
      <text:p text:style-name="P9"><text:span text:style-name="T1">Article 5.3</text:span> is one of the most important cross-cutting provisions of the Convention, and one for which implementation guidelines have been adopted. It requires Parties to protect their tobacco control and public health policies from commercial and other vested interests of the tobacco industry.</text:p>
      <text:p text:style-name="P9"><text:span text:style-name="T1">Article 5</text:span> also stipulates that Parties shall cooperate with international organizations and with each other to achieve the objective of the Convention and to raise financial resources for its implementation (see also Article 26).</text:p>
      <text:p text:style-name="P9"><text:span text:style-name="T1">Article 6</text:span> encourages price and tax measures as effective means to reduce the demand for tobacco. These include tax increases that result in an increase of the sales price of tobacco products; and prohibiting or restricting sales of tax- and duty-free tobacco products. Guidelines for implementation of Article 6 were adopted at COP6 in October 2014.</text:p>
      <text:p text:style-name="P8"><text:span text:style-name="T1">Article 8</text:span> addresses the adoption and implementation of effective measures to provide protection from exposure to tobacco smoke in indoor workplaces, public transport, indoor public places and, as appropriate, other public places. Guidelines for implementation of Article 8 were adopted at COP2. Although there is no timeline imposed in the treaty itself, the guidelines recommend that comprehensive smoke-free policies be put in place within five years of entry into force of the Convention for that Party</text:p>
      <text:p text:style-name="P8"><text:soft-page-break/><text:span text:style-name="T1">Article 11</text:span> requires each Parties, within three years of entry into force of the Convention for that Party, to adopt and implement effective measures to prohibit misleading tobacco packaging and labeling; ensure that tobacco product packages carry large health warnings and messages describing the harmful effects of tobacco use; ensure that such warnings cover 50% or more, but not less than 30%, of principal display areas and that they are in the Parties’ principal language(s); and ensure that packages contain prescribed information on the tobacco products’ constituents and emissions. Guidelines on implementation of Article 11 were adopted at COP3.</text:p>
      <text:p text:style-name="P8"><text:span text:style-name="T1">Article 13</text:span> requires Parties to undertake a comprehensive ban of all tobacco advertising, promotion and sponsorship (a list of forms of tobacco advertising, promotion and sponsorship within the terms of the Convention, is provided in the appendix to the guidelines for implementation of Article 13, which were adopted at COP3). To be effective, the ban should cover all types of tobacco advertising and promotion as well as any sponsorship conducted by the tobacco industry. The comprehensive ban must be put into effect within five years of entry into force of the Convention for each Party, including of a cross-border advertising ban originating from the Party’s territory. Parties that are not in a position to provide for a comprehensive ban due to their constitutional principles must apply restrictions..</text:p>
      <text:h text:style-name="P27" text:outline-level="1">References</text:h>
      <text:section text:style-name="Sect1" text:name="ADDIN Mendeley Bibliography CSL_BIBLIOGRAPHY  RND55FtxuY399">
        <text:p text:style-name="P32">Aral, S., Muchnik, L., &amp; Sundararajan, A. (2009). Distinguishing influence-based contagion from homophily-driven diffusion in dynamic networks. <text:span text:style-name="T2">Proceedings of the National Academy of Sciences of the United States of America</text:span>, <text:span text:style-name="T2">106</text:span>(51), 21544–21549. https://doi.org/10.1073/pnas.0908800106</text:p>
        <text:p text:style-name="P32">Bakshy, E., Rosenn, I., Marlow, C., &amp; Adamic, L. (2012). The role of social networks in information diffusion. <text:span text:style-name="T2">WWW 2012 - Session: Information Diffusion in Social Networks April 16-20, 2012, Lyon, France</text:span>, 519–528. https://doi.org/10.1145/2187836.2187907</text:p>
        <text:p text:style-name="P32">Cruz, C., Keefer, P., &amp; Scartascini, C. (2016). <text:span text:style-name="T2">Database of Political Institutions Codebook, 2015 Update (DPI2015)</text:span>. Retrieved from <text:soft-page-break/>http://www.iadb.org/en/research-and-data/publication-details,3169.html?pub_id=IDB-DB-121</text:p>
        <text:p text:style-name="P32">Doreian, P., Teuter, K., &amp; Wang, C.-H. (1984). Network Autocorrelation Models: Some Monte Carlo Results. <text:span text:style-name="T2">Sociological Methods &amp; Research</text:span>, <text:span text:style-name="T2">13</text:span>(2), 155–200. https://doi.org/10.1177/0049124184013002001</text:p>
        <text:p text:style-name="P32">Fujimoto, K., Chou, C. P., &amp; Valente, T. W. (2011). The network autocorrelation model using two-mode data: Affiliation exposure and potential bias in the autocorrelation parameter. <text:span text:style-name="T2">Social Networks</text:span>, <text:span text:style-name="T2">33</text:span>(3), 231–243. https://doi.org/10.1016/j.socnet.2011.06.001</text:p>
        <text:p text:style-name="P32">Grieco, J. M., Gelpi, C. F., &amp; Warren, T. C. (2009). When Preferences and Commitments Collide: The Effect of Relative Partisan Shifts on International Treaty Compliance. <text:span text:style-name="T2">International Organization</text:span>, <text:span text:style-name="T2">63</text:span>(2), 341. https://doi.org/10.1017/S0020818309090110</text:p>
        <text:p text:style-name="P32">Iacus, S. M., King, G., &amp; Porro, G. (2012). Causal inference without balance checking: Coarsened exact matching. <text:span text:style-name="T2">Political Analysis</text:span>, <text:span text:style-name="T2">20</text:span>(1), 1–24. https://doi.org/10.1093/pan/mpr013</text:p>
        <text:p text:style-name="P32">Imbens, G. W., &amp; Wooldridge, J. M. (2009). Recent Developments in the Econometrics of Program Evaluation. <text:span text:style-name="T2">Journal of Economic Literature</text:span>, <text:span text:style-name="T2">47</text:span>(1), 5–86. https://doi.org/10.1257/jel.47.1.5</text:p>
        <text:p text:style-name="P32">Joossens, L., Merriman, D., Ross, H., &amp; Raw, M. (2010). The impact of eliminating the global illicit cigarette trade on health and revenue. <text:span text:style-name="T2">Addiction</text:span>, <text:span text:style-name="T2">105</text:span>(9), 1640–1649. https://doi.org/10.1111/j.1360-0443.2010.03018.x</text:p>
        <text:p text:style-name="P32">Joossens, L., &amp; Raw, M. (1998). Cigarette smuggling in Europe: who really benefits? <text:span text:style-name="T2">Tobacco Control</text:span>, <text:span text:style-name="T2">7</text:span>(1), 66–71. https://doi.org/10.1136/tc.7.1.66</text:p>
        <text:p text:style-name="P32">King, G., &amp; Nielsen, R. (2015). <text:span text:style-name="T2">Why Propensity Scores Should Not Be Used for</text:span>.</text:p>
        <text:p text:style-name="P32">Leenders, R. T. A. J. (2002). Modeling social influence through network autocorrelation: constructing the weight matrix. <text:span text:style-name="T2">Social Networks</text:span>, <text:span text:style-name="T2">24</text:span>(1), 21–47. https://doi.org/10.1016/S0378-8733(01)00049-1</text:p>
        <text:p text:style-name="P32"><text:soft-page-break/>Mizruchi, M. S., &amp; Neuman, E. J. (2008). The effect of density on the level of bias in the network autocorrelation model. <text:span text:style-name="T2">Social Networks</text:span>, <text:span text:style-name="T2">30</text:span>(3), 190–200. https://doi.org/10.1016/j.socnet.2008.02.002</text:p>
        <text:p text:style-name="P32">Putnam, R. D. (2016). International Organization Foundation Diplomacy and Domestic Politics : The Logic of Two-Level Games Author ( s ): Robert D . Putnam Published by : The MIT Press Stable URL : http://www.jstor.org/stable/2706785 Accessed : 08-07-2016 21 : 06 UTC Your use o, <text:span text:style-name="T2">42</text:span>(3), 427–460.</text:p>
        <text:p text:style-name="P32">Sapienza, P., Zingales, L., &amp; Guiso, L. (2006). Does culture affect economic outcomes?, <text:span text:style-name="T2">20</text:span>(2), 23–48. Retrieved from http://www.nber.org/papers/w11999</text:p>
        <text:p text:style-name="P32">Sekhon, J. S. (2008). The Neyman-Rubin Model of Causal Inference and Estimation Via Matching Methods. <text:span text:style-name="T2">The Oxford Handbook of Political Methodology</text:span>. https://doi.org/10.1093/oxfordhb/9780199286546.003.0011</text:p>
        <text:p text:style-name="P32">Shalizi, C. R., &amp; Thomas, A. C. (2011). Homophily and Contagion Are Generically Confounded in Observational Social Network Studies. <text:span text:style-name="T2">Sociological Methods &amp; Research</text:span>, <text:span text:style-name="T2">40</text:span>(2), 211–239. https://doi.org/10.1177/0049124111404820</text:p>
        <text:p text:style-name="P32">Simmons, B. (2000). International Law and State Behavior: Commitment and Compliance in International Monetary Affairs Author ( s ): Beth A . Simmons Source : The American Political Science Review , Vol . 94 , No . 4 ( Dec ., 2000 ), pp . 819-835 Published by : American Polit. <text:span text:style-name="T2">American Political Science Review</text:span>, <text:span text:style-name="T2">94</text:span>(4), 819–835.</text:p>
        <text:p text:style-name="P32">Snijders, T. A. B., &amp; Borgatti, S. P. (1999). Non-Parametric Standard Errors and Tests for Network Statistics. <text:span text:style-name="T2">Connections</text:span>, <text:span text:style-name="T2">22</text:span>(2), 1–10. Retrieved from https://insna.org/PDF/Connections/v22/1999_I-2_61-70.pdf</text:p>
        <text:p text:style-name="P32">Snijders, T. A. B., van de Bunt, G. G., &amp; Steglich, C. E. G. (2010). Introduction to stochastic actor-based models for network dynamics. <text:span text:style-name="T2">Social Networks</text:span>, <text:span text:style-name="T2">32</text:span>(1), 44–60. https://doi.org/10.1016/j.socnet.2009.02.004</text:p>
        <text:p text:style-name="P32">Stoklosa, M., &amp; Ross, H. (2014). Contrasting academic and tobacco industry estimates of illicit cigarette trade: evidence from Warsaw, <text:soft-page-break/>Poland. <text:span text:style-name="T2">Tobacco Control</text:span>, <text:span text:style-name="T2">23</text:span>(e1), e30-4. https://doi.org/10.1136/tobaccocontrol-2013-051099</text:p>
        <text:p text:style-name="P32">Valente, T. W. (1995). <text:span text:style-name="T2">Network models of the diffusion of innovations</text:span> (2nd ed.). Cresskill N.J.: Hampton Press.</text:p>
        <text:p text:style-name="P32">Wang, W., Neuman, E. J., &amp; Newman, D. A. (2014). Statistical power of the social network autocorrelation model. <text:span text:style-name="T2">Social Networks</text:span>, <text:span text:style-name="T2">38</text:span>(1), 88–99. https://doi.org/10.1016/j.socnet.2014.03.004</text:p>
        <text:p text:style-name="P32">Weidmann, N. B., &amp; Gleditsch, K. S. (2015). cshapes: CShapes Dataset and Utilities. Retrieved from https://cran.r-project.org/package=cshapes</text:p>
        <text:p text:style-name="P31">Yurekli, A. A., &amp; Zhang, P. (2000). The impact of clean indoor-air laws and cigarette smuggling on demand for cigarettes: An empirical model. <text:span text:style-name="T2">Health Economics</text:span>, <text:span text:style-name="T2">9</text:span>(2), 159–170. https://doi.org/10.1002/(SICI)1099-1050(200003)9:2&lt;159::AID-HEC499&gt;3.0.CO;2-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1" svg:font-family="Cambria" style:font-family-generic="roman"/>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1" svg:font-family="'Liberation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margin-top="0in" fo:margin-bottom="0.139in" loext:contextual-spacing="false" fo:hyphenation-ladder-count="no-limit" style:text-autospace="ideograph-alpha" style:punctuation-wrap="hanging" style:line-break="strict" style:tab-stop-distance="0.5in"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style="italic" style:font-size-asian="12pt" style:font-style-asian="italic"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default-outline-level="">
      <style:paragraph-properties fo:margin-left="0in" fo:margin-right="0in" fo:margin-top="0.0693in" fo:margin-bottom="0.0693in" loext:contextual-spacing="false" fo:text-indent="0in" style:auto-text-indent="false"/>
      <style:text-properties style:font-name="Calibri" fo:font-family="Calibri" style:font-family-generic="roman" style:font-pitch="variable" fo:font-size="10pt" style:font-size-asian="10pt" style:font-name-complex="DejaVu Sans" style:font-family-complex="'DejaVu Sans'" style:font-family-generic-complex="system" style:font-pitch-complex="variable" style:font-size-complex="10pt" style:font-weight-complex="bold"/>
    </style:style>
    <style:style style:name="Footnote" style:family="paragraph" style:parent-style-name="Standard" style:default-outline-level="" style:class="extra"/>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Figure_20_with_20_Caption" style:display-name="Figure with Caption" style:family="paragraph" style:parent-style-name="Figure" style:default-outline-level="">
      <style:paragraph-properties fo:keep-with-next="always"/>
    </style:style>
    <style:style style:name="Contents_20_Heading" style:display-name="Contents Heading" style:family="paragraph" style:parent-style-name="Heading_20_1" style:next-style-name="Text_20_body" style:default-outline-level="" style:class="index">
      <style:paragraph-properties fo:margin-top="0.1665in" fo:margin-bottom="0in" loext:contextual-spacing="false" fo:line-height="108%"/>
      <style:text-properties fo:color="#365f91" style:font-name="Calibri" fo:font-family="Calibri" style:font-family-generic="roman" style:font-pitch="variable" fo:font-weight="normal"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style:default-outline-level="">
      <loext:graphic-properties draw:fill="solid" draw:fill-color="#f8f8f8" draw:opacity="100%"/>
      <style:paragraph-properties fo:background-color="#f8f8f8"/>
    </style:style>
    <style:style style:name="Preformatted_20_Text" style:display-name="Preformatted Text"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204a87" fo:background-color="#f8f8f8"/>
    </style:style>
    <style:style style:name="DataTypeTok" style:family="text" style:parent-style-name="Verbatim_20_Char">
      <style:text-properties fo:color="#204a87" fo:background-color="#f8f8f8"/>
    </style:style>
    <style:style style:name="DecValTok" style:family="text" style:parent-style-name="Verbatim_20_Char">
      <style:text-properties fo:color="#0000cf" fo:background-color="#f8f8f8"/>
    </style:style>
    <style:style style:name="BaseNTok" style:family="text" style:parent-style-name="Verbatim_20_Char">
      <style:text-properties fo:color="#0000cf" fo:background-color="#f8f8f8"/>
    </style:style>
    <style:style style:name="FloatTok" style:family="text" style:parent-style-name="Verbatim_20_Char">
      <style:text-properties fo:color="#0000cf" fo:background-color="#f8f8f8"/>
    </style:style>
    <style:style style:name="ConstantTok" style:family="text" style:parent-style-name="Verbatim_20_Char">
      <style:text-properties fo:color="#000000" fo:background-color="#f8f8f8"/>
    </style:style>
    <style:style style:name="CharTok" style:family="text" style:parent-style-name="Verbatim_20_Char">
      <style:text-properties fo:color="#4e9a06" fo:background-color="#f8f8f8"/>
    </style:style>
    <style:style style:name="SpecialCharTok" style:family="text" style:parent-style-name="Verbatim_20_Char">
      <style:text-properties fo:color="#000000" fo:background-color="#f8f8f8"/>
    </style:style>
    <style:style style:name="StringTok" style:family="text" style:parent-style-name="Verbatim_20_Char">
      <style:text-properties fo:color="#4e9a06" fo:background-color="#f8f8f8"/>
    </style:style>
    <style:style style:name="VerbatimStringTok" style:family="text" style:parent-style-name="Verbatim_20_Char">
      <style:text-properties fo:color="#4e9a06" fo:background-color="#f8f8f8"/>
    </style:style>
    <style:style style:name="SpecialStringTok" style:family="text" style:parent-style-name="Verbatim_20_Char">
      <style:text-properties fo:color="#4e9a06"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fo:font-style="italic" fo:background-color="#f8f8f8" style:font-style-asian="italic"/>
    </style:style>
    <style:style style:name="DocumentationTok" style:family="text" style:parent-style-name="Verbatim_20_Char">
      <style:text-properties fo:color="#8f5902" fo:font-style="italic" fo:background-color="#f8f8f8" style:font-style-asian="italic"/>
    </style:style>
    <style:style style:name="AnnotationTok" style:family="text" style:parent-style-name="Verbatim_20_Char">
      <style:text-properties fo:color="#8f5902" fo:font-style="italic" fo:background-color="#f8f8f8" style:font-style-asian="italic"/>
    </style:style>
    <style:style style:name="CommentVarTok" style:family="text" style:parent-style-name="Verbatim_20_Char">
      <style:text-properties fo:color="#8f5902" fo:font-style="italic" fo:background-color="#f8f8f8" style:font-style-asian="italic"/>
    </style:style>
    <style:style style:name="OtherTok" style:family="text" style:parent-style-name="Verbatim_20_Char">
      <style:text-properties fo:color="#8f5902" fo:background-color="#f8f8f8"/>
    </style:style>
    <style:style style:name="FunctionTok" style:family="text" style:parent-style-name="Verbatim_20_Char">
      <style:text-properties fo:color="#000000" fo:background-color="#f8f8f8"/>
    </style:style>
    <style:style style:name="VariableTok" style:family="text" style:parent-style-name="Verbatim_20_Char">
      <style:text-properties fo:color="#000000" fo:background-color="#f8f8f8"/>
    </style:style>
    <style:style style:name="ControlFlowTok" style:family="text" style:parent-style-name="Verbatim_20_Char">
      <style:text-properties fo:color="#204a87" fo:background-color="#f8f8f8"/>
    </style:style>
    <style:style style:name="OperatorTok" style:family="text" style:parent-style-name="Verbatim_20_Char">
      <style:text-properties fo:color="#ce5c00" fo:background-color="#f8f8f8"/>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fo:font-style="italic" fo:background-color="#f8f8f8" style:font-style-asian="italic"/>
    </style:style>
    <style:style style:name="AttributeTok" style:family="text" style:parent-style-name="Verbatim_20_Char">
      <style:text-properties fo:color="#c4a0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fo:font-style="italic" fo:background-color="#f8f8f8" style:font-style-asian="italic"/>
    </style:style>
    <style:style style:name="WarningTok" style:family="text" style:parent-style-name="Verbatim_20_Char">
      <style:text-properties fo:color="#8f5902" fo:font-style="italic" fo:background-color="#f8f8f8" style:font-style-asian="italic"/>
    </style:style>
    <style:style style:name="AlertTok" style:family="text" style:parent-style-name="Verbatim_20_Char">
      <style:text-properties fo:color="#ef2929" fo:background-color="#f8f8f8"/>
    </style:style>
    <style:style style:name="ErrorTok" style:family="text" style:parent-style-name="Verbatim_20_Char">
      <style:text-properties fo:color="#a40000" fo:background-color="#f8f8f8"/>
    </style:style>
    <style:style style:name="NormalTok" style:family="text" style:parent-style-name="Verbatim_20_Char">
      <style:text-properties fo:background-color="#f8f8f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style:num-format="a">
        <style:list-level-properties text:list-level-position-and-space-mode="label-alignment">
          <style:list-level-label-alignment text:label-followed-by="listtab" fo:text-indent="-0.3335in" fo:margin-left="0.3335in"/>
        </style:list-level-properties>
      </text:list-level-style-number>
      <text:list-level-style-number text:level="2" style:num-format="a">
        <style:list-level-properties text:list-level-position-and-space-mode="label-alignment">
          <style:list-level-label-alignment text:label-followed-by="listtab" fo:text-indent="-0.3335in" fo:margin-left="0.8335in"/>
        </style:list-level-properties>
      </text:list-level-style-number>
      <text:list-level-style-number text:level="3" style:num-format="a">
        <style:list-level-properties text:list-level-position-and-space-mode="label-alignment">
          <style:list-level-label-alignment text:label-followed-by="listtab" fo:text-indent="-0.3335in" fo:margin-left="1.3335in"/>
        </style:list-level-properties>
      </text:list-level-style-number>
      <text:list-level-style-number text:level="4" style:num-format="a">
        <style:list-level-properties text:list-level-position-and-space-mode="label-alignment">
          <style:list-level-label-alignment text:label-followed-by="listtab" fo:text-indent="-0.3335in" fo:margin-left="1.8335in"/>
        </style:list-level-properties>
      </text:list-level-style-number>
      <text:list-level-style-number text:level="5" style:num-format="a">
        <style:list-level-properties text:list-level-position-and-space-mode="label-alignment">
          <style:list-level-label-alignment text:label-followed-by="listtab" fo:text-indent="-0.3335in" fo:margin-left="2.3335in"/>
        </style:list-level-properties>
      </text:list-level-style-number>
      <text:list-level-style-number text:level="6" style:num-format="a">
        <style:list-level-properties text:list-level-position-and-space-mode="label-alignment">
          <style:list-level-label-alignment text:label-followed-by="listtab" fo:text-indent="-0.3335in" fo:margin-left="2.8335in"/>
        </style:list-level-properties>
      </text:list-level-style-number>
      <text:list-level-style-number text:level="7" style:num-format="a">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i">
        <style:list-level-properties text:list-level-position-and-space-mode="label-alignment">
          <style:list-level-label-alignment text:label-followed-by="listtab" fo:text-indent="-0.3335in" fo:margin-left="0.3335in"/>
        </style:list-level-properties>
      </text:list-level-style-number>
      <text:list-level-style-number text:level="2" style:num-format="i">
        <style:list-level-properties text:list-level-position-and-space-mode="label-alignment">
          <style:list-level-label-alignment text:label-followed-by="listtab" fo:text-indent="-0.3335in" fo:margin-left="0.8335in"/>
        </style:list-level-properties>
      </text:list-level-style-number>
      <text:list-level-style-number text:level="3" style:num-format="i">
        <style:list-level-properties text:list-level-position-and-space-mode="label-alignment">
          <style:list-level-label-alignment text:label-followed-by="listtab" fo:text-indent="-0.3335in" fo:margin-left="1.3335in"/>
        </style:list-level-properties>
      </text:list-level-style-number>
      <text:list-level-style-number text:level="4" style:num-format="i">
        <style:list-level-properties text:list-level-position-and-space-mode="label-alignment">
          <style:list-level-label-alignment text:label-followed-by="listtab" fo:text-indent="-0.3335in" fo:margin-left="1.8335in"/>
        </style:list-level-properties>
      </text:list-level-style-number>
      <text:list-level-style-number text:level="5" style:num-format="i">
        <style:list-level-properties text:list-level-position-and-space-mode="label-alignment">
          <style:list-level-label-alignment text:label-followed-by="listtab" fo:text-indent="-0.3335in" fo:margin-left="2.3335in"/>
        </style:list-level-properties>
      </text:list-level-style-number>
      <text:list-level-style-number text:level="6" style:num-format="i">
        <style:list-level-properties text:list-level-position-and-space-mode="label-alignment">
          <style:list-level-label-alignment text:label-followed-by="listtab" fo:text-indent="-0.3335in" fo:margin-left="2.8335in"/>
        </style:list-level-properties>
      </text:list-level-style-number>
      <text:list-level-style-number text:level="7" style:num-format="i">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format="a" text:start-value="10">
        <style:list-level-properties text:list-level-position-and-space-mode="label-alignment">
          <style:list-level-label-alignment text:label-followed-by="listtab" fo:text-indent="-0.3335in" fo:margin-left="0.3335in"/>
        </style:list-level-properties>
      </text:list-level-style-number>
      <text:list-level-style-number text:level="2" style:num-format="a" text:start-value="10">
        <style:list-level-properties text:list-level-position-and-space-mode="label-alignment">
          <style:list-level-label-alignment text:label-followed-by="listtab" fo:text-indent="-0.3335in" fo:margin-left="0.8335in"/>
        </style:list-level-properties>
      </text:list-level-style-number>
      <text:list-level-style-number text:level="3" style:num-format="a" text:start-value="10">
        <style:list-level-properties text:list-level-position-and-space-mode="label-alignment">
          <style:list-level-label-alignment text:label-followed-by="listtab" fo:text-indent="-0.3335in" fo:margin-left="1.3335in"/>
        </style:list-level-properties>
      </text:list-level-style-number>
      <text:list-level-style-number text:level="4" style:num-format="a" text:start-value="10">
        <style:list-level-properties text:list-level-position-and-space-mode="label-alignment">
          <style:list-level-label-alignment text:label-followed-by="listtab" fo:text-indent="-0.3335in" fo:margin-left="1.8335in"/>
        </style:list-level-properties>
      </text:list-level-style-number>
      <text:list-level-style-number text:level="5" style:num-format="a" text:start-value="10">
        <style:list-level-properties text:list-level-position-and-space-mode="label-alignment">
          <style:list-level-label-alignment text:label-followed-by="listtab" fo:text-indent="-0.3335in" fo:margin-left="2.3335in"/>
        </style:list-level-properties>
      </text:list-level-style-number>
      <text:list-level-style-number text:level="6" style:num-format="a" text:start-value="10">
        <style:list-level-properties text:list-level-position-and-space-mode="label-alignment">
          <style:list-level-label-alignment text:label-followed-by="listtab" fo:text-indent="-0.3335in" fo:margin-left="2.8335in"/>
        </style:list-level-properties>
      </text:list-level-style-number>
      <text:list-level-style-number text:level="7" style:num-format="a" text:start-value="10">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mplementation of the FCTC</dc:title>
    <meta:initial-creator>many</meta:initial-creator>
    <meta:creation-date>2016-11-21T19:40:41</meta:creation-date>
    <dc:date>2017-01-05T15:47:06.965895386</dc:date>
    <meta:generator>LibreOffice/5.1.4.2$Linux_X86_64 LibreOffice_project/10m0$Build-2</meta:generator>
    <meta:editing-duration>PT14H37M12S</meta:editing-duration>
    <meta:editing-cycles>87</meta:editing-cycles>
    <meta:print-date>2017-01-05T13:52:58.428952593</meta:print-date>
    <meta:document-statistic meta:table-count="0" meta:image-count="0" meta:object-count="0" meta:page-count="12" meta:paragraph-count="88" meta:word-count="3027" meta:character-count="20125" meta:non-whitespace-character-count="172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apa</meta:user-defined>
    <meta:user-defined meta:name="Mendeley Document_1" meta:value-type="string">True</meta:user-defined>
    <meta:user-defined meta:name="Mendeley Unique User Id_1" meta:value-type="string">ec40eb84-5259-32a8-a034-8b5dc83652e1</meta:user-defined>
    <meta:user-defined meta:name="Mendeley_Bookmark_1Fv27ZJvIH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1Fv27ZJvIH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1Fv27ZJvIH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1Fv27ZJvIH_4" meta:value-type="string">-journal", "issued": {"date-parts": [["2016"]]}, "author": [{"non-dropping-particle": "", "family": "Putnam", "dropping-particle": "", "parse-names": false, "given": "Robert D", "suffix": ""}]}, "id": "ITEM-1"}]}</meta:user-defined>
    <meta:user-defined meta:name="Mendeley_Bookmark_1WFjN6xna6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1WFjN6xna6_2" meta:value-type="string">json", "properties": {"noteIndex": 0}, "citationItems": [{"uris": ["http://www.mendeley.com/documents/?uuid=ee2239f8-259e-4adf-b4bc-cf7cfbaecaac"], "itemData": {"type": "article-journal", "ISBN": "978-1420064247", "abstract": "An introduction to spatial e</meta:user-defined>
    <meta:user-defined meta:name="Mendeley_Bookmark_1WFjN6xna6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1WFjN6xna6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1WFjN6xna6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1WFjN6xna6_6" meta:value-type="string"> "10.4000/rei.3887", "author": [{"non-dropping-particle": "", "family": "LeSage", "dropping-particle": "", "parse-names": false, "given": "James P.", "suffix": ""}], "PMID": "578345366", "page": "19-44", "container-title": "Revue d\u2019\u00e9conomie indu</meta:user-defined>
    <meta:user-defined meta:name="Mendeley_Bookmark_1WFjN6xna6_7" meta:value-type="string">strielle", "id": "ITEM-1", "volume": "123", "title": "An Introduction to Spatial Econometrics", "issue": "123", "ISSN": "0154-3229"}, "id": "ITEM-1"}]}</meta:user-defined>
    <meta:user-defined meta:name="Mendeley_Bookmark_1rLjnHjAeI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1rLjnHjAeI_10" meta:value-type="string">id": "ITEM-1"}, {"uris": ["http://www.mendeley.com/documents/?uuid=712f4a3f-ce8f-4f1b-b8ae-3e63645fe062"], "itemData": {"page": "519\u2013528", "DOI": "10.1145/2187836.2187907", "ISBN": "9781450312295", "id": "ITEM-2", "title": "The role of social network</meta:user-defined>
    <meta:user-defined meta:name="Mendeley_Bookmark_1rLjnHjAeI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1rLjnHjAeI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1rLjnHjAeI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1rLjnHjAeI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1rLjnHjAeI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1rLjnHjAeI_16" meta:value-type="string">rance", "issued": {"date-parts": [["2012"]]}, "type": "article-journal", "author": [{"non-dropping-particle": "", "family": "Bakshy", "dropping-particle": "", "parse-names": false, "given": "Eytan", "suffix": ""}, {"non-dropping-particle": "", "family": "</meta:user-defined>
    <meta:user-defined meta:name="Mendeley_Bookmark_1rLjnHjAeI_17" meta:value-type="string">Rosenn", "dropping-particle": "", "parse-names": false, "given": "Itamar", "suffix": ""}, {"non-dropping-particle": "", "family": "Marlow", "dropping-particle": "", "parse-names": false, "given": "Cameron", "suffix": ""}, {"non-dropping-particle": "", "fa</meta:user-defined>
    <meta:user-defined meta:name="Mendeley_Bookmark_1rLjnHjAeI_18" meta:value-type="string">mily": "Adamic", "dropping-particle": "", "parse-names": false, "given": "Lada", "suffix": ""}], "ISSN": "1450312292"}, "id": "ITEM-2"}]}</meta:user-defined>
    <meta:user-defined meta:name="Mendeley_Bookmark_1rLjnHjAeI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1rLjnHjAeI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1rLjnHjAeI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1rLjnHjAeI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1rLjnHjAeI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1rLjnHjAeI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1rLjnHjAeI_8" meta:value-type="string"> "family": "Shalizi", "dropping-particle": "", "parse-names": false, "given": "Cosma Rohilla", "suffix": ""}, {"non-dropping-particle": "", "family": "Thomas", "dropping-particle": "", "parse-names": false, "given": "Andrew C", "suffix": ""}], "PMID": "22</meta:user-defined>
    <meta:user-defined meta:name="Mendeley_Bookmark_1rLjnHjAeI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522cviSP9X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522cviSP9X_2" meta:value-type="string">on.json", "properties": {"noteIndex": 0}, "citationItems": [{"uris": ["http://www.mendeley.com/documents/?uuid=05552744-7c3b-4f30-a62d-cb53cd63f105"], "itemData": {"type": "book", "ISBN": "9781881303213", "id": "ITEM-1", "publisher": "Hampton Press", "tit</meta:user-defined>
    <meta:user-defined meta:name="Mendeley_Bookmark_522cviSP9X_3" meta:value-type="string">le": "Network models of the diffusion of innovations", "issued": {"date-parts": [["1995"]]}, "edition": "2", "author": [{"non-dropping-particle": "", "family": "Valente", "dropping-particle": "", "parse-names": false, "given": "Thomas W.", "suffix": ""}],</meta:user-defined>
    <meta:user-defined meta:name="Mendeley_Bookmark_522cviSP9X_4" meta:value-type="string"> "publisher-place": "Cresskill N.J."}, "id": "ITEM-1"}]}</meta:user-defined>
    <meta:user-defined meta:name="Mendeley_Bookmark_6jgmWZduji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6jgmWZduji_2" meta:value-type="string">n", "properties": {"noteIndex": 0}, "citationItems": [{"uris": ["http://www.mendeley.com/documents/?uuid=34408a8e-1a23-46de-84b8-09ef3be6d71e"], "itemData": {"title": "An Economic Theory of Democracy", "publisher-place": "Boston", "issued": {"date-parts":</meta:user-defined>
    <meta:user-defined meta:name="Mendeley_Bookmark_6jgmWZduji_3" meta:value-type="string"> [["1957"]]}, "type": "book", "author": [{"non-dropping-particle": "", "family": "Downs", "dropping-particle": "", "parse-names": false, "given": "Anthony", "suffix": ""}], "id": "ITEM-1"}, "id": "ITEM-1"}]}</meta:user-defined>
    <meta:user-defined meta:name="Mendeley_Bookmark_6m0JIRRXKz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6m0JIRRXKz_2" meta:value-type="string">hub.com/citation-style-language/schema/raw/master/csl-citation.json", "properties": {"noteIndex": 0}, "citationItems": [{"uris": ["http://www.mendeley.com/documents/?uuid=ac4b149a-6fa8-4a65-9836-b4326e8c4986"], "itemData": {"page": "23-48", "title": "Does</meta:user-defined>
    <meta:user-defined meta:name="Mendeley_Bookmark_6m0JIRRXKz_3" meta:value-type="string"> culture affect economic outcomes?", "id": "ITEM-1", "volume": "20", "issue": "2", "type": "article-journal", "issued": {"date-parts": [["2006"]]}, "author": [{"non-dropping-particle": "", "family": "Sapienza", "dropping-particle": "", "parse-names": fals</meta:user-defined>
    <meta:user-defined meta:name="Mendeley_Bookmark_6m0JIRRXKz_4" meta:value-type="string">e, "given": "Paola", "suffix": ""}, {"non-dropping-particle": "", "family": "Zingales", "dropping-particle": "", "parse-names": false, "given": "Luigi", "suffix": ""}, {"non-dropping-particle": "", "family": "Guiso", "dropping-particle": "", "parse-names"</meta:user-defined>
    <meta:user-defined meta:name="Mendeley_Bookmark_6m0JIRRXKz_5" meta:value-type="string">: false, "given": "Luigi", "suffix": ""}]}, "id": "ITEM-1"}]}</meta:user-defined>
    <meta:user-defined meta:name="Mendeley_Bookmark_7mzcVEC6wj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7mzcVEC6wj_2" meta:value-type="string">json", "properties": {"noteIndex": 0}, "citationItems": [{"uris": ["http://www.mendeley.com/documents/?uuid=d085e2e2-ff2d-4f3c-9462-982c33e95e66"], "itemData": {"type": "article-journal", "DOI": "10.1093/oxfordhb/9780199286546.003.0011", "ISBN": "97801915</meta:user-defined>
    <meta:user-defined meta:name="Mendeley_Bookmark_7mzcVEC6wj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7mzcVEC6wj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7mzcVEC6wj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7mzcVEC6wj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7mzcVEC6wj_7" meta:value-type="string">m.", "container-title": "The Oxford Handbook of Political Methodology", "issued": {"date-parts": [["2008"]]}, "author": [{"non-dropping-particle": "", "family": "Sekhon", "dropping-particle": "", "parse-names": false, "given": "Jasjeet S.", "suffix": ""}]</meta:user-defined>
    <meta:user-defined meta:name="Mendeley_Bookmark_7mzcVEC6wj_8" meta:value-type="string">, "PMID": "15323269", "ISSN": "00223433"}, "id": "ITEM-1"}]}</meta:user-defined>
    <meta:user-defined meta:name="Mendeley_Bookmark_94iqqEPU89_1" meta:value-type="string">ADDIN CSL_CITATION {"mendeley": {"formattedCitation": "(Sapienza, Zingales, &amp; Guiso, 2006)", "previouslyFormattedCitation": "(Sapienza, Zingales, &amp; Guiso, 2006)", "plainTextFormattedCitation": "(Sapienza, Zingales, &amp; Guiso, 2006)"}, "schema": "https://git</meta:user-defined>
    <meta:user-defined meta:name="Mendeley_Bookmark_94iqqEPU89_2" meta:value-type="string">hub.com/citation-style-language/schema/raw/master/csl-citation.json", "properties": {"noteIndex": 0}, "citationItems": [{"uris": ["http://www.mendeley.com/documents/?uuid=ac4b149a-6fa8-4a65-9836-b4326e8c4986"], "itemData": {"page": "23-48", "title": "Does</meta:user-defined>
    <meta:user-defined meta:name="Mendeley_Bookmark_94iqqEPU89_3" meta:value-type="string"> culture affect economic outcomes?", "id": "ITEM-1", "volume": "20", "issue": "2", "type": "article-journal", "issued": {"date-parts": [["2006"]]}, "author": [{"non-dropping-particle": "", "family": "Sapienza", "dropping-particle": "", "parse-names": fals</meta:user-defined>
    <meta:user-defined meta:name="Mendeley_Bookmark_94iqqEPU89_4" meta:value-type="string">e, "given": "Paola", "suffix": ""}, {"non-dropping-particle": "", "family": "Zingales", "dropping-particle": "", "parse-names": false, "given": "Luigi", "suffix": ""}, {"non-dropping-particle": "", "family": "Guiso", "dropping-particle": "", "parse-names"</meta:user-defined>
    <meta:user-defined meta:name="Mendeley_Bookmark_94iqqEPU89_5" meta:value-type="string">: false, "given": "Luigi", "suffix": ""}]}, "id": "ITEM-1"}]}</meta:user-defined>
    <meta:user-defined meta:name="Mendeley_Bookmark_CWu7Y1hrxz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CWu7Y1hrxz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CWu7Y1hrxz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CWu7Y1hrxz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CWu7Y1hrxz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CWu7Y1hrxz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CWu7Y1hrxz_7" meta:value-type="string">"dropping-particle": "", "parse-names": false, "given": "C", "suffix": ""}, {"non-dropping-particle": "", "family": "Keefer", "dropping-particle": "", "parse-names": false, "given": "P", "suffix": ""}, {"non-dropping-particle": "", "family": "Scartascini"</meta:user-defined>
    <meta:user-defined meta:name="Mendeley_Bookmark_CWu7Y1hrxz_8" meta:value-type="string">, "dropping-particle": "", "parse-names": false, "given": "C", "suffix": ""}]}, "id": "ITEM-1"}]}</meta:user-defined>
    <meta:user-defined meta:name="Mendeley_Bookmark_CofiwKvd0Q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CofiwKvd0Q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CofiwKvd0Q_11" meta:value-type="string">odel", "issue": "2", "ISSN": "10579230"}, "id": "ITEM-1"}, {"uris": ["http://www.mendeley.com/documents/?uuid=d91fc7ea-dd2f-4f1c-b7af-442e64c3cff8"], "itemData": {"type": "article-journal", "ISBN": "0964-4563", "abstract": "Cigarette smuggling, now on the</meta:user-defined>
    <meta:user-defined meta:name="Mendeley_Bookmark_CofiwKvd0Q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CofiwKvd0Q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CofiwKvd0Q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CofiwKvd0Q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CofiwKvd0Q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CofiwKvd0Q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CofiwKvd0Q_18" meta:value-type="string">, "DOI": "10.1136/tc.7.1.66", "author": [{"non-dropping-particle": "", "family": "Joossens", "dropping-particle": "", "parse-names": false, "given": "L", "suffix": ""}, {"non-dropping-particle": "", "family": "Raw", "dropping-particle": "", "parse-names":</meta:user-defined>
    <meta:user-defined meta:name="Mendeley_Bookmark_CofiwKvd0Q_19" meta:value-type="string"> false, "given": "M", "suffix": ""}], "PMID": "9706757", "page": "66-71", "container-title": "Tobacco control", "id": "ITEM-2", "volume": "7", "title": "Cigarette smuggling in Europe: who really benefits?", "issue": "1", "ISSN": "0964-4563"}, "id": "ITEM-</meta:user-defined>
    <meta:user-defined meta:name="Mendeley_Bookmark_CofiwKvd0Q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CofiwKvd0Q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CofiwKvd0Q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CofiwKvd0Q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CofiwKvd0Q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CofiwKvd0Q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CofiwKvd0Q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CofiwKvd0Q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CofiwKvd0Q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CofiwKvd0Q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CofiwKvd0Q_29" meta:value-type="string">article": "", "family": "Stoklosa", "dropping-particle": "", "parse-names": false, "given": "Michal", "suffix": ""}, {"non-dropping-particle": "", "family": "Ross", "dropping-particle": "", "parse-names": false, "given": "Hana", "suffix": ""}], "issued": </meta:user-defined>
    <meta:user-defined meta:name="Mendeley_Bookmark_CofiwKvd0Q_3" meta:value-type="string">e-language/schema/raw/master/csl-citation.json", "properties": {"noteIndex": 0}, "citationItems": [{"uris": ["http://www.mendeley.com/documents/?uuid=3e5ef273-b280-465f-8ebd-19dfd0434801"], "itemData": {"type": "article-journal", "ISBN": "1057-9230", "abs</meta:user-defined>
    <meta:user-defined meta:name="Mendeley_Bookmark_CofiwKvd0Q_30" meta:value-type="string">{"date-parts": [["2014"]]}}, "id": "ITEM-3"}, {"uris": ["http://www.mendeley.com/documents/?uuid=529bf7cd-9743-46e9-aa10-44940b8df023"], "itemData": {"type": "article-journal", "ISBN": "978-2-914365-61-1", "abstract": "The purpose of this study was to upd</meta:user-defined>
    <meta:user-defined meta:name="Mendeley_Bookmark_CofiwKvd0Q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CofiwKvd0Q_32" meta:value-type="string">3018.x", "author": [{"non-dropping-particle": "", "family": "Joossens", "dropping-particle": "", "parse-names": false, "given": "Luk", "suffix": ""}, {"non-dropping-particle": "", "family": "Merriman", "dropping-particle": "", "parse-names": false, "given</meta:user-defined>
    <meta:user-defined meta:name="Mendeley_Bookmark_CofiwKvd0Q_33" meta:value-type="string">": "David", "suffix": ""}, {"non-dropping-particle": "", "family": "Ross", "dropping-particle": "", "parse-names": false, "given": "Hana", "suffix": ""}, {"non-dropping-particle": "", "family": "Raw", "dropping-particle": "", "parse-names": false, "given"</meta:user-defined>
    <meta:user-defined meta:name="Mendeley_Bookmark_CofiwKvd0Q_34" meta:value-type="string">: "Martin", "suffix": ""}], "PMID": "20626371", "page": "1640-1649", "container-title": "Addiction", "id": "ITEM-4", "volume": "105", "title": "The impact of eliminating the global illicit cigarette trade on health and revenue", "issue": "9", "ISSN": "096</meta:user-defined>
    <meta:user-defined meta:name="Mendeley_Bookmark_CofiwKvd0Q_35" meta:value-type="string">52140"}, "id": "ITEM-4"}]}</meta:user-defined>
    <meta:user-defined meta:name="Mendeley_Bookmark_CofiwKvd0Q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CofiwKvd0Q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CofiwKvd0Q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CofiwKvd0Q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CofiwKvd0Q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CofiwKvd0Q_9" meta:value-type="string">C499&gt;3.0.CO;2-T", "author": [{"non-dropping-particle": "", "family": "Yurekli", "dropping-particle": "", "parse-names": false, "given": "Ayda A.", "suffix": ""}, {"non-dropping-particle": "", "family": "Zhang", "dropping-particle": "", "parse-names": fals</meta:user-defined>
    <meta:user-defined meta:name="Mendeley_Bookmark_EvyNphPNaI_1" meta:value-type="string">ADDIN Mendeley Bibliography CSL_BIBLIOGRAPHY </meta:user-defined>
    <meta:user-defined meta:name="Mendeley_Bookmark_IDwCKUD2MB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IDwCKUD2MB_2" meta:value-type="string">on.json", "properties": {"noteIndex": 0}, "citationItems": [{"uris": ["http://www.mendeley.com/documents/?uuid=3f61541d-424e-46b8-ac41-c42bc875f622"], "itemData": {"page": "819-835", "container-title": "American Political Science Review", "id": "ITEM-1", </meta:user-defined>
    <meta:user-defined meta:name="Mendeley_Bookmark_IDwCKUD2MB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IDwCKUD2MB_4" meta:value-type="string">lished by : American Polit", "issue": "4", "type": "article-journal", "issued": {"date-parts": [["2000"]]}, "author": [{"non-dropping-particle": "", "family": "Simmons", "dropping-particle": "", "parse-names": false, "given": "Beth", "suffix": ""}]}, "id"</meta:user-defined>
    <meta:user-defined meta:name="Mendeley_Bookmark_IDwCKUD2MB_5" meta:value-type="string">: "ITEM-1"}]}</meta:user-defined>
    <meta:user-defined meta:name="Mendeley_Bookmark_MBuivhzfsd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MBuivhzfsd_10" meta:value-type="string">es of America", "id": "ITEM-1", "volume": "106", "title": "Distinguishing influence-based contagion from homophily-driven diffusion in dynamic networks.", "issue": "51", "ISSN": "0027-8424"}, "id": "ITEM-1"}]}</meta:user-defined>
    <meta:user-defined meta:name="Mendeley_Bookmark_MBuivhzfsd_2" meta:value-type="string">://github.com/citation-style-language/schema/raw/master/csl-citation.json", "properties": {"noteIndex": 0}, "citationItems": [{"uris": ["http://www.mendeley.com/documents/?uuid=31e8514e-de07-48ef-ae83-9603fa8b9ff6"], "itemData": {"type": "article-journal"</meta:user-defined>
    <meta:user-defined meta:name="Mendeley_Bookmark_MBuivhzfsd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MBuivhzfsd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MBuivhzfsd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MBuivhzfsd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MBuivhzfsd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MBuivhzfsd_8" meta:value-type="string">ng-particle": "", "family": "Aral", "dropping-particle": "", "parse-names": false, "given": "Sinan", "suffix": ""}, {"non-dropping-particle": "", "family": "Muchnik", "dropping-particle": "", "parse-names": false, "given": "Lev", "suffix": ""}, {"non-drop</meta:user-defined>
    <meta:user-defined meta:name="Mendeley_Bookmark_MBuivhzfsd_9" meta:value-type="string">ping-particle": "", "family": "Sundararajan", "dropping-particle": "", "parse-names": false, "given": "Arun", "suffix": ""}], "PMID": "20007780", "page": "21544-21549", "container-title": "Proceedings of the National Academy of Sciences of the United Stat</meta:user-defined>
    <meta:user-defined meta:name="Mendeley_Bookmark_MI8Hud9q4e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MI8Hud9q4e_10" meta:value-type="string">dropping-particle": "", "parse-names": false, "given": "Christian E G", "suffix": ""}], "ISSN": "03788733", "page": "44-60", "title": "Introduction to stochastic actor-based models for network dynamics", "id": "ITEM-1", "volume": "32", "container-title": </meta:user-defined>
    <meta:user-defined meta:name="Mendeley_Bookmark_MI8Hud9q4e_11" meta:value-type="string">"Social Networks", "issue": "1"}, "id": "ITEM-1"}]}</meta:user-defined>
    <meta:user-defined meta:name="Mendeley_Bookmark_MI8Hud9q4e_2" meta:value-type="string">ema": "https://github.com/citation-style-language/schema/raw/master/csl-citation.json", "properties": {"noteIndex": 0}, "citationItems": [{"uris": ["http://www.mendeley.com/documents/?uuid=5d00013d-235b-4113-9069-0da18daab8b6"], "itemData": {"type": "arti</meta:user-defined>
    <meta:user-defined meta:name="Mendeley_Bookmark_MI8Hud9q4e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MI8Hud9q4e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MI8Hud9q4e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MI8Hud9q4e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MI8Hud9q4e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MI8Hud9q4e_8" meta:value-type="string">standing the results, and on sensible rules for model selection. Crown Copyright \u00a9 2009.", "issued": {"date-parts": [["2010"]]}, "DOI": "10.1016/j.socnet.2009.02.004", "author": [{"non-dropping-particle": "", "family": "Snijders", "dropping-particle"</meta:user-defined>
    <meta:user-defined meta:name="Mendeley_Bookmark_MI8Hud9q4e_9" meta:value-type="string">: "", "parse-names": false, "given": "Tom A B", "suffix": ""}, {"non-dropping-particle": "van de", "family": "Bunt", "dropping-particle": "", "parse-names": false, "given": "Gerhard G.", "suffix": ""}, {"non-dropping-particle": "", "family": "Steglich", "</meta:user-defined>
    <meta:user-defined meta:name="Mendeley_Bookmark_NUR9kb5Aqb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NUR9kb5Aqb_2" meta:value-type="string">anguage/schema/raw/master/csl-citation.json", "properties": {"noteIndex": 0}, "citationItems": [{"uris": ["http://www.mendeley.com/documents/?uuid=26bbd071-662c-4f0a-a956-675b42fcbb8d"], "itemData": {"page": "1-10", "container-title": "Connections", "id":</meta:user-defined>
    <meta:user-defined meta:name="Mendeley_Bookmark_NUR9kb5Aqb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NUR9kb5Aqb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NUR9kb5Aqb_5" meta:value-type="string">ests for Network Statistics", "issue": "2", "type": "article-journal", "issued": {"date-parts": [["1999"]]}, "author": [{"non-dropping-particle": "", "family": "Snijders", "dropping-particle": "", "parse-names": false, "given": "Tom A B", "suffix": ""}, {</meta:user-defined>
    <meta:user-defined meta:name="Mendeley_Bookmark_NUR9kb5Aqb_6" meta:value-type="string">"non-dropping-particle": "", "family": "Borgatti", "dropping-particle": "", "parse-names": false, "given": "Stephen P", "suffix": ""}], "volume": "22"}, "id": "ITEM-1"}]}</meta:user-defined>
    <meta:user-defined meta:name="Mendeley_Bookmark_OYCeHZkFML_1" meta:value-type="string">ADDIN CSL_CITATION {"mendeley": {"formattedCitation": "(Bakshy, Rosenn, Marlow, &amp; Adamic, 2012; Shalizi &amp; Thomas, 2011)", "previouslyFormattedCitation": "(Bakshy, Rosenn, Marlow, &amp; Adamic, 2012; Shalizi &amp; Thomas, 2011)", "plainTextFormattedCitation": "(Ba</meta:user-defined>
    <meta:user-defined meta:name="Mendeley_Bookmark_OYCeHZkFML_10" meta:value-type="string">id": "ITEM-1"}, {"uris": ["http://www.mendeley.com/documents/?uuid=712f4a3f-ce8f-4f1b-b8ae-3e63645fe062"], "itemData": {"page": "519\u2013528", "DOI": "10.1145/2187836.2187907", "ISBN": "9781450312295", "id": "ITEM-2", "title": "The role of social network</meta:user-defined>
    <meta:user-defined meta:name="Mendeley_Bookmark_OYCeHZkFML_11" meta:value-type="string">s in information diffusion", "abstract": "Online social networking technologies enable individuals to simultaneously share information with any number of peers. Quantifying the causal effect of these mediums on the dis- semination of information requires </meta:user-defined>
    <meta:user-defined meta:name="Mendeley_Bookmark_OYCeHZkFML_12" meta:value-type="string">not only identification of who influences whom, but also of whether individuals would still propagate information in the absence of social sig- nals about that information. We examine the role of social networks in online information diffusion with a larg</meta:user-defined>
    <meta:user-defined meta:name="Mendeley_Bookmark_OYCeHZkFML_13" meta:value-type="string">e-scale field experiment that randomizes exposure to signals about friends\u2019 information sharing among 253 million subjects in situ. Those who are exposed are significantly more likely to spread information, and do so sooner than those who are not exp</meta:user-defined>
    <meta:user-defined meta:name="Mendeley_Bookmark_OYCeHZkFML_14" meta:value-type="string">osed. We further examine the relative role of strong and weak ties in information propagation. We show that, although stronger ties are individually more influential, it is the more abundant weak ties who are responsible for the propagation of novel infor</meta:user-defined>
    <meta:user-defined meta:name="Mendeley_Bookmark_OYCeHZkFML_15" meta:value-type="string">mation. This suggests that weak ties may play a more dominant role in the dissemination of information online than currently believed. Categories", "container-title": "WWW 2012 - Session: Information Diffusion in Social Networks April 16-20, 2012, Lyon, F</meta:user-defined>
    <meta:user-defined meta:name="Mendeley_Bookmark_OYCeHZkFML_16" meta:value-type="string">rance", "issued": {"date-parts": [["2012"]]}, "type": "article-journal", "author": [{"non-dropping-particle": "", "family": "Bakshy", "dropping-particle": "", "parse-names": false, "given": "Eytan", "suffix": ""}, {"non-dropping-particle": "", "family": "</meta:user-defined>
    <meta:user-defined meta:name="Mendeley_Bookmark_OYCeHZkFML_17" meta:value-type="string">Rosenn", "dropping-particle": "", "parse-names": false, "given": "Itamar", "suffix": ""}, {"non-dropping-particle": "", "family": "Marlow", "dropping-particle": "", "parse-names": false, "given": "Cameron", "suffix": ""}, {"non-dropping-particle": "", "fa</meta:user-defined>
    <meta:user-defined meta:name="Mendeley_Bookmark_OYCeHZkFML_18" meta:value-type="string">mily": "Adamic", "dropping-particle": "", "parse-names": false, "given": "Lada", "suffix": ""}], "ISSN": "1450312292"}, "id": "ITEM-2"}]}</meta:user-defined>
    <meta:user-defined meta:name="Mendeley_Bookmark_OYCeHZkFML_2" meta:value-type="string">kshy, Rosenn, Marlow, &amp; Adamic, 2012; Shalizi &amp; Thomas, 2011)"}, "schema": "https://github.com/citation-style-language/schema/raw/master/csl-citation.json", "properties": {"noteIndex": 0}, "citationItems": [{"uris": ["http://www.mendeley.com/documents/?uu</meta:user-defined>
    <meta:user-defined meta:name="Mendeley_Bookmark_OYCeHZkFML_3" meta:value-type="string">id=8cd4e04e-fb23-4253-90e7-379895b56114"], "itemData": {"type": "article-journal", "ISBN": "0049-1241 (Print)\\r0049-1241 (Linking)", "abstract": "The authors consider processes on social networks that can potentially involve three factors: homophily, or </meta:user-defined>
    <meta:user-defined meta:name="Mendeley_Bookmark_OYCeHZkFML_4" meta:value-type="string">the formation of social ties due to matching individual traits; social contagion, also known as social influence; and the causal effect of an individual's covariates on his or her behavior or other measurable responses. The authors show that generically, </meta:user-defined>
    <meta:user-defined meta:name="Mendeley_Bookmark_OYCeHZkFML_5" meta:value-type="string">all of these are confounded with each other. Distinguishing them from one another requires strong assumptions on the parametrization of the social process or on the adequacy of the covariates used (or both). In particular the authors demonstrate, with sim</meta:user-defined>
    <meta:user-defined meta:name="Mendeley_Bookmark_OYCeHZkFML_6" meta:value-type="string">ple examples, that asymmetries in regression coefficients cannot identify causal effects and that very simple models of imitation (a form of social contagion) can produce substantial correlations between an individual's enduring traits and his or her choi</meta:user-defined>
    <meta:user-defined meta:name="Mendeley_Bookmark_OYCeHZkFML_7" meta:value-type="string">ces, even when there is no intrinsic affinity between them. The authors also suggest some possible constructive responses to these results.", "issued": {"date-parts": [["2011"]]}, "DOI": "10.1177/0049124111404820", "author": [{"non-dropping-particle": "",</meta:user-defined>
    <meta:user-defined meta:name="Mendeley_Bookmark_OYCeHZkFML_8" meta:value-type="string"> "family": "Shalizi", "dropping-particle": "", "parse-names": false, "given": "Cosma Rohilla", "suffix": ""}, {"non-dropping-particle": "", "family": "Thomas", "dropping-particle": "", "parse-names": false, "given": "Andrew C", "suffix": ""}], "PMID": "22</meta:user-defined>
    <meta:user-defined meta:name="Mendeley_Bookmark_OYCeHZkFML_9" meta:value-type="string">523436", "page": "211-239", "container-title": "Sociological methods &amp; research", "id": "ITEM-1", "volume": "40", "title": "Homophily and Contagion Are Generically Confounded in Observational Social Network Studies.", "issue": "2", "ISSN": "0049-1241"}, "</meta:user-defined>
    <meta:user-defined meta:name="Mendeley_Bookmark_QmKO996ZXg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QmKO996ZXg_10" meta:value-type="string">", "issue": "02"}, "id": "ITEM-1"}]}</meta:user-defined>
    <meta:user-defined meta:name="Mendeley_Bookmark_QmKO996ZXg_2" meta:value-type="string">tion-style-language/schema/raw/master/csl-citation.json", "properties": {"noteIndex": 0}, "citationItems": [{"uris": ["http://www.mendeley.com/documents/?uuid=99755347-9740-4ec9-b7d3-5b497e5927a7"], "itemData": {"type": "article-journal", "ISBN": "0020-81</meta:user-defined>
    <meta:user-defined meta:name="Mendeley_Bookmark_QmKO996ZXg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QmKO996ZXg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QmKO996ZXg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QmKO996ZXg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QmKO996ZXg_7" meta:value-type="string">cutive partisan orientation.", "issued": {"date-parts": [["2009"]]}, "DOI": "10.1017/S0020818309090110", "author": [{"non-dropping-particle": "", "family": "Grieco", "dropping-particle": "", "parse-names": false, "given": "Joseph M.", "suffix": ""}, {"non</meta:user-defined>
    <meta:user-defined meta:name="Mendeley_Bookmark_QmKO996ZXg_8" meta:value-type="string">-dropping-particle": "", "family": "Gelpi", "dropping-particle": "", "parse-names": false, "given": "Christopher F.", "suffix": ""}, {"non-dropping-particle": "", "family": "Warren", "dropping-particle": "", "parse-names": false, "given": "T. Camber", "su</meta:user-defined>
    <meta:user-defined meta:name="Mendeley_Bookmark_QmKO996ZXg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ToCVQ8EtXO_1" meta:value-type="string">ADDIN CSL_CITATION {"mendeley": {"formattedCitation": "(Downs, 1957)", "previouslyFormattedCitation": "(Downs, 1957)", "plainTextFormattedCitation": "(Downs, 1957)"}, "schema": "https://github.com/citation-style-language/schema/raw/master/csl-citation.jso</meta:user-defined>
    <meta:user-defined meta:name="Mendeley_Bookmark_ToCVQ8EtXO_2" meta:value-type="string">n", "properties": {"noteIndex": 0}, "citationItems": [{"uris": ["http://www.mendeley.com/documents/?uuid=34408a8e-1a23-46de-84b8-09ef3be6d71e"], "itemData": {"title": "An Economic Theory of Democracy", "publisher-place": "Boston", "issued": {"date-parts":</meta:user-defined>
    <meta:user-defined meta:name="Mendeley_Bookmark_ToCVQ8EtXO_3" meta:value-type="string"> [["1957"]]}, "type": "book", "author": [{"non-dropping-particle": "", "family": "Downs", "dropping-particle": "", "parse-names": false, "given": "Anthony", "suffix": ""}], "id": "ITEM-1"}, "id": "ITEM-1"}]}</meta:user-defined>
    <meta:user-defined meta:name="Mendeley_Bookmark_WgYxdIN6K0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WgYxdIN6K0_2" meta:value-type="string">raw/master/csl-citation.json", "properties": {"noteIndex": 0}, "citationItems": [{"uris": ["http://www.mendeley.com/documents/?uuid=9c9ede7e-dc83-4421-b946-93ce6944ce74"], "itemData": {"issued": {"date-parts": [["2015"]]}, "type": "report", "title": "Why </meta:user-defined>
    <meta:user-defined meta:name="Mendeley_Bookmark_WgYxdIN6K0_3" meta:value-type="string">Propensity Scores Should Not Be Used for", "author": [{"non-dropping-particle": "", "family": "King", "dropping-particle": "", "parse-names": false, "given": "Gary", "suffix": ""}, {"non-dropping-particle": "", "family": "Nielsen", "dropping-particle": ""</meta:user-defined>
    <meta:user-defined meta:name="Mendeley_Bookmark_WgYxdIN6K0_4" meta:value-type="string">, "parse-names": false, "given": "Richard", "suffix": ""}], "id": "ITEM-1"}, "id": "ITEM-1"}]}</meta:user-defined>
    <meta:user-defined meta:name="Mendeley_Bookmark_XFBDzF3EDA_1" meta:value-type="string">ADDIN Mendeley Bibliography CSL_BIBLIOGRAPHY </meta:user-defined>
    <meta:user-defined meta:name="Mendeley_Bookmark_fWW7eChgUe_1" meta:value-type="string">ADDIN CSL_CITATION {"mendeley": {"formattedCitation": "(Grieco, Gelpi, &amp; Warren, 2009)", "previouslyFormattedCitation": "(Grieco, Gelpi, &amp; Warren, 2009)", "plainTextFormattedCitation": "(Grieco, Gelpi, &amp; Warren, 2009)"}, "schema": "https://github.com/cita</meta:user-defined>
    <meta:user-defined meta:name="Mendeley_Bookmark_fWW7eChgUe_10" meta:value-type="string">", "issue": "02"}, "id": "ITEM-1"}]}</meta:user-defined>
    <meta:user-defined meta:name="Mendeley_Bookmark_fWW7eChgUe_2" meta:value-type="string">tion-style-language/schema/raw/master/csl-citation.json", "properties": {"noteIndex": 0}, "citationItems": [{"uris": ["http://www.mendeley.com/documents/?uuid=99755347-9740-4ec9-b7d3-5b497e5927a7"], "itemData": {"type": "article-journal", "ISBN": "0020-81</meta:user-defined>
    <meta:user-defined meta:name="Mendeley_Bookmark_fWW7eChgUe_3" meta:value-type="string">83", "abstract": "In this article, we demonstrate that changes in the partisan orientation of a country\u2019s executive branch influence the likelihood that the government of that country complies with international legal commitments aimed at integration</meta:user-defined>
    <meta:user-defined meta:name="Mendeley_Bookmark_fWW7eChgUe_4" meta:value-type="string"> of capi- tal markets+ We argue that relative shifts in executive partisan orientation, whether toward the left or toward the right, represent important shifts in \u201cnational prefer- ences\u201d that have heretofore been absent from statistical models </meta:user-defined>
    <meta:user-defined meta:name="Mendeley_Bookmark_fWW7eChgUe_5" meta:value-type="string">of treaty compliance+ Using a matching estimator combined with a genetic algorithm to maximize balance in our sample, we show that the causal impact of a state signing Article VIII of the IMF Articles of Agreement is conditioned by right-to-left shifts in</meta:user-defined>
    <meta:user-defined meta:name="Mendeley_Bookmark_fWW7eChgUe_6" meta:value-type="string"> partisan orienta- tion+ The evidence indicates that such preference changes reduce the constraining effects of Article VIII but also indicates that Article VIII continues to exercise signif- icant causal effects even in the face of relative shifts in exe</meta:user-defined>
    <meta:user-defined meta:name="Mendeley_Bookmark_fWW7eChgUe_7" meta:value-type="string">cutive partisan orientation.", "issued": {"date-parts": [["2009"]]}, "DOI": "10.1017/S0020818309090110", "author": [{"non-dropping-particle": "", "family": "Grieco", "dropping-particle": "", "parse-names": false, "given": "Joseph M.", "suffix": ""}, {"non</meta:user-defined>
    <meta:user-defined meta:name="Mendeley_Bookmark_fWW7eChgUe_8" meta:value-type="string">-dropping-particle": "", "family": "Gelpi", "dropping-particle": "", "parse-names": false, "given": "Christopher F.", "suffix": ""}, {"non-dropping-particle": "", "family": "Warren", "dropping-particle": "", "parse-names": false, "given": "T. Camber", "su</meta:user-defined>
    <meta:user-defined meta:name="Mendeley_Bookmark_fWW7eChgUe_9" meta:value-type="string">ffix": ""}], "ISSN": "0020-8183", "page": "341", "title": "When Preferences and Commitments Collide: The Effect of Relative Partisan Shifts on International Treaty Compliance", "id": "ITEM-1", "volume": "63", "container-title": "International Organization</meta:user-defined>
    <meta:user-defined meta:name="Mendeley_Bookmark_h1XtgpTQ4p_1" meta:value-type="string">ADDIN CSL_CITATION {"mendeley": {"formattedCitation": "(Aral, Muchnik, &amp; Sundararajan, 2009)", "previouslyFormattedCitation": "(Aral, Muchnik, &amp; Sundararajan, 2009)", "plainTextFormattedCitation": "(Aral, Muchnik, &amp; Sundararajan, 2009)"}, "schema": "https</meta:user-defined>
    <meta:user-defined meta:name="Mendeley_Bookmark_h1XtgpTQ4p_10" meta:value-type="string">es of America", "id": "ITEM-1", "volume": "106", "title": "Distinguishing influence-based contagion from homophily-driven diffusion in dynamic networks.", "issue": "51", "ISSN": "0027-8424"}, "id": "ITEM-1"}]}</meta:user-defined>
    <meta:user-defined meta:name="Mendeley_Bookmark_h1XtgpTQ4p_2" meta:value-type="string">://github.com/citation-style-language/schema/raw/master/csl-citation.json", "properties": {"noteIndex": 0}, "citationItems": [{"uris": ["http://www.mendeley.com/documents/?uuid=31e8514e-de07-48ef-ae83-9603fa8b9ff6"], "itemData": {"type": "article-journal"</meta:user-defined>
    <meta:user-defined meta:name="Mendeley_Bookmark_h1XtgpTQ4p_3" meta:value-type="string">, "ISBN": "00278424", "abstract": "Node characteristics and behaviors are often correlated with the structure of social networks over time. While evidence of this type of assortative mixing and temporal clustering of behaviors among linked nodes is used t</meta:user-defined>
    <meta:user-defined meta:name="Mendeley_Bookmark_h1XtgpTQ4p_4" meta:value-type="string">o support claims of peer influence and social contagion in networks, homophily may also explain such evidence. Here we develop a dynamic matched sample estimation framework to distinguish influence and homophily effects in dynamic networks, and we apply t</meta:user-defined>
    <meta:user-defined meta:name="Mendeley_Bookmark_h1XtgpTQ4p_5" meta:value-type="string">his framework to a global instant messaging network of 27.4 million users, using data on the day-by-day adoption of a mobile service application and users' longitudinal behavioral, demographic, and geographic data. We find that previous methods overestima</meta:user-defined>
    <meta:user-defined meta:name="Mendeley_Bookmark_h1XtgpTQ4p_6" meta:value-type="string">te peer influence in product adoption decisions in this network by 300-700%, and that homophily explains &gt;50% of the perceived behavioral contagion. These findings and methods are essential to both our understanding of the mechanisms that drive contagions</meta:user-defined>
    <meta:user-defined meta:name="Mendeley_Bookmark_h1XtgpTQ4p_7" meta:value-type="string"> in networks and our knowledge of how to propagate or combat them in domains as diverse as epidemiology, marketing, development economics, and public health.", "issued": {"date-parts": [["2009"]]}, "DOI": "10.1073/pnas.0908800106", "author": [{"non-droppi</meta:user-defined>
    <meta:user-defined meta:name="Mendeley_Bookmark_h1XtgpTQ4p_8" meta:value-type="string">ng-particle": "", "family": "Aral", "dropping-particle": "", "parse-names": false, "given": "Sinan", "suffix": ""}, {"non-dropping-particle": "", "family": "Muchnik", "dropping-particle": "", "parse-names": false, "given": "Lev", "suffix": ""}, {"non-drop</meta:user-defined>
    <meta:user-defined meta:name="Mendeley_Bookmark_h1XtgpTQ4p_9" meta:value-type="string">ping-particle": "", "family": "Sundararajan", "dropping-particle": "", "parse-names": false, "given": "Arun", "suffix": ""}], "PMID": "20007780", "page": "21544-21549", "container-title": "Proceedings of the National Academy of Sciences of the United Stat</meta:user-defined>
    <meta:user-defined meta:name="Mendeley_Bookmark_kykIpBLvpW_1" meta:value-type="string">ADDIN CSL_CITATION {"mendeley": {"formattedCitation": "(King &amp; Nielsen, 2015)", "previouslyFormattedCitation": "(King &amp; Nielsen, 2015)", "plainTextFormattedCitation": "(King &amp; Nielsen, 2015)"}, "schema": "https://github.com/citation-style-language/schema/</meta:user-defined>
    <meta:user-defined meta:name="Mendeley_Bookmark_kykIpBLvpW_2" meta:value-type="string">raw/master/csl-citation.json", "properties": {"noteIndex": 0}, "citationItems": [{"uris": ["http://www.mendeley.com/documents/?uuid=9c9ede7e-dc83-4421-b946-93ce6944ce74"], "itemData": {"issued": {"date-parts": [["2015"]]}, "type": "report", "title": "Why </meta:user-defined>
    <meta:user-defined meta:name="Mendeley_Bookmark_kykIpBLvpW_3" meta:value-type="string">Propensity Scores Should Not Be Used for", "author": [{"non-dropping-particle": "", "family": "King", "dropping-particle": "", "parse-names": false, "given": "Gary", "suffix": ""}, {"non-dropping-particle": "", "family": "Nielsen", "dropping-particle": ""</meta:user-defined>
    <meta:user-defined meta:name="Mendeley_Bookmark_kykIpBLvpW_4" meta:value-type="string">, "parse-names": false, "given": "Richard", "suffix": ""}], "id": "ITEM-1"}, "id": "ITEM-1"}]}</meta:user-defined>
    <meta:user-defined meta:name="Mendeley_Bookmark_mR8uj2Xstc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mR8uj2Xstc_2" meta:value-type="string">anguage/schema/raw/master/csl-citation.json", "properties": {"noteIndex": 0}, "citationItems": [{"uris": ["http://www.mendeley.com/documents/?uuid=68b9fcb1-8c6b-4a8d-9324-c1c541dea77d"], "itemData": {"type": "article-journal", "ISBN": "00220515", "abstrac</meta:user-defined>
    <meta:user-defined meta:name="Mendeley_Bookmark_mR8uj2Xstc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mR8uj2Xstc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mR8uj2Xstc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mR8uj2Xstc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mR8uj2Xstc_7" meta:value-type="string">", "parse-names": false, "given": "Guido W", "suffix": ""}, {"non-dropping-particle": "", "family": "Wooldridge", "dropping-particle": "", "parse-names": false, "given": "Jeffrey M", "suffix": ""}], "PMID": "213233919", "page": "5-86", "container-title": </meta:user-defined>
    <meta:user-defined meta:name="Mendeley_Bookmark_mR8uj2Xstc_8" meta:value-type="string">"Journal of Economic Literature", "id": "ITEM-1", "volume": "47", "title": "Recent Developments in the Econometrics of Program Evaluation", "issue": "1", "ISSN": "0022-0515"}, "id": "ITEM-1"}]}</meta:user-defined>
    <meta:user-defined meta:name="Mendeley_Bookmark_nwQxjQS2dz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nwQxjQS2dz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nwQxjQS2dz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nwQxjQS2dz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nwQxjQS2dz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nwQxjQS2dz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nwQxjQS2dz_15" meta:value-type="string">", "page": "21-47", "type": "article-journal", "author": [{"non-dropping-particle": "", "family": "Leenders", "dropping-particle": "", "parse-names": false, "given": "Roger Th.A.J.", "suffix": ""}], "ISSN": "03788733", "DOI": "10.1016/S0378-8733(01)00049-</meta:user-defined>
    <meta:user-defined meta:name="Mendeley_Bookmark_nwQxjQS2dz_16" meta:value-type="string">1", "container-title": "Social Networks", "id": "ITEM-2", "volume": "24", "title": "Modeling social influence through network autocorrelation: constructing the weight matrix", "issue": "1", "issued": {"date-parts": [["2002", "1"]]}}, "id": "ITEM-2"}, {"ur</meta:user-defined>
    <meta:user-defined meta:name="Mendeley_Bookmark_nwQxjQS2dz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nwQxjQS2dz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nwQxjQS2dz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nwQxjQS2dz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nwQxjQS2dz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nwQxjQS2dz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nwQxjQS2dz_22" meta:value-type="string">ropping-particle": "", "family": "Wang", "dropping-particle": "", "parse-names": false, "given": "Wei", "suffix": ""}, {"non-dropping-particle": "", "family": "Neuman", "dropping-particle": "", "parse-names": false, "given": "Eric J.", "suffix": ""}, {"no</meta:user-defined>
    <meta:user-defined meta:name="Mendeley_Bookmark_nwQxjQS2dz_23" meta:value-type="string">n-dropping-particle": "", "family": "Newman", "dropping-particle": "", "parse-names": false, "given": "Daniel A.", "suffix": ""}], "ISSN": "03788733", "page": "88-99", "container-title": "Social Networks", "id": "ITEM-3", "publisher": "Elsevier B.V.", "ti</meta:user-defined>
    <meta:user-defined meta:name="Mendeley_Bookmark_nwQxjQS2dz_24" meta:value-type="string">tle": "Statistical power of the social network autocorrelation model", "issue": "1", "volume": "38"}, "id": "ITEM-3"}]}</meta:user-defined>
    <meta:user-defined meta:name="Mendeley_Bookmark_nwQxjQS2dz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nwQxjQS2dz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nwQxjQS2dz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nwQxjQS2dz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nwQxjQS2dz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nwQxjQS2dz_8" meta:value-type="string">"author": [{"non-dropping-particle": "", "family": "Fujimoto", "dropping-particle": "", "parse-names": false, "given": "Kayo", "suffix": ""}, {"non-dropping-particle": "", "family": "Chou", "dropping-particle": "", "parse-names": false, "given": "Chih Pin</meta:user-defined>
    <meta:user-defined meta:name="Mendeley_Bookmark_nwQxjQS2dz_9" meta:value-type="string">g", "suffix": ""}, {"non-dropping-particle": "", "family": "Valente", "dropping-particle": "", "parse-names": false, "given": "Thomas W.", "suffix": ""}], "PMID": "21909184", "page": "231-243", "container-title": "Social Networks", "id": "ITEM-1", "volume</meta:user-defined>
    <meta:user-defined meta:name="Mendeley_Bookmark_r1mJAWuGgl_1" meta:value-type="string">ADDIN CSL_CITATION {"mendeley": {"formattedCitation": "(Snijders, van de Bunt, &amp; Steglich, 2010)", "previouslyFormattedCitation": "(Snijders, van de Bunt, &amp; Steglich, 2010)", "plainTextFormattedCitation": "(Snijders, van de Bunt, &amp; Steglich, 2010)"}, "sch</meta:user-defined>
    <meta:user-defined meta:name="Mendeley_Bookmark_r1mJAWuGgl_10" meta:value-type="string">dropping-particle": "", "parse-names": false, "given": "Christian E G", "suffix": ""}], "ISSN": "03788733", "page": "44-60", "title": "Introduction to stochastic actor-based models for network dynamics", "id": "ITEM-1", "volume": "32", "container-title": </meta:user-defined>
    <meta:user-defined meta:name="Mendeley_Bookmark_r1mJAWuGgl_11" meta:value-type="string">"Social Networks", "issue": "1"}, "id": "ITEM-1"}]}</meta:user-defined>
    <meta:user-defined meta:name="Mendeley_Bookmark_r1mJAWuGgl_2" meta:value-type="string">ema": "https://github.com/citation-style-language/schema/raw/master/csl-citation.json", "properties": {"noteIndex": 0}, "citationItems": [{"uris": ["http://www.mendeley.com/documents/?uuid=5d00013d-235b-4113-9069-0da18daab8b6"], "itemData": {"type": "arti</meta:user-defined>
    <meta:user-defined meta:name="Mendeley_Bookmark_r1mJAWuGgl_3" meta:value-type="string">cle-journal", "ISBN": "0378-8733", "abstract": "Stochastic actor-based models are models for network dynamics that can represent a wide variety of influences on network change, and allow to estimate parameters expressing such influences, and test correspo</meta:user-defined>
    <meta:user-defined meta:name="Mendeley_Bookmark_r1mJAWuGgl_4" meta:value-type="string">nding hypotheses. The nodes in the network represent social actors, and the collection of ties represents a social relation. The assumptions posit that the network evolves as a stochastic process 'driven by the actors', i.e., the model lends itself especi</meta:user-defined>
    <meta:user-defined meta:name="Mendeley_Bookmark_r1mJAWuGgl_5" meta:value-type="string">ally for representing theories about how actors change their outgoing ties. The probabilities of tie changes are in part endogenously determined, i.e., as a function of the current network structure itself, and in part exogenously, as a function of charac</meta:user-defined>
    <meta:user-defined meta:name="Mendeley_Bookmark_r1mJAWuGgl_6" meta:value-type="string">teristics of the nodes ('actor covariates') and of characteristics of pairs of nodes ('dyadic covariates'). In an extended form, stochastic actor-based models can be used to analyze longitudinal data on social networks jointly with changing attributes of </meta:user-defined>
    <meta:user-defined meta:name="Mendeley_Bookmark_r1mJAWuGgl_7" meta:value-type="string">the actors: dynamics of networks and behavior. This paper gives an introduction to stochastic actor-based models for dynamics of directed networks, using only a minimum of mathematics. The focus is on understanding the basic principles of the model, under</meta:user-defined>
    <meta:user-defined meta:name="Mendeley_Bookmark_r1mJAWuGgl_8" meta:value-type="string">standing the results, and on sensible rules for model selection. Crown Copyright \u00a9 2009.", "issued": {"date-parts": [["2010"]]}, "DOI": "10.1016/j.socnet.2009.02.004", "author": [{"non-dropping-particle": "", "family": "Snijders", "dropping-particle"</meta:user-defined>
    <meta:user-defined meta:name="Mendeley_Bookmark_r1mJAWuGgl_9" meta:value-type="string">: "", "parse-names": false, "given": "Tom A B", "suffix": ""}, {"non-dropping-particle": "van de", "family": "Bunt", "dropping-particle": "", "parse-names": false, "given": "Gerhard G.", "suffix": ""}, {"non-dropping-particle": "", "family": "Steglich", "</meta:user-defined>
    <meta:user-defined meta:name="Mendeley_Bookmark_rmAnzUIDXf_1" meta:value-type="string">ADDIN CSL_CITATION {"mendeley": {"formattedCitation": "(Sekhon, 2008)", "previouslyFormattedCitation": "(Sekhon, 2008)", "plainTextFormattedCitation": "(Sekhon, 2008)"}, "schema": "https://github.com/citation-style-language/schema/raw/master/csl-citation.</meta:user-defined>
    <meta:user-defined meta:name="Mendeley_Bookmark_rmAnzUIDXf_2" meta:value-type="string">json", "properties": {"noteIndex": 0}, "citationItems": [{"uris": ["http://www.mendeley.com/documents/?uuid=d085e2e2-ff2d-4f3c-9462-982c33e95e66"], "itemData": {"type": "article-journal", "DOI": "10.1093/oxfordhb/9780199286546.003.0011", "ISBN": "97801915</meta:user-defined>
    <meta:user-defined meta:name="Mendeley_Bookmark_rmAnzUIDXf_3" meta:value-type="string">77307", "id": "ITEM-1", "title": "The Neyman-Rubin Model of Causal Inference and Estimation Via Matching Methods", "abstract": "This article presents a detailed discussion of the Neyman-Rubin model of causal inference. Additionally, it describes under wha</meta:user-defined>
    <meta:user-defined meta:name="Mendeley_Bookmark_rmAnzUIDXf_4" meta:value-type="string">t conditions \u2018matching\u2019 approaches can lead to valid inferences, and what kinds of compromises sometimes have to be made with respect to generalizability to ensure valid causal inferences. Moreover, the article summarizes Mill's first three cano</meta:user-defined>
    <meta:user-defined meta:name="Mendeley_Bookmark_rmAnzUIDXf_5" meta:value-type="string">ns and shows the importance of taking chance into account and comparing conditional probabilities when chance variations cannot be ignored. The significance of searching for causal mechanisms is often overestimated by political scientists and this sometim</meta:user-defined>
    <meta:user-defined meta:name="Mendeley_Bookmark_rmAnzUIDXf_6" meta:value-type="string">es leads to an underestimate of the importance of comparing conditional probabilities. The search for causal mechanisms is probably especially useful when working with observational data. Machine learning algorithms can be used against the matching proble</meta:user-defined>
    <meta:user-defined meta:name="Mendeley_Bookmark_rmAnzUIDXf_7" meta:value-type="string">m.", "container-title": "The Oxford Handbook of Political Methodology", "issued": {"date-parts": [["2008"]]}, "author": [{"non-dropping-particle": "", "family": "Sekhon", "dropping-particle": "", "parse-names": false, "given": "Jasjeet S.", "suffix": ""}]</meta:user-defined>
    <meta:user-defined meta:name="Mendeley_Bookmark_rmAnzUIDXf_8" meta:value-type="string">, "PMID": "15323269", "ISSN": "00223433"}, "id": "ITEM-1"}]}</meta:user-defined>
    <meta:user-defined meta:name="Mendeley_Bookmark_roXrQ35dA2_1" meta:value-type="string">ADDIN CSL_CITATION {"mendeley": {"formattedCitation": "(Fujimoto, Chou, &amp; Valente, 2011; Leenders, 2002; Wang, Neuman, &amp; Newman, 2014)", "previouslyFormattedCitation": "(Fujimoto, Chou, &amp; Valente, 2011; Leenders, 2002; Wang, Neuman, &amp; Newman, 2014)", "pla</meta:user-defined>
    <meta:user-defined meta:name="Mendeley_Bookmark_roXrQ35dA2_10" meta:value-type="string">": "33", "title": "The network autocorrelation model using two-mode data: Affiliation exposure and potential bias in the autocorrelation parameter", "issue": "3", "ISSN": "03788733"}, "id": "ITEM-1"}, {"uris": ["http://www.mendeley.com/documents/?uuid=0b7</meta:user-defined>
    <meta:user-defined meta:name="Mendeley_Bookmark_roXrQ35dA2_11" meta:value-type="string">f8513-68fb-4995-b437-39f73d96fd00"], "itemData": {"abstract": "Many physical and social phenomena are embedded within networks of interdependencies, the so-called \u2018context\u2019 of these phenomena. In network analysis, this type of process is typical</meta:user-defined>
    <meta:user-defined meta:name="Mendeley_Bookmark_roXrQ35dA2_12" meta:value-type="string">ly modeled as a network autocorrelation model. Parameter estimates and inferences based on autocorrelation models, hinge upon the chosen specification of weight matrix W, the elements of which represent the influence pattern present in the network. In thi</meta:user-defined>
    <meta:user-defined meta:name="Mendeley_Bookmark_roXrQ35dA2_13" meta:value-type="string">s paper I discuss how social influence processes can be incorporated in the specification of W. Theories of social influence center around \u2018communication\u2019 and \u2018comparison\u2019; it is discussed how these can be operationalized in a network </meta:user-defined>
    <meta:user-defined meta:name="Mendeley_Bookmark_roXrQ35dA2_14" meta:value-type="string">analysis context. Starting from that, a series of operationalizations of W is discussed. Finally, statistical tests are presented that allow an analyst to test various specifications against one another or pick the best fitting model from a set of models.</meta:user-defined>
    <meta:user-defined meta:name="Mendeley_Bookmark_roXrQ35dA2_15" meta:value-type="string">", "page": "21-47", "type": "article-journal", "author": [{"non-dropping-particle": "", "family": "Leenders", "dropping-particle": "", "parse-names": false, "given": "Roger Th.A.J.", "suffix": ""}], "ISSN": "03788733", "DOI": "10.1016/S0378-8733(01)00049-</meta:user-defined>
    <meta:user-defined meta:name="Mendeley_Bookmark_roXrQ35dA2_16" meta:value-type="string">1", "container-title": "Social Networks", "id": "ITEM-2", "volume": "24", "title": "Modeling social influence through network autocorrelation: constructing the weight matrix", "issue": "1", "issued": {"date-parts": [["2002", "1"]]}}, "id": "ITEM-2"}, {"ur</meta:user-defined>
    <meta:user-defined meta:name="Mendeley_Bookmark_roXrQ35dA2_17" meta:value-type="string">is": ["http://www.mendeley.com/documents/?uuid=96ae8142-709b-4ed2-b019-5c3672e8df61"], "itemData": {"type": "article-journal", "ISBN": "03788733", "abstract": "The network autocorrelation model has become an increasingly popular tool for conducting social</meta:user-defined>
    <meta:user-defined meta:name="Mendeley_Bookmark_roXrQ35dA2_18" meta:value-type="string"> network analysis. More and more researchers, however, have documented evidence of a systematic negative bias in the estimation of the network effect (. ??). In this paper, we take a different approach to the problem by investigating conditions under whic</meta:user-defined>
    <meta:user-defined meta:name="Mendeley_Bookmark_roXrQ35dA2_19" meta:value-type="string">h, despite the underestimation bias, a network effect can still be detected by the network autocorrelation model. Using simulations, we find that moderately-sized network effects (e.g., ??=. .3) are still often detectable in modest-sized networks (i.e., 4</meta:user-defined>
    <meta:user-defined meta:name="Mendeley_Bookmark_roXrQ35dA2_2" meta:value-type="string">inTextFormattedCitation": "(Fujimoto, Chou, &amp; Valente, 2011; Leenders, 2002; Wang, Neuman, &amp; Newman, 2014)"}, "schema": "https://github.com/citation-style-language/schema/raw/master/csl-citation.json", "properties": {"noteIndex": 0}, "citationItems": [{"u</meta:user-defined>
    <meta:user-defined meta:name="Mendeley_Bookmark_roXrQ35dA2_20" meta:value-type="string">0 or more nodes). Analyses reveal that statistical power is primarily a nonlinear function of network effect size (. ??) and network size (. N), although both of these factors can interact with network density and network structure to impair power under c</meta:user-defined>
    <meta:user-defined meta:name="Mendeley_Bookmark_roXrQ35dA2_21" meta:value-type="string">ertain rare conditions. We conclude by discussing implications of these findings and guidelines for users of the autocorrelation model. ?? 2014 Elsevier B.V.", "issued": {"date-parts": [["2014"]]}, "DOI": "10.1016/j.socnet.2014.03.004", "author": [{"non-d</meta:user-defined>
    <meta:user-defined meta:name="Mendeley_Bookmark_roXrQ35dA2_22" meta:value-type="string">ropping-particle": "", "family": "Wang", "dropping-particle": "", "parse-names": false, "given": "Wei", "suffix": ""}, {"non-dropping-particle": "", "family": "Neuman", "dropping-particle": "", "parse-names": false, "given": "Eric J.", "suffix": ""}, {"no</meta:user-defined>
    <meta:user-defined meta:name="Mendeley_Bookmark_roXrQ35dA2_23" meta:value-type="string">n-dropping-particle": "", "family": "Newman", "dropping-particle": "", "parse-names": false, "given": "Daniel A.", "suffix": ""}], "ISSN": "03788733", "page": "88-99", "container-title": "Social Networks", "id": "ITEM-3", "publisher": "Elsevier B.V.", "ti</meta:user-defined>
    <meta:user-defined meta:name="Mendeley_Bookmark_roXrQ35dA2_24" meta:value-type="string">tle": "Statistical power of the social network autocorrelation model", "issue": "1", "volume": "38"}, "id": "ITEM-3"}]}</meta:user-defined>
    <meta:user-defined meta:name="Mendeley_Bookmark_roXrQ35dA2_3" meta:value-type="string">ris": ["http://www.mendeley.com/documents/?uuid=a1e8d0c4-1b82-4ce0-bd4e-0127ee2c4c32"], "itemData": {"type": "article-journal", "ISBN": "0378-8733", "abstract": "The network autocorrelation model has been a workhorse for modeling network influences on ind</meta:user-defined>
    <meta:user-defined meta:name="Mendeley_Bookmark_roXrQ35dA2_4" meta:value-type="string">ividual behavior. The standard network approaches to mapping social influence using network measures, however, are limited to specifying an influence weight matrix (W) based on a single mode network. Additionally, it has been demonstrated that the estimat</meta:user-defined>
    <meta:user-defined meta:name="Mendeley_Bookmark_roXrQ35dA2_5" meta:value-type="string">e of the autocorrelation parameter ?? of the network effect tends to be negatively biased as the density in W matrix increases. The current study introduces a two-mode version of the network autocorrelation model. We then conduct simulations to examine co</meta:user-defined>
    <meta:user-defined meta:name="Mendeley_Bookmark_roXrQ35dA2_6" meta:value-type="string">nditions under which bias might exist. We show that the estimate for the affiliation autocorrelation parameter (??) tends to be negatively biased as density increases, as in the one-mode case. Inclusion of the diagonal of W, the count of the number of eve</meta:user-defined>
    <meta:user-defined meta:name="Mendeley_Bookmark_roXrQ35dA2_7" meta:value-type="string">nts participated in, as one of the variables in the regression model helps to attenuate such bias, however. We discuss the implications of these results. ?? 2011 Elsevier B.V.", "issued": {"date-parts": [["2011"]]}, "DOI": "10.1016/j.socnet.2011.06.001", </meta:user-defined>
    <meta:user-defined meta:name="Mendeley_Bookmark_roXrQ35dA2_8" meta:value-type="string">"author": [{"non-dropping-particle": "", "family": "Fujimoto", "dropping-particle": "", "parse-names": false, "given": "Kayo", "suffix": ""}, {"non-dropping-particle": "", "family": "Chou", "dropping-particle": "", "parse-names": false, "given": "Chih Pin</meta:user-defined>
    <meta:user-defined meta:name="Mendeley_Bookmark_roXrQ35dA2_9" meta:value-type="string">g", "suffix": ""}, {"non-dropping-particle": "", "family": "Valente", "dropping-particle": "", "parse-names": false, "given": "Thomas W.", "suffix": ""}], "PMID": "21909184", "page": "231-243", "container-title": "Social Networks", "id": "ITEM-1", "volume</meta:user-defined>
    <meta:user-defined meta:name="Mendeley_Bookmark_sXnr5rTvJC_1" meta:value-type="string">ADDIN CSL_CITATION {"mendeley": {"formattedCitation": "(Cruz, Keefer, &amp; Scartascini, 2016)", "previouslyFormattedCitation": "(Cruz, Keefer, &amp; Scartascini, 2016)", "plainTextFormattedCitation": "(Cruz, Keefer, &amp; Scartascini, 2016)"}, "schema": "https://git</meta:user-defined>
    <meta:user-defined meta:name="Mendeley_Bookmark_sXnr5rTvJC_2" meta:value-type="string">hub.com/citation-style-language/schema/raw/master/csl-citation.json", "properties": {"noteIndex": 0}, "citationItems": [{"uris": ["http://www.mendeley.com/documents/?uuid=67310b5b-aa1c-45af-9231-2a62472e19f5"], "itemData": {"title": "Database of Political</meta:user-defined>
    <meta:user-defined meta:name="Mendeley_Bookmark_sXnr5rTvJC_3" meta:value-type="string"> Institutions Codebook, 2015 Update (DPI2015)", "id": "ITEM-1", "abstract": "The Database of Political Institutions presents institutional and electoral results data such as measures of checks and balances, tenure and stability of the government, identifi</meta:user-defined>
    <meta:user-defined meta:name="Mendeley_Bookmark_sXnr5rTvJC_4" meta:value-type="string">cation of party affiliation and ideology, and fragmentation of opposition and government parties in the legislature, among others. The current version of the database, which is now hosted at the IDB, expands its coverage to about 180 countries for 40 year</meta:user-defined>
    <meta:user-defined meta:name="Mendeley_Bookmark_sXnr5rTvJC_5" meta:value-type="string">s, 1975\u20132015. Researchers at the World Bank Development Research Group first compiled the database in 2000 (see citation information below). It has become one of the most cited databases in comparative political economy and comparative political inst</meta:user-defined>
    <meta:user-defined meta:name="Mendeley_Bookmark_sXnr5rTvJC_6" meta:value-type="string">itutions. Almost 3000 studies have used this database so far as a source of institutional and political data in their empirical analysis.", "issued": {"date-parts": [["2016"]]}, "type": "report", "author": [{"non-dropping-particle": "", "family": "Cruz", </meta:user-defined>
    <meta:user-defined meta:name="Mendeley_Bookmark_sXnr5rTvJC_7" meta:value-type="string">"dropping-particle": "", "parse-names": false, "given": "C", "suffix": ""}, {"non-dropping-particle": "", "family": "Keefer", "dropping-particle": "", "parse-names": false, "given": "P", "suffix": ""}, {"non-dropping-particle": "", "family": "Scartascini"</meta:user-defined>
    <meta:user-defined meta:name="Mendeley_Bookmark_sXnr5rTvJC_8" meta:value-type="string">, "dropping-particle": "", "parse-names": false, "given": "C", "suffix": ""}]}, "id": "ITEM-1"}]}</meta:user-defined>
    <meta:user-defined meta:name="Mendeley_Bookmark_vNUjEaaiWu_1" meta:value-type="string">ADDIN CSL_CITATION {"mendeley": {"formattedCitation": "(Simmons, 2000)", "previouslyFormattedCitation": "(Simmons, 2000)", "plainTextFormattedCitation": "(Simmons, 2000)"}, "schema": "https://github.com/citation-style-language/schema/raw/master/csl-citati</meta:user-defined>
    <meta:user-defined meta:name="Mendeley_Bookmark_vNUjEaaiWu_2" meta:value-type="string">on.json", "properties": {"noteIndex": 0}, "citationItems": [{"uris": ["http://www.mendeley.com/documents/?uuid=3f61541d-424e-46b8-ac41-c42bc875f622"], "itemData": {"page": "819-835", "container-title": "American Political Science Review", "id": "ITEM-1", </meta:user-defined>
    <meta:user-defined meta:name="Mendeley_Bookmark_vNUjEaaiWu_3" meta:value-type="string">"volume": "94", "title": "International Law and State Behavior: Commitment and Compliance in International Monetary Affairs Author ( s ): Beth A . Simmons Source : The American Political Science Review , Vol . 94 , No . 4 ( Dec ., 2000 ), pp . 819-835 Pub</meta:user-defined>
    <meta:user-defined meta:name="Mendeley_Bookmark_vNUjEaaiWu_4" meta:value-type="string">lished by : American Polit", "issue": "4", "type": "article-journal", "issued": {"date-parts": [["2000"]]}, "author": [{"non-dropping-particle": "", "family": "Simmons", "dropping-particle": "", "parse-names": false, "given": "Beth", "suffix": ""}]}, "id"</meta:user-defined>
    <meta:user-defined meta:name="Mendeley_Bookmark_vNUjEaaiWu_5" meta:value-type="string">: "ITEM-1"}]}</meta:user-defined>
    <meta:user-defined meta:name="Mendeley_Bookmark_vchvv0MNYh_1" meta:value-type="string">ADDIN CSL_CITATION {"mendeley": {"formattedCitation": "(LeSage, 2008)", "previouslyFormattedCitation": "(LeSage, 2008)", "plainTextFormattedCitation": "(LeSage, 2008)"}, "schema": "https://github.com/citation-style-language/schema/raw/master/csl-citation.</meta:user-defined>
    <meta:user-defined meta:name="Mendeley_Bookmark_vchvv0MNYh_2" meta:value-type="string">json", "properties": {"noteIndex": 0}, "citationItems": [{"uris": ["http://www.mendeley.com/documents/?uuid=ee2239f8-259e-4adf-b4bc-cf7cfbaecaac"], "itemData": {"type": "article-journal", "ISBN": "978-1420064247", "abstract": "An introduction to spatial e</meta:user-defined>
    <meta:user-defined meta:name="Mendeley_Bookmark_vchvv0MNYh_3" meta:value-type="string">conometric models and methods is provided that discusses spatial autoregressive processes that can be used to extend conventional regression models. Estimation and interpretation of these models are illustrated with an applied example that examines the re</meta:user-defined>
    <meta:user-defined meta:name="Mendeley_Bookmark_vchvv0MNYh_4" meta:value-type="string">lationship between commuting to work times and transportation mode choice for a sample of 3,110 US counties in the year 2000. These extensions to conventional regression models are useful when modeling cross-sectional regional observations or and panel da</meta:user-defined>
    <meta:user-defined meta:name="Mendeley_Bookmark_vchvv0MNYh_5" meta:value-type="string">ta samples collected from regions over both space and time can be easily implemented using publicly available software. Use of these models for the case of non-spatial structured dependence is also discussed.", "issued": {"date-parts": [["2008"]]}, "DOI":</meta:user-defined>
    <meta:user-defined meta:name="Mendeley_Bookmark_vchvv0MNYh_6" meta:value-type="string"> "10.4000/rei.3887", "author": [{"non-dropping-particle": "", "family": "LeSage", "dropping-particle": "", "parse-names": false, "given": "James P.", "suffix": ""}], "PMID": "578345366", "page": "19-44", "container-title": "Revue d\u2019\u00e9conomie indu</meta:user-defined>
    <meta:user-defined meta:name="Mendeley_Bookmark_vchvv0MNYh_7" meta:value-type="string">strielle", "id": "ITEM-1", "volume": "123", "title": "An Introduction to Spatial Econometrics", "issue": "123", "ISSN": "0154-3229"}, "id": "ITEM-1"}]}</meta:user-defined>
    <meta:user-defined meta:name="Mendeley_Bookmark_vkmG9wQFVx_1" meta:value-type="string">ADDIN CSL_CITATION {"mendeley": {"formattedCitation": "(L Joossens &amp; Raw, 1998; Luk Joossens, Merriman, Ross, &amp; Raw, 2010; Stoklosa &amp; Ross, 2014; Yurekli &amp; Zhang, 2000)", "previouslyFormattedCitation": "(L Joossens &amp; Raw, 1998; Luk Joossens, Merriman, Ros</meta:user-defined>
    <meta:user-defined meta:name="Mendeley_Bookmark_vkmG9wQFVx_10" meta:value-type="string">e, "given": "Ping", "suffix": ""}], "PMID": "10721017", "page": "159-170", "container-title": "Health Economics", "id": "ITEM-1", "volume": "9", "title": "The impact of clean indoor-air laws and cigarette smuggling on demand for cigarettes: An empirical m</meta:user-defined>
    <meta:user-defined meta:name="Mendeley_Bookmark_vkmG9wQFVx_11" meta:value-type="string">odel", "issue": "2", "ISSN": "10579230"}, "id": "ITEM-1"}, {"uris": ["http://www.mendeley.com/documents/?uuid=d91fc7ea-dd2f-4f1c-b7af-442e64c3cff8"], "itemData": {"type": "article-journal", "ISBN": "0964-4563", "abstract": "Cigarette smuggling, now on the</meta:user-defined>
    <meta:user-defined meta:name="Mendeley_Bookmark_vkmG9wQFVx_12" meta:value-type="string"> increase, is so widespread and well organised that it poses a serious threat to public health. This threat comes from two principal directions. First, smuggling makes cigarettes available cheaply, thereby increasing consumption. A third of annual global </meta:user-defined>
    <meta:user-defined meta:name="Mendeley_Bookmark_vkmG9wQFVx_13" meta:value-type="string">exports go to the contraband market, representing an enormous impact on consumption, and thus causing an increase in the burden of disease, especially in poorer countries. It is also costing government treasuries thousands of millions of dollars in lost t</meta:user-defined>
    <meta:user-defined meta:name="Mendeley_Bookmark_vkmG9wQFVx_14" meta:value-type="string">ax revenue. Second, the tobacco industry uses smuggling politically, lobbying governments to lower tax, arguing that smuggling is caused by price differences. This paper shows that the claimed correlation between high prices and high levels of smuggling d</meta:user-defined>
    <meta:user-defined meta:name="Mendeley_Bookmark_vkmG9wQFVx_15" meta:value-type="string">oes not exist in western Europe. In fact, countries such as Norway and Sweden, with expensive cigarettes, do not have a large smuggling problem, whereas countries in the south of Europe do. Cigarette smuggling is not caused principally by \"market forces\</meta:user-defined>
    <meta:user-defined meta:name="Mendeley_Bookmark_vkmG9wQFVx_16" meta:value-type="string">". It is mainly caused by fraud, by the illegal evasion of import duty. The cigarettes involved are not the cheap brands from southern European countries, for which there is no international market. It is the well-known international brands such as Marlbo</meta:user-defined>
    <meta:user-defined meta:name="Mendeley_Bookmark_vkmG9wQFVx_17" meta:value-type="string">ro and Winston. We propose much tighter regulation of cigarette trade, including an international transport convention, and a total ban on transit trade-sale by the manufacturers to dealers, who sell on to smugglers.", "issued": {"date-parts": [["1998"]]}</meta:user-defined>
    <meta:user-defined meta:name="Mendeley_Bookmark_vkmG9wQFVx_18" meta:value-type="string">, "DOI": "10.1136/tc.7.1.66", "author": [{"non-dropping-particle": "", "family": "Joossens", "dropping-particle": "", "parse-names": false, "given": "L", "suffix": ""}, {"non-dropping-particle": "", "family": "Raw", "dropping-particle": "", "parse-names":</meta:user-defined>
    <meta:user-defined meta:name="Mendeley_Bookmark_vkmG9wQFVx_19" meta:value-type="string"> false, "given": "M", "suffix": ""}], "PMID": "9706757", "page": "66-71", "container-title": "Tobacco control", "id": "ITEM-2", "volume": "7", "title": "Cigarette smuggling in Europe: who really benefits?", "issue": "1", "ISSN": "0964-4563"}, "id": "ITEM-</meta:user-defined>
    <meta:user-defined meta:name="Mendeley_Bookmark_vkmG9wQFVx_2" meta:value-type="string">s, &amp; Raw, 2010; Stoklosa &amp; Ross, 2014; Yurekli &amp; Zhang, 2000)", "plainTextFormattedCitation": "(L Joossens &amp; Raw, 1998; Luk Joossens, Merriman, Ross, &amp; Raw, 2010; Stoklosa &amp; Ross, 2014; Yurekli &amp; Zhang, 2000)"}, "schema": "https://github.com/citation-styl</meta:user-defined>
    <meta:user-defined meta:name="Mendeley_Bookmark_vkmG9wQFVx_20" meta:value-type="string">2"}, {"uris": ["http://www.mendeley.com/documents/?uuid=2170df0a-1cd3-46d2-82b9-3dd8c1580654"], "itemData": {"abstract": "OBJECTIVE: To compare two different methods for estimating the size of the illicit cigarette market with each other and to contrast t</meta:user-defined>
    <meta:user-defined meta:name="Mendeley_Bookmark_vkmG9wQFVx_21" meta:value-type="string">he estimates obtained by these two methods with the results of an industry-commissioned study. METHODS: We used two observational methods: collection of data from packs in smokers' personal possession, and collection of data from packs discarded on street</meta:user-defined>
    <meta:user-defined meta:name="Mendeley_Bookmark_vkmG9wQFVx_22" meta:value-type="string">s. The data were obtained in Warsaw, Poland in September 2011 and October 2011. We used tests of independence to compare the results based on the two methods, and to contrast those with the estimate from the industry-commissioned discarded pack collection</meta:user-defined>
    <meta:user-defined meta:name="Mendeley_Bookmark_vkmG9wQFVx_23" meta:value-type="string"> conducted in September 2011. RESULTS: We found that the proportions of cigarette packs classified as not intended for the Polish market estimated by our two methods were not statistically different. These estimates were 14.6% (95% CI 10.8% to 19.4%) usin</meta:user-defined>
    <meta:user-defined meta:name="Mendeley_Bookmark_vkmG9wQFVx_24" meta:value-type="string">g the survey data (N=400) and 15.6% (95% CI 13.2% to 18.4%) using the discarded pack data (N=754). The industry estimate (22.9%) was higher by nearly a half compared with our estimates, and this difference is statistically significant. CONCLUSIONS: Our fi</meta:user-defined>
    <meta:user-defined meta:name="Mendeley_Bookmark_vkmG9wQFVx_25" meta:value-type="string">ndings are consistent with previous evidence of the tobacco industry exaggerating the scope of illicit trade and with the general pattern of the industry manipulating evidence to mislead the debate on tobacco control policy in many countries. Collaboratio</meta:user-defined>
    <meta:user-defined meta:name="Mendeley_Bookmark_vkmG9wQFVx_26" meta:value-type="string">n between governments and the tobacco industry to estimate tobacco tax avoidance and evasion is likely to produce upward-biased estimates of illicit cigarette trade. If governments are presented with industry estimates, they should strictly require a disc</meta:user-defined>
    <meta:user-defined meta:name="Mendeley_Bookmark_vkmG9wQFVx_27" meta:value-type="string">losure of all methodological details and data used in generating these estimates, and should seek advice from independent experts.", "page": "e30-4", "type": "article-journal", "PMID": "23945214", "ISSN": "1468-3318 (Electronic)", "DOI": "10.1136/tobaccoc</meta:user-defined>
    <meta:user-defined meta:name="Mendeley_Bookmark_vkmG9wQFVx_28" meta:value-type="string">ontrol-2013-051099", "container-title": "Tobacco control", "id": "ITEM-3", "volume": "23", "title": "Contrasting academic and tobacco industry estimates of illicit cigarette trade: evidence from Warsaw, Poland.", "issue": "e1", "author": [{"non-dropping-p</meta:user-defined>
    <meta:user-defined meta:name="Mendeley_Bookmark_vkmG9wQFVx_29" meta:value-type="string">article": "", "family": "Stoklosa", "dropping-particle": "", "parse-names": false, "given": "Michal", "suffix": ""}, {"non-dropping-particle": "", "family": "Ross", "dropping-particle": "", "parse-names": false, "given": "Hana", "suffix": ""}], "issued": </meta:user-defined>
    <meta:user-defined meta:name="Mendeley_Bookmark_vkmG9wQFVx_3" meta:value-type="string">e-language/schema/raw/master/csl-citation.json", "properties": {"noteIndex": 0}, "citationItems": [{"uris": ["http://www.mendeley.com/documents/?uuid=3e5ef273-b280-465f-8ebd-19dfd0434801"], "itemData": {"type": "article-journal", "ISBN": "1057-9230", "abs</meta:user-defined>
    <meta:user-defined meta:name="Mendeley_Bookmark_vkmG9wQFVx_30" meta:value-type="string">{"date-parts": [["2014"]]}}, "id": "ITEM-3"}, {"uris": ["http://www.mendeley.com/documents/?uuid=529bf7cd-9743-46e9-aa10-44940b8df023"], "itemData": {"type": "article-journal", "ISBN": "978-2-914365-61-1", "abstract": "The purpose of this study was to upd</meta:user-defined>
    <meta:user-defined meta:name="Mendeley_Bookmark_vkmG9wQFVx_31" meta:value-type="string">ate global estimates of the illicit cigarette trade, based on recent data, and estimate how many lives could be saved by eliminating it and how much revenue governments would gain.", "issued": {"date-parts": [["2010"]]}, "DOI": "10.1111/j.1360-0443.2010.0</meta:user-defined>
    <meta:user-defined meta:name="Mendeley_Bookmark_vkmG9wQFVx_32" meta:value-type="string">3018.x", "author": [{"non-dropping-particle": "", "family": "Joossens", "dropping-particle": "", "parse-names": false, "given": "Luk", "suffix": ""}, {"non-dropping-particle": "", "family": "Merriman", "dropping-particle": "", "parse-names": false, "given</meta:user-defined>
    <meta:user-defined meta:name="Mendeley_Bookmark_vkmG9wQFVx_33" meta:value-type="string">": "David", "suffix": ""}, {"non-dropping-particle": "", "family": "Ross", "dropping-particle": "", "parse-names": false, "given": "Hana", "suffix": ""}, {"non-dropping-particle": "", "family": "Raw", "dropping-particle": "", "parse-names": false, "given"</meta:user-defined>
    <meta:user-defined meta:name="Mendeley_Bookmark_vkmG9wQFVx_34" meta:value-type="string">: "Martin", "suffix": ""}], "PMID": "20626371", "page": "1640-1649", "container-title": "Addiction", "id": "ITEM-4", "volume": "105", "title": "The impact of eliminating the global illicit cigarette trade on health and revenue", "issue": "9", "ISSN": "096</meta:user-defined>
    <meta:user-defined meta:name="Mendeley_Bookmark_vkmG9wQFVx_35" meta:value-type="string">52140"}, "id": "ITEM-4"}]}</meta:user-defined>
    <meta:user-defined meta:name="Mendeley_Bookmark_vkmG9wQFVx_4" meta:value-type="string">tract": "This study examines the impact of clean indoor-air laws and smuggling activities on states' per capita cigarette consumption and revenues by using a static demand model. The analysis was based on data for 50 states and the District of Columbia (D</meta:user-defined>
    <meta:user-defined meta:name="Mendeley_Bookmark_vkmG9wQFVx_5" meta:value-type="string">C) of the United Sates over the period 1970-1995. The estimated price elasticities of demand for cigarettes ranged from -0.48 to -0.62, indicating that a 10% increase in price would reduce consumption per capita by 4.8% to 6.2%. Anti-smoking laws had a si</meta:user-defined>
    <meta:user-defined meta:name="Mendeley_Bookmark_vkmG9wQFVx_6" meta:value-type="string">gnificant negative impact on per capita consumption. In 1995, consumption was reduced by 4.7 packs per capita among states with anti-smoking laws, or 1.1 billion fewer packs of cigarettes consumed. Both short-distance smuggling between neighbouring states</meta:user-defined>
    <meta:user-defined meta:name="Mendeley_Bookmark_vkmG9wQFVx_7" meta:value-type="string"> and long-distance smuggling from Kentucky, North Carolina and Virginia existed and were significant. Smuggling activities from military bases and Indian reservations, however, were not significant. On average, 6% of states' tax revenues were lost due to </meta:user-defined>
    <meta:user-defined meta:name="Mendeley_Bookmark_vkmG9wQFVx_8" meta:value-type="string">smuggling activities in 1995. Results also showed that short-distance smuggling was less important than long-distance smuggling as a source of the revenue loss.", "issued": {"date-parts": [["2000"]]}, "DOI": "10.1002/(SICI)1099-1050(200003)9:2&lt;159::AID-HE</meta:user-defined>
    <meta:user-defined meta:name="Mendeley_Bookmark_vkmG9wQFVx_9" meta:value-type="string">C499&gt;3.0.CO;2-T", "author": [{"non-dropping-particle": "", "family": "Yurekli", "dropping-particle": "", "parse-names": false, "given": "Ayda A.", "suffix": ""}, {"non-dropping-particle": "", "family": "Zhang", "dropping-particle": "", "parse-names": fals</meta:user-defined>
    <meta:user-defined meta:name="Mendeley_Bookmark_wmvbVrwRUw_1" meta:value-type="string">ADDIN CSL_CITATION {"mendeley": {"formattedCitation": "(Snijders &amp; Borgatti, 1999)", "previouslyFormattedCitation": "(Snijders &amp; Borgatti, 1999)", "plainTextFormattedCitation": "(Snijders &amp; Borgatti, 1999)"}, "schema": "https://github.com/citation-style-l</meta:user-defined>
    <meta:user-defined meta:name="Mendeley_Bookmark_wmvbVrwRUw_2" meta:value-type="string">anguage/schema/raw/master/csl-citation.json", "properties": {"noteIndex": 0}, "citationItems": [{"uris": ["http://www.mendeley.com/documents/?uuid=26bbd071-662c-4f0a-a956-675b42fcbb8d"], "itemData": {"page": "1-10", "container-title": "Connections", "id":</meta:user-defined>
    <meta:user-defined meta:name="Mendeley_Bookmark_wmvbVrwRUw_3" meta:value-type="string"> "ITEM-1", "abstract": "Two procedures are proposed for calculating standard errors for network statistics. Both are based on resampling of vertices: the first follows the bootstrap approach, the second the jackknife approach. In addition, we demonstrate </meta:user-defined>
    <meta:user-defined meta:name="Mendeley_Bookmark_wmvbVrwRUw_4" meta:value-type="string">how to use these estimated standard errors to compare statistics using an approximate t-test and how statistics can also be compared by another bootstrap approach that is not based on approximate normality.", "title": "Non-Parametric Standard Errors and T</meta:user-defined>
    <meta:user-defined meta:name="Mendeley_Bookmark_wmvbVrwRUw_5" meta:value-type="string">ests for Network Statistics", "issue": "2", "type": "article-journal", "issued": {"date-parts": [["1999"]]}, "author": [{"non-dropping-particle": "", "family": "Snijders", "dropping-particle": "", "parse-names": false, "given": "Tom A B", "suffix": ""}, {</meta:user-defined>
    <meta:user-defined meta:name="Mendeley_Bookmark_wmvbVrwRUw_6" meta:value-type="string">"non-dropping-particle": "", "family": "Borgatti", "dropping-particle": "", "parse-names": false, "given": "Stephen P", "suffix": ""}], "volume": "22"}, "id": "ITEM-1"}]}</meta:user-defined>
    <meta:user-defined meta:name="Mendeley_Bookmark_xBirudZtIR_1" meta:value-type="string">ADDIN CSL_CITATION {"mendeley": {"formattedCitation": "(Valente, 1995)", "previouslyFormattedCitation": "(Valente, 1995)", "plainTextFormattedCitation": "(Valente, 1995)"}, "schema": "https://github.com/citation-style-language/schema/raw/master/csl-citati</meta:user-defined>
    <meta:user-defined meta:name="Mendeley_Bookmark_xBirudZtIR_2" meta:value-type="string">on.json", "properties": {"noteIndex": 0}, "citationItems": [{"uris": ["http://www.mendeley.com/documents/?uuid=05552744-7c3b-4f30-a62d-cb53cd63f105"], "itemData": {"type": "book", "ISBN": "9781881303213", "id": "ITEM-1", "publisher": "Hampton Press", "tit</meta:user-defined>
    <meta:user-defined meta:name="Mendeley_Bookmark_xBirudZtIR_3" meta:value-type="string">le": "Network models of the diffusion of innovations", "issued": {"date-parts": [["1995"]]}, "edition": "2", "author": [{"non-dropping-particle": "", "family": "Valente", "dropping-particle": "", "parse-names": false, "given": "Thomas W.", "suffix": ""}],</meta:user-defined>
    <meta:user-defined meta:name="Mendeley_Bookmark_xBirudZtIR_4" meta:value-type="string"> "publisher-place": "Cresskill N.J."}, "id": "ITEM-1"}]}</meta:user-defined>
    <meta:user-defined meta:name="Mendeley_Bookmark_xjfj3qFy6w_1" meta:value-type="string">ADDIN CSL_CITATION {"mendeley": {"formattedCitation": "(Imbens &amp; Wooldridge, 2009)", "previouslyFormattedCitation": "(Imbens &amp; Wooldridge, 2009)", "plainTextFormattedCitation": "(Imbens &amp; Wooldridge, 2009)"}, "schema": "https://github.com/citation-style-l</meta:user-defined>
    <meta:user-defined meta:name="Mendeley_Bookmark_xjfj3qFy6w_2" meta:value-type="string">anguage/schema/raw/master/csl-citation.json", "properties": {"noteIndex": 0}, "citationItems": [{"uris": ["http://www.mendeley.com/documents/?uuid=68b9fcb1-8c6b-4a8d-9324-c1c541dea77d"], "itemData": {"type": "article-journal", "ISBN": "00220515", "abstrac</meta:user-defined>
    <meta:user-defined meta:name="Mendeley_Bookmark_xjfj3qFy6w_3" meta:value-type="string">t": "Many empirical questions in economics and other social sciences depend on causal effects of programs or policies. In the last two decades, much research has been done on the econometric and statistical analysis of such causal effects. This recent the</meta:user-defined>
    <meta:user-defined meta:name="Mendeley_Bookmark_xjfj3qFy6w_4" meta:value-type="string">oretical literature has built on, and combined features of, earlier work in both the statistics and econometrics literatures. It has by now reached a level of maturity that makes it an important tool in many areas of empirical research in economics, inclu</meta:user-defined>
    <meta:user-defined meta:name="Mendeley_Bookmark_xjfj3qFy6w_5" meta:value-type="string">ding labor economics, public finance, development economics, industrial organization, and other areas of empirical microeconomics. In this review, we discuss some of the recent developments. We focus primarily on practical issues for empirical researchers</meta:user-defined>
    <meta:user-defined meta:name="Mendeley_Bookmark_xjfj3qFy6w_6" meta:value-type="string">, as well as provide a historical overview of the area and give references to more technical research.", "issued": {"date-parts": [["2009"]]}, "DOI": "10.1257/jel.47.1.5", "author": [{"non-dropping-particle": "", "family": "Imbens", "dropping-particle": "</meta:user-defined>
    <meta:user-defined meta:name="Mendeley_Bookmark_xjfj3qFy6w_7" meta:value-type="string">", "parse-names": false, "given": "Guido W", "suffix": ""}, {"non-dropping-particle": "", "family": "Wooldridge", "dropping-particle": "", "parse-names": false, "given": "Jeffrey M", "suffix": ""}], "PMID": "213233919", "page": "5-86", "container-title": </meta:user-defined>
    <meta:user-defined meta:name="Mendeley_Bookmark_xjfj3qFy6w_8" meta:value-type="string">"Journal of Economic Literature", "id": "ITEM-1", "volume": "47", "title": "Recent Developments in the Econometrics of Program Evaluation", "issue": "1", "ISSN": "0022-0515"}, "id": "ITEM-1"}]}</meta:user-defined>
    <meta:user-defined meta:name="Mendeley_Bookmark_z6yY4cqSiA_1" meta:value-type="string">ADDIN CSL_CITATION {"mendeley": {"formattedCitation": "(Putnam, 2016)", "previouslyFormattedCitation": "(Putnam, 2016)", "plainTextFormattedCitation": "(Putnam, 2016)"}, "schema": "https://github.com/citation-style-language/schema/raw/master/csl-citation.</meta:user-defined>
    <meta:user-defined meta:name="Mendeley_Bookmark_z6yY4cqSiA_2" meta:value-type="string">json", "properties": {"noteIndex": 0}, "citationItems": [{"uris": ["http://www.mendeley.com/documents/?uuid=cde1f030-74b8-4c7a-9480-f303ab79a11b"], "itemData": {"page": "427-460", "title": "International Organization Foundation Diplomacy and Domestic Poli</meta:user-defined>
    <meta:user-defined meta:name="Mendeley_Bookmark_z6yY4cqSiA_3" meta:value-type="string">tics : The Logic of Two-Level Games Author ( s ): Robert D . Putnam Published by : The MIT Press Stable URL : http://www.jstor.org/stable/2706785 Accessed : 08-07-2016 21 : 06 UTC Your use o", "id": "ITEM-1", "volume": "42", "issue": "3", "type": "article</meta:user-defined>
    <meta:user-defined meta:name="Mendeley_Bookmark_z6yY4cqSiA_4" meta:value-type="string">-journal", "issued": {"date-parts": [["2016"]]}, "author": [{"non-dropping-particle": "", "family": "Putnam", "dropping-particle": "", "parse-names": false, "given": "Robert D", "suffix": ""}]}, "id": "ITEM-1"}]}</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